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P425" style:family="paragraph" style:parent-style-name="Standard">
      <style:paragraph-properties fo:break-before="auto" fo:line-height="115%" style:writing-mode="lr-tb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T435_31" style:family="text"/>
    <style:style style:name="T435_32" style:family="text"/>
    <style:style style:name="T435_33" style:family="text"/>
    <style:style style:name="T435_34" style:family="text"/>
    <style:style style:name="T435_35" style:family="text"/>
    <style:style style:name="T435_36" style:family="text"/>
    <style:style style:name="T435_37" style:family="text"/>
    <style:style style:name="T435_38" style:family="text"/>
    <style:style style:name="T435_39" style:family="text"/>
    <style:style style:name="T435_4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T479_20" style:family="text"/>
    <style:style style:name="T479_21" style:family="text"/>
    <style:style style:name="T479_22" style:family="text"/>
    <style:style style:name="T479_23" style:family="text"/>
    <style:style style:name="T479_24" style:family="text"/>
    <style:style style:name="T479_25" style:family="text"/>
    <style:style style:name="T479_26" style:family="text"/>
    <style:style style:name="T479_27" style:family="text"/>
    <style:style style:name="T479_28" style:family="text"/>
    <style:style style:name="T479_29" style:family="text"/>
    <style:style style:name="T479_30" style:family="text"/>
    <style:style style:name="T479_31" style:family="text"/>
    <style:style style:name="T479_32" style:family="text"/>
    <style:style style:name="T479_33" style:family="text"/>
    <style:style style:name="T479_34" style:family="text"/>
    <style:style style:name="T479_35" style:family="text"/>
    <style:style style:name="T479_36" style:family="text"/>
    <style:style style:name="T479_37" style:family="text"/>
    <style:style style:name="T479_38" style:family="text"/>
    <style:style style:name="T479_39" style:family="text"/>
    <style:style style:name="T479_40" style:family="text"/>
    <style:style style:name="T479_41" style:family="text"/>
    <style:style style:name="T479_42" style:family="text"/>
    <style:style style:name="T479_43" style:family="text"/>
    <style:style style:name="T479_44" style:family="text"/>
    <style:style style:name="T479_45" style:family="text"/>
    <style:style style:name="T479_46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T485_12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T495_25" style:family="text"/>
    <style:style style:name="T495_26" style:family="text"/>
    <style:style style:name="T495_27" style:family="text"/>
    <style:style style:name="T495_28" style:family="text"/>
    <style:style style:name="T495_29" style:family="text"/>
    <style:style style:name="T495_30" style:family="text"/>
    <style:style style:name="T495_31" style:family="text"/>
    <style:style style:name="T495_32" style:family="text"/>
    <style:style style:name="T495_33" style:family="text"/>
    <style:style style:name="T495_34" style:family="text"/>
    <style:style style:name="T495_35" style:family="text"/>
    <style:style style:name="T495_36" style:family="text"/>
    <style:style style:name="T495_37" style:family="text"/>
    <style:style style:name="T495_38" style:family="text"/>
    <style:style style:name="T495_39" style:family="text"/>
    <style:style style:name="T495_40" style:family="text"/>
    <style:style style:name="T495_41" style:family="text"/>
    <style:style style:name="T495_42" style:family="text"/>
    <style:style style:name="T495_43" style:family="text"/>
    <style:style style:name="T495_44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P505" style:family="paragraph" style:parent-style-name="Standard">
      <style:paragraph-properties fo:break-before="auto" fo:line-height="115%" style:writing-mode="lr-tb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T532_17" style:family="text"/>
    <style:style style:name="T532_18" style:family="text"/>
    <style:style style:name="T532_19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P541" style:family="paragraph" style:parent-style-name="Standard">
      <style:paragraph-properties fo:break-before="auto" fo:line-height="115%" style:writing-mode="lr-tb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T543_25" style:family="text"/>
    <style:style style:name="T543_26" style:family="text"/>
    <style:style style:name="T543_27" style:family="text"/>
    <style:style style:name="T543_28" style:family="text"/>
    <style:style style:name="T543_29" style:family="text"/>
    <style:style style:name="T543_30" style:family="text"/>
    <style:style style:name="T543_31" style:family="text"/>
    <style:style style:name="T543_32" style:family="text"/>
    <style:style style:name="T543_33" style:family="text"/>
    <style:style style:name="T543_34" style:family="text"/>
    <style:style style:name="T543_35" style:family="text"/>
    <style:style style:name="T543_36" style:family="text"/>
    <style:style style:name="T543_37" style:family="text"/>
    <style:style style:name="T543_38" style:family="text"/>
    <style:style style:name="T543_39" style:family="text"/>
    <style:style style:name="T543_40" style:family="text"/>
    <style:style style:name="T543_41" style:family="text"/>
    <style:style style:name="T543_42" style:family="text"/>
    <style:style style:name="T543_43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T580_14" style:family="text"/>
    <style:style style:name="T580_15" style:family="text"/>
    <style:style style:name="T580_16" style:family="text"/>
    <style:style style:name="T580_17" style:family="text"/>
    <style:style style:name="T580_18" style:family="text"/>
    <style:style style:name="T580_19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P585" style:family="paragraph" style:parent-style-name="Standard">
      <style:paragraph-properties fo:break-before="auto" fo:line-height="115%" style:writing-mode="lr-tb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T605_12" style:family="text"/>
    <style:style style:name="T605_13" style:family="text"/>
    <style:style style:name="T605_14" style:family="text"/>
    <style:style style:name="T605_15" style:family="text"/>
    <style:style style:name="T605_16" style:family="text"/>
    <style:style style:name="T605_17" style:family="text"/>
    <style:style style:name="T605_18" style:family="text"/>
    <style:style style:name="T605_19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P620" style:family="paragraph" style:parent-style-name="Standard">
      <style:paragraph-properties fo:break-before="auto" fo:line-height="115%" style:writing-mode="lr-tb"/>
    </style:style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15%" style:writing-mode="lr-tb"/>
    </style:style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Standard">
      <style:paragraph-properties fo:break-before="auto" fo:line-height="115%" style:writing-mode="lr-tb"/>
    </style:style>
    <style:style style:name="P627" style:family="paragraph" style:parent-style-name="Standard">
      <style:paragraph-properties fo:break-before="auto" fo:line-height="115%" style:writing-mode="lr-tb"/>
    </style:style>
    <style:style style:name="P628" style:family="paragraph" style:parent-style-name="Standard">
      <style:paragraph-properties fo:break-before="auto" fo:line-height="115%" style:writing-mode="lr-tb"/>
    </style:style>
    <style:style style:name="P629" style:family="paragraph" style:parent-style-name="Standard">
      <style:paragraph-properties fo:break-before="auto" fo:line-height="115%" style:writing-mode="lr-tb"/>
    </style:style>
    <style:style style:name="P6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TOO</text:span><text:span text:style-name="T17_10"><text:s/></text:span><text:span text:style-name="T17_11">LONG</text:span><text:span text:style-name="T17_12"><text:s/></text:span><text:span text:style-name="T17_13">FACTOID</text:span><text:span text:style-name="T17_14"><text:s/></text:span><text:span text:style-name="T17_15">WALLET</text:span><text:span text:style-name="T17_16"><text:s/></text:span><text:span text:style-name="T17_17">ADDRESS</text:span><text:span text:style-name="T17_18"><text:s/></text:span><text:span text:style-name="T17_19">NAME</text:span><text:span text:style-name="T17_20"><text:s text:c="2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factoid</text:span><text:span text:style-name="T18_10">-</text:span><text:span text:style-name="T18_11">wallet</text:span><text:span text:style-name="T18_12">-</text:span><text:span text:style-name="T18_13">address</text:span><text:span text:style-name="T18_14">-</text:span><text:span text:style-name="T18_15">name</text:span><text:span text:style-name="T18_16">890123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$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'$</text:span><text:span text:style-name="T21_9">F</text:span><text:span text:style-name="T21_10">01'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FACTOID</text:span><text:span text:style-name="T23_10"><text:s/></text:span><text:span text:style-name="T23_11">WALLET</text:span><text:span text:style-name="T23_12"><text:s/></text:span><text:span text:style-name="T23_13">ADDRESS</text:span><text:span text:style-name="T23_14"><text:s/></text:span><text:span text:style-name="T23_15">NAME</text:span><text:span text:style-name="T23_16"><text:s/></text:span><text:span text:style-name="T23_17">STARTING</text:span><text:span text:style-name="T23_18"><text:s/></text:span><text:span text:style-name="T23_19">WITH</text:span><text:span text:style-name="T23_20"><text:s/>'"/"'<text:s text:c="3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"'/</text:span><text:span text:style-name="T24_9">F</text:span><text:span text:style-name="T24_10">02'"</text:span></text:p>
      <text:p text:style-name="P25"><text:span text:style-name="T25_1">echo</text:span></text:p>
      <text:p text:style-name="P26"><text:span text:style-name="T26_1">echo</text:span><text:span text:style-name="T26_2"><text:s/>1.1.1.5<text:s/></text:span><text:span text:style-name="T26_3">TRY</text:span><text:span text:style-name="T26_4"><text:s/></text:span><text:span text:style-name="T26_5">TO</text:span><text:span text:style-name="T26_6"><text:s/></text:span><text:span text:style-name="T26_7">CREATE</text:span><text:span text:style-name="T26_8"><text:s/></text:span><text:span text:style-name="T26_9">FACTOID</text:span><text:span text:style-name="T26_10"><text:s/></text:span><text:span text:style-name="T26_11">WALLET</text:span><text:span text:style-name="T26_12"><text:s/></text:span><text:span text:style-name="T26_13">ADDRESS</text:span><text:span text:style-name="T26_14"><text:s/></text:span><text:span text:style-name="T26_15">NAME</text:span><text:span text:style-name="T26_16"><text:s/></text:span><text:span text:style-name="T26_17">CONTAINING</text:span><text:span text:style-name="T26_18"><text:s/>'"~"'<text:s text:c="3"/><text:tab/><text:s/>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generateaddress</text:span><text:span text:style-name="T27_6"><text:s/></text:span><text:span text:style-name="T27_7">fct</text:span><text:span text:style-name="T27_8"><text:s/>"'</text:span><text:span text:style-name="T27_9">F</text:span><text:span text:style-name="T27_10">~02'"</text:span></text:p>
      <text:p text:style-name="P28"><text:span text:style-name="T28_1">echo</text:span></text:p>
      <text:p text:style-name="P29"><text:span text:style-name="T29_1">echo</text:span><text:span text:style-name="T29_2"><text:s/>1.1.1.6<text:s/></text:span><text:span text:style-name="T29_3">TRY</text:span><text:span text:style-name="T29_4"><text:s/></text:span><text:span text:style-name="T29_5">TO</text:span><text:span text:style-name="T29_6"><text:s/></text:span><text:span text:style-name="T29_7">CREATE</text:span><text:span text:style-name="T29_8"><text:s/></text:span><text:span text:style-name="T29_9">FACTOID</text:span><text:span text:style-name="T29_10"><text:s/></text:span><text:span text:style-name="T29_11">WALLET</text:span><text:span text:style-name="T29_12"><text:s/></text:span><text:span text:style-name="T29_13">ADDRESS</text:span><text:span text:style-name="T29_14"><text:s/></text:span><text:span text:style-name="T29_15">NAME</text:span><text:span text:style-name="T29_16"><text:s/></text:span><text:span text:style-name="T29_17">ENDING</text:span><text:span text:style-name="T29_18"><text:s/></text:span><text:span text:style-name="T29_19">WITH</text:span><text:span text:style-name="T29_20"><text:s/>'"~"'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nerateaddress</text:span><text:span text:style-name="T30_6"><text:s/></text:span><text:span text:style-name="T30_7">fct</text:span><text:span text:style-name="T30_8"><text:s/>"'</text:span><text:span text:style-name="T30_9">F</text:span><text:span text:style-name="T30_10">02!'"</text:span></text:p>
      <text:p text:style-name="P31"><text:span text:style-name="T31_1">echo</text:span></text:p>
      <text:p text:style-name="P32"><text:span text:style-name="T32_1">echo</text:span><text:span text:style-name="T32_2"><text:s/>1.1.1.7<text:s/></text:span><text:span text:style-name="T32_3">TRY</text:span><text:span text:style-name="T32_4"><text:s/></text:span><text:span text:style-name="T32_5">TO</text:span><text:span text:style-name="T32_6"><text:s/></text:span><text:span text:style-name="T32_7">CREATE</text:span><text:span text:style-name="T32_8"><text:s/></text:span><text:span text:style-name="T32_9">FACTOID</text:span><text:span text:style-name="T32_10"><text:s/></text:span><text:span text:style-name="T32_11">WALLET</text:span><text:span text:style-name="T32_12"><text:s/></text:span><text:span text:style-name="T32_13">ADDRESS</text:span><text:span text:style-name="T32_14"><text:s/></text:span><text:span text:style-name="T32_15">NAME</text:span><text:span text:style-name="T32_16"><text:s/></text:span><text:span text:style-name="T32_17">STARTING</text:span><text:span text:style-name="T32_18"><text:s/></text:span><text:span text:style-name="T32_19">WITH</text:span><text:span text:style-name="T32_20"><text:s/>"@"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generateaddress</text:span><text:span text:style-name="T33_6"><text:s/></text:span><text:span text:style-name="T33_7">fct</text:span><text:span text:style-name="T33_8"><text:s/>"'@</text:span><text:span text:style-name="T33_9">F</text:span><text:span text:style-name="T33_10">02'"</text:span></text:p>
      <text:p text:style-name="P34"><text:span text:style-name="T34_1">echo</text:span></text:p>
      <text:p text:style-name="P35"><text:span text:style-name="T35_1">echo</text:span><text:span text:style-name="T35_2"><text:s/>1.1.1.8<text:s/></text:span><text:span text:style-name="T35_3">TRY</text:span><text:span text:style-name="T35_4"><text:s/></text:span><text:span text:style-name="T35_5">TO</text:span><text:span text:style-name="T35_6"><text:s/></text:span><text:span text:style-name="T35_7">CREATE</text:span><text:span text:style-name="T35_8"><text:s/></text:span><text:span text:style-name="T35_9">FACTOID</text:span><text:span text:style-name="T35_10"><text:s/></text:span><text:span text:style-name="T35_11">WALLET</text:span><text:span text:style-name="T35_12"><text:s/></text:span><text:span text:style-name="T35_13">ADDRESS</text:span><text:span text:style-name="T35_14"><text:s/></text:span><text:span text:style-name="T35_15">NAME</text:span><text:span text:style-name="T35_16"><text:s/></text:span><text:span text:style-name="T35_17">CONTAINING</text:span><text:span text:style-name="T35_18"><text:s/>"#"<text:s text:c="3"/><text:tab/><text:s/>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generateaddress</text:span><text:span text:style-name="T36_6"><text:s/></text:span><text:span text:style-name="T36_7">fct</text:span><text:span text:style-name="T36_8"><text:s/>"'</text:span><text:span text:style-name="T36_9">F</text:span><text:span text:style-name="T36_10">#02'"</text:span></text:p>
      <text:p text:style-name="P37"><text:span text:style-name="T37_1">echo</text:span></text:p>
      <text:p text:style-name="P38"><text:span text:style-name="T38_1">echo</text:span><text:span text:style-name="T38_2"><text:s/>1.1.1.9<text:s/></text:span><text:span text:style-name="T38_3">TRY</text:span><text:span text:style-name="T38_4"><text:s/></text:span><text:span text:style-name="T38_5">TO</text:span><text:span text:style-name="T38_6"><text:s/></text:span><text:span text:style-name="T38_7">CREATE</text:span><text:span text:style-name="T38_8"><text:s/></text:span><text:span text:style-name="T38_9">FACTOID</text:span><text:span text:style-name="T38_10"><text:s/></text:span><text:span text:style-name="T38_11">WALLET</text:span><text:span text:style-name="T38_12"><text:s/></text:span><text:span text:style-name="T38_13">ADDRESS</text:span><text:span text:style-name="T38_14"><text:s/></text:span><text:span text:style-name="T38_15">NAME</text:span><text:span text:style-name="T38_16"><text:s/></text:span><text:span text:style-name="T38_17">ENDING</text:span><text:span text:style-name="T38_18"><text:s/></text:span><text:span text:style-name="T38_19">WITH</text:span><text:span text:style-name="T38_20"><text:s/>"%"<text:s text:c="3"/><text:tab/><text:s/>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generateaddress</text:span><text:span text:style-name="T39_6"><text:s/></text:span><text:span text:style-name="T39_7">fct</text:span><text:span text:style-name="T39_8"><text:s/>"'</text:span><text:span text:style-name="T39_9">F</text:span><text:span text:style-name="T39_10">02%'"</text:span></text:p>
      <text:p text:style-name="P40"><text:span text:style-name="T40_1">echo</text:span></text:p>
      <text:p text:style-name="P41"><text:span text:style-name="T41_1">echo</text:span><text:span text:style-name="T41_2"><text:s/>1.1.1.10<text:s/></text:span><text:span text:style-name="T41_3">TRY</text:span><text:span text:style-name="T41_4"><text:s/></text:span><text:span text:style-name="T41_5">TO</text:span><text:span text:style-name="T41_6"><text:s/></text:span><text:span text:style-name="T41_7">CREATE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STARTING</text:span><text:span text:style-name="T41_18"><text:s/></text:span><text:span text:style-name="T41_19">WITH</text:span><text:span text:style-name="T41_20"><text:s/>"^"<text:s text:c="3"/><text:tab/><text:s/>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generateaddress</text:span><text:span text:style-name="T42_6"><text:s/></text:span><text:span text:style-name="T42_7">fct</text:span><text:span text:style-name="T42_8"><text:s/>"'^</text:span><text:span text:style-name="T42_9">F</text:span><text:span text:style-name="T42_10">02'"</text:span></text:p>
      <text:p text:style-name="P43"><text:span text:style-name="T43_1">echo</text:span></text:p>
      <text:p text:style-name="P44"><text:span text:style-name="T44_1">echo</text:span><text:span text:style-name="T44_2"><text:s/>1.1.1.11<text:s/></text:span><text:span text:style-name="T44_3">TRY</text:span><text:span text:style-name="T44_4"><text:s/></text:span><text:span text:style-name="T44_5">TO</text:span><text:span text:style-name="T44_6"><text:s/></text:span><text:span text:style-name="T44_7">CREATE</text:span><text:span text:style-name="T44_8"><text:s/></text:span><text:span text:style-name="T44_9">FACTOID</text:span><text:span text:style-name="T44_10"><text:s/></text:span><text:span text:style-name="T44_11">WALLET</text:span><text:span text:style-name="T44_12"><text:s/></text:span><text:span text:style-name="T44_13">ADDRESS</text:span><text:span text:style-name="T44_14"><text:s/></text:span><text:span text:style-name="T44_15">NAME</text:span><text:span text:style-name="T44_16"><text:s/></text:span><text:span text:style-name="T44_17">CONTAINING</text:span><text:span text:style-name="T44_18"><text:s/>"&amp;"<text:s text:c="3"/><text:tab/><text:s/>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generateaddress</text:span><text:span text:style-name="T45_6"><text:s/></text:span><text:span text:style-name="T45_7">fct</text:span><text:span text:style-name="T45_8"><text:s/>"'</text:span><text:span text:style-name="T45_9">F</text:span><text:span text:style-name="T45_10">&amp;02'"</text:span></text:p>
      <text:p text:style-name="P46"><text:span text:style-name="T46_1">echo</text:span></text:p>
      <text:p text:style-name="P47"><text:span text:style-name="T47_1">echo</text:span><text:span text:style-name="T47_2"><text:s/>1.1.1.12<text:s/></text:span><text:span text:style-name="T47_3">TRY</text:span><text:span text:style-name="T47_4"><text:s/></text:span><text:span text:style-name="T47_5">TO</text:span><text:span text:style-name="T47_6"><text:s/></text:span><text:span text:style-name="T47_7">CREATE</text:span><text:span text:style-name="T47_8"><text:s/></text:span><text:span text:style-name="T47_9">FACTOID</text:span><text:span text:style-name="T47_10"><text:s/></text:span><text:span text:style-name="T47_11">WALLET</text:span><text:span text:style-name="T47_12"><text:s/></text:span><text:span text:style-name="T47_13">ADDRESS</text:span><text:span text:style-name="T47_14"><text:s/></text:span><text:span text:style-name="T47_15">NAME</text:span><text:span text:style-name="T47_16"><text:s/></text:span><text:span text:style-name="T47_17">ENDING</text:span><text:span text:style-name="T47_18"><text:s/></text:span><text:span text:style-name="T47_19">WITH</text:span><text:span text:style-name="T47_20"><text:s/>"*"<text:s text:c="3"/><text:tab/><text:s/>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generateaddress</text:span><text:span text:style-name="T48_6"><text:s/></text:span><text:span text:style-name="T48_7">fct</text:span><text:span text:style-name="T48_8"><text:s/>"'</text:span><text:span text:style-name="T48_9">F</text:span><text:span text:style-name="T48_10">02*'"</text:span></text:p>
      <text:p text:style-name="P49"><text:span text:style-name="T49_1">echo</text:span></text:p>
      <text:p text:style-name="P50"><text:span text:style-name="T50_1">echo</text:span><text:span text:style-name="T50_2"><text:s/>1.1.1.13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FACTOID</text:span><text:span text:style-name="T50_10"><text:s/></text:span><text:span text:style-name="T50_11">WALLET</text:span><text:span text:style-name="T50_12"><text:s/></text:span><text:span text:style-name="T50_13">ADDRESS</text:span><text:span text:style-name="T50_14"><text:s/></text:span><text:span text:style-name="T50_15">NAME</text:span><text:span text:style-name="T50_16"><text:s/></text:span><text:span text:style-name="T50_17">CONTAINING</text:span><text:span text:style-name="T50_18"><text:s/>"()"<text:s text:c="3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"'(</text:span><text:span text:style-name="T51_9">F</text:span><text:span text:style-name="T51_10">02)'"</text:span></text:p>
      <text:p text:style-name="P52"><text:span text:style-name="T52_1">echo</text:span></text:p>
      <text:p text:style-name="P53"><text:span text:style-name="T53_1">echo</text:span><text:span text:style-name="T53_2"><text:s/>1.1.1.14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"+"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"'+</text:span><text:span text:style-name="T54_9">F</text:span><text:span text:style-name="T54_10">02'"</text:span></text:p>
      <text:p text:style-name="P55"><text:span text:style-name="T55_1">echo</text:span></text:p>
      <text:p text:style-name="P56"><text:span text:style-name="T56_1">echo</text:span><text:span text:style-name="T56_2"><text:s/>1.1.1.15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CONTAINING</text:span><text:span text:style-name="T56_18"><text:s/>"="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</text:span><text:span text:style-name="T57_9">F</text:span><text:span text:style-name="T57_10">=02'"</text:span></text:p>
      <text:p text:style-name="P58"><text:span text:style-name="T58_1">echo</text:span></text:p>
      <text:p text:style-name="P59"><text:span text:style-name="T59_1">echo</text:span><text:span text:style-name="T59_2"><text:s/>1.1.1.16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"{}"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{</text:span><text:span text:style-name="T60_9">F</text:span><text:span text:style-name="T60_10">02}'"</text:span></text:p>
      <text:p text:style-name="P61"><text:span text:style-name="T61_1">echo</text:span></text:p>
      <text:p text:style-name="P62"><text:span text:style-name="T62_1">echo</text:span><text:span text:style-name="T62_2"><text:s/>1.1.1.17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CONTAINING</text:span><text:span text:style-name="T62_18"><text:s/>"[]"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[</text:span><text:span text:style-name="T63_9">F</text:span><text:span text:style-name="T63_10">02]'"</text:span></text:p>
      <text:p text:style-name="P64"><text:span text:style-name="T64_1">echo</text:span></text:p>
      <text:p text:style-name="P65"><text:span text:style-name="T65_1">echo</text:span><text:span text:style-name="T65_2"><text:s/>1.1.1.18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ENDING</text:span><text:span text:style-name="T65_18"><text:s/></text:span><text:span text:style-name="T65_19">WITH</text:span><text:span text:style-name="T65_20"><text:s/>"|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</text:span><text:span text:style-name="T66_9">F</text:span><text:span text:style-name="T66_10">02|'"</text:span></text:p>
      <text:p text:style-name="P67"><text:span text:style-name="T67_1">echo</text:span></text:p>
      <text:p text:style-name="P68"><text:span text:style-name="T68_1">echo</text:span><text:span text:style-name="T68_2"><text:s/>1.1.1.19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STARTING</text:span><text:span text:style-name="T68_18"><text:s/></text:span><text:span text:style-name="T68_19">WITH</text:span><text:span text:style-name="T68_20"><text:s/>":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:</text:span><text:span text:style-name="T69_9">F</text:span><text:span text:style-name="T69_10">02'"</text:span></text:p>
      <text:p text:style-name="P70"><text:span text:style-name="T70_1">echo</text:span></text:p>
      <text:p text:style-name="P71"><text:span text:style-name="T71_1">echo</text:span><text:span text:style-name="T71_2"><text:s/>1.1.1.20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CONTAINING</text:span><text:span text:style-name="T71_18"><text:s/>";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;02'"</text:span></text:p>
      <text:p text:style-name="P73"><text:span text:style-name="T73_1">echo</text:span></text:p>
      <text:p text:style-name="P74"><text:span text:style-name="T74_1">echo</text:span><text:span text:style-name="T74_2"><text:s/>1.1.1.21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ENDING</text:span><text:span text:style-name="T74_18"><text:s/></text:span><text:span text:style-name="T74_19">WITH</text:span><text:span text:style-name="T74_20"><text:s/>"\"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</text:span><text:span text:style-name="T75_9">F</text:span><text:span text:style-name="T75_10">02\"'"</text:span></text:p>
      <text:p text:style-name="P76"><text:span text:style-name="T76_1">echo</text:span></text:p>
      <text:p text:style-name="P77"><text:span text:style-name="T77_1">echo</text:span><text:span text:style-name="T77_2"><text:s/>1.1.1.22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STARTING</text:span><text:span text:style-name="T77_18"><text:s/></text:span><text:span text:style-name="T77_19">WITH</text:span><text:span text:style-name="T77_20"><text:s/>"'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'</text:span><text:span text:style-name="T78_9">F</text:span><text:span text:style-name="T78_10">02'"</text:span></text:p>
      <text:p text:style-name="P79"><text:span text:style-name="T79_1">echo</text:span></text:p>
      <text:p text:style-name="P80"><text:span text:style-name="T80_1">echo</text:span><text:span text:style-name="T80_2"><text:s/>1.1.1.23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CONTAINING</text:span><text:span text:style-name="T80_18"><text:s/>"&lt;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&lt;02'"</text:span></text:p>
      <text:p text:style-name="P82"><text:span text:style-name="T82_1">echo</text:span></text:p>
      <text:p text:style-name="P83"><text:span text:style-name="T83_1">echo</text:span><text:span text:style-name="T83_2"><text:s/>1.1.1.24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ENDING</text:span><text:span text:style-name="T83_18"><text:s/></text:span><text:span text:style-name="T83_19">WITH</text:span><text:span text:style-name="T83_20"><text:s/>",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</text:span><text:span text:style-name="T84_9">F</text:span><text:span text:style-name="T84_10">02,'"</text:span></text:p>
      <text:p text:style-name="P85"><text:span text:style-name="T85_1">echo</text:span></text:p>
      <text:p text:style-name="P86"><text:span text:style-name="T86_1">echo</text:span><text:span text:style-name="T86_2"><text:s/>1.1.1.25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&gt;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&gt;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26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.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.02'"</text:span></text:p>
      <text:p text:style-name="P91"><text:span text:style-name="T91_1">echo</text:span></text:p>
      <text:p text:style-name="P92"><text:span text:style-name="T92_1">echo</text:span><text:span text:style-name="T92_2"><text:s/>1.1.1.27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ENDING</text:span><text:span text:style-name="T92_18"><text:s/></text:span><text:span text:style-name="T92_19">WITH</text:span><text:span text:style-name="T92_20"><text:s/>"?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</text:span><text:span text:style-name="T93_9">F</text:span><text:span text:style-name="T93_10">02?'"</text:span></text:p>
      <text:p text:style-name="P94"><text:span text:style-name="T94_1">echo</text:span></text:p>
      <text:p text:style-name="P95"><text:span text:style-name="T95_1">echo</text:span><text:span text:style-name="T95_2"><text:s/>1.1.1.28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STARTING</text:span><text:span text:style-name="T95_18"><text:s/></text:span><text:span text:style-name="T95_19">WITH</text:span><text:span text:style-name="T95_20"><text:s/>"\\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\</text:span><text:span text:style-name="T96_9">F</text:span><text:span text:style-name="T96_10">02'"</text:span></text:p>
      <text:p text:style-name="P97"><text:span text:style-name="T97_1">echo</text:span></text:p>
      <text:p text:style-name="P98"/>
      <text:p text:style-name="P99"><text:span text:style-name="T99_1">echo</text:span><text:span text:style-name="T99_2"><text:s/>1.1.2<text:s/></text:span><text:span text:style-name="T99_3">GET</text:span><text:span text:style-name="T99_4"><text:s/></text:span><text:span text:style-name="T99_5">FACTOID</text:span><text:span text:style-name="T99_6"><text:s/></text:span><text:span text:style-name="T99_7">WALLET</text:span><text:span text:style-name="T99_8"><text:s/></text:span><text:span text:style-name="T99_9">ADDRESS</text:span><text:span text:style-name="T99_10"><text:s/></text:span><text:span text:style-name="T99_11">BALANCES</text:span><text:span text:style-name="T99_12"><text:s text:c="3"/><text:tab/><text:s/></text:span></text:p>
      <text:p text:style-name="P100"><text:span text:style-name="T100_1">echo</text:span></text:p>
      <text:p text:style-name="P101"><text:span text:style-name="T101_1">echo</text:span><text:span text:style-name="T101_2"><text:s/>1.1.2.1<text:s/></text:span><text:span text:style-name="T101_3">LIST</text:span><text:span text:style-name="T101_4"><text:s/></text:span><text:span text:style-name="T101_5">ALL</text:span><text:span text:style-name="T101_6"><text:s/></text:span><text:span text:style-name="T101_7">WALLET</text:span><text:span text:style-name="T101_8"><text:s/></text:span><text:span text:style-name="T101_9">ADDRESS</text:span><text:span text:style-name="T101_10"><text:s/></text:span><text:span text:style-name="T101_11">BALANCES</text:span><text:span text:style-name="T101_12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taddresses</text:span></text:p>
      <text:p text:style-name="P103"><text:span text:style-name="T103_1">echo</text:span></text:p>
      <text:p text:style-name="P104"><text:span text:style-name="T104_1">echo</text:span><text:span text:style-name="T104_2"><text:s/>1.1.2.2<text:s/></text:span><text:span text:style-name="T104_3">LIST</text:span><text:span text:style-name="T104_4"><text:s/></text:span><text:span text:style-name="T104_5">FACTOID</text:span><text:span text:style-name="T104_6"><text:s/></text:span><text:span text:style-name="T104_7">WALLET</text:span><text:span text:style-name="T104_8"><text:s/></text:span><text:span text:style-name="T104_9">ADDRESS</text:span><text:span text:style-name="T104_10"><text:s/></text:span><text:span text:style-name="T104_11">BALANCES</text:span><text:span text:style-name="T104_12"><text:s/></text:span><text:span text:style-name="T104_13">INDIVIDUALLY</text:span><text:span text:style-name="T104_14">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balance</text:span><text:span text:style-name="T105_6"><text:s/></text:span><text:span text:style-name="T105_7">fct</text:span><text:span text:style-name="T105_8"><text:s/></text:span><text:span text:style-name="T105_9">factoid</text:span><text:span text:style-name="T105_10">-</text:span><text:span text:style-name="T105_11">wallet</text:span><text:span text:style-name="T105_12">-</text:span><text:span text:style-name="T105_13">address</text:span><text:span text:style-name="T105_14">-</text:span><text:span text:style-name="T105_15">name</text:span><text:span text:style-name="T105_16">01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balance</text:span><text:span text:style-name="T106_6"><text:s/></text:span><text:span text:style-name="T106_7">fct</text:span><text:span text:style-name="T106_8"><text:s/>$</text:span><text:span text:style-name="T106_9">FACTOIDWALLETADDRESSKEY</text:span><text:span text:style-name="T106_10">01</text:span></text:p>
      <text:p text:style-name="P107"><text:span text:style-name="T107_1">factom</text:span><text:span text:style-name="T107_2">-</text:span><text:span text:style-name="T107_3">cli</text:span><text:span text:style-name="T107_4"><text:s/></text:span><text:span text:style-name="T107_5">balance</text:span><text:span text:style-name="T107_6"><text:s/></text:span><text:span text:style-name="T107_7">fct</text:span><text:span text:style-name="T107_8"><text:s/></text:span><text:span text:style-name="T107_9">factoid</text:span><text:span text:style-name="T107_10">-</text:span><text:span text:style-name="T107_11">wallet</text:span><text:span text:style-name="T107_12">-</text:span><text:span text:style-name="T107_13">address</text:span><text:span text:style-name="T107_14">-</text:span><text:span text:style-name="T107_15">name</text:span><text:span text:style-name="T107_16">02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balance</text:span><text:span text:style-name="T108_6"><text:s/></text:span><text:span text:style-name="T108_7">fct</text:span><text:span text:style-name="T108_8"><text:s/>$</text:span><text:span text:style-name="T108_9">FACTOIDWALLETADDRESSKEY</text:span><text:span text:style-name="T108_10">02</text:span></text:p>
      <text:p text:style-name="P109"><text:span text:style-name="T109_1">echo</text:span></text:p>
      <text:p text:style-name="P110"><text:span text:style-name="T110_1">echo</text:span><text:span text:style-name="T110_2"><text:s/>1.1.2.3<text:s/></text:span><text:span text:style-name="T110_3">REQUEST</text:span><text:span text:style-name="T110_4"><text:s/></text:span><text:span text:style-name="T110_5">BALANCE</text:span><text:span text:style-name="T110_6"><text:s/></text:span><text:span text:style-name="T110_7">OF</text:span><text:span text:style-name="T110_8"><text:s/></text:span><text:span text:style-name="T110_9">NON</text:span><text:span text:style-name="T110_10">-</text:span><text:span text:style-name="T110_11">EXISTENT</text:span><text:span text:style-name="T110_12"><text:s/></text:span><text:span text:style-name="T110_13">FACTOID</text:span><text:span text:style-name="T110_14"><text:s/></text:span><text:span text:style-name="T110_15">WALLET</text:span><text:span text:style-name="T110_16"><text:s/></text:span><text:span text:style-name="T110_17">ADDRESS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balance</text:span><text:span text:style-name="T111_6"><text:s/></text:span><text:span text:style-name="T111_7">fct</text:span><text:span text:style-name="T111_8"><text:s/></text:span><text:span text:style-name="T111_9">factom</text:span><text:span text:style-name="T111_10">-</text:span><text:span text:style-name="T111_11">cli</text:span><text:span text:style-name="T111_12"><text:s/></text:span><text:span text:style-name="T111_13">balance</text:span><text:span text:style-name="T111_14"><text:s/></text:span><text:span text:style-name="T111_15">fct</text:span><text:span text:style-name="T111_16"><text:s/></text:span><text:span text:style-name="T111_17">xxx</text:span></text:p>
      <text:p text:style-name="P112"><text:span text:style-name="T112_1">echo</text:span></text:p>
      <text:p text:style-name="P113"><text:span text:style-name="T113_1">echo</text:span><text:span text:style-name="T113_2"><text:s/>1.1.2.4<text:s/></text:span><text:span text:style-name="T113_3">REQUEST</text:span><text:span text:style-name="T113_4"><text:s/></text:span><text:span text:style-name="T113_5">BALANCE</text:span><text:span text:style-name="T113_6"><text:s/></text:span><text:span text:style-name="T113_7">OF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TOO</text:span><text:span text:style-name="T113_18"><text:s/></text:span><text:span text:style-name="T113_19">LONG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balance</text:span><text:span text:style-name="T114_6"><text:s/></text:span><text:span text:style-name="T114_7">fct</text:span><text:span text:style-name="T114_8"><text:s/></text:span><text:span text:style-name="T114_9">hhhhhhhhhhhhhhhhhhhhhhhhhhhhhhhhhhhhhhhhhhhhhhhhhhhhhhhhhhhhhhhhhhhhhhhhhhhhhhhhhhhhhhhhhaaaa</text:span></text:p>
      <text:p text:style-name="P115"><text:span text:style-name="T115_1">echo</text:span></text:p>
      <text:p text:style-name="P116"/>
      <text:p text:style-name="P117"><text:span text:style-name="T117_1">echo</text:span><text:span text:style-name="T117_2"><text:s/>1.2<text:s/></text:span><text:span text:style-name="T117_3">ENTRY</text:span><text:span text:style-name="T117_4"><text:s/></text:span><text:span text:style-name="T117_5">CREDIT</text:span><text:span text:style-name="T117_6"><text:s/></text:span><text:span text:style-name="T117_7">WALLET</text:span><text:span text:style-name="T117_8"><text:s text:c="3"/><text:tab/><text:s/></text:span></text:p>
      <text:p text:style-name="P118"><text:span text:style-name="T118_1">echo</text:span></text:p>
      <text:p text:style-name="P119"><text:span text:style-name="T119_1">echo</text:span><text:span text:style-name="T119_2"><text:s/>1.2.1<text:s/></text:span><text:span text:style-name="T119_3">CREATE</text:span><text:span text:style-name="T119_4"><text:s/></text:span><text:span text:style-name="T119_5">ENTRY</text:span><text:span text:style-name="T119_6"><text:s/></text:span><text:span text:style-name="T119_7">CREDIT</text:span><text:span text:style-name="T119_8"><text:s/></text:span><text:span text:style-name="T119_9">WALLET</text:span><text:span text:style-name="T119_10"><text:s/></text:span><text:span text:style-name="T119_11">ADDRESSES</text:span></text:p>
      <text:p text:style-name="P120"><text:span text:style-name="T120_1">echo</text:span></text:p>
      <text:p text:style-name="P121"><text:span text:style-name="T121_1">echo</text:span><text:span text:style-name="T121_2"><text:s/>1.2.1.1<text:s/></text:span><text:span text:style-name="T121_3">CREATE</text:span><text:span text:style-name="T121_4"><text:s/></text:span><text:span text:style-name="T121_5">ORDINARY</text:span><text:span text:style-name="T121_6"><text:s/></text:span><text:span text:style-name="T121_7">ENTRY</text:span><text:span text:style-name="T121_8"><text:s/></text:span><text:span text:style-name="T121_9">CREDIT</text:span><text:span text:style-name="T121_10"><text:s/></text:span><text:span text:style-name="T121_11">WALLET</text:span><text:span text:style-name="T121_12"><text:s/></text:span><text:span text:style-name="T121_13">ADDRESS</text:span><text:span text:style-name="T121_14"><text:s/></text:span><text:span text:style-name="T121_15">NAMES</text:span><text:span text:style-name="T121_16"><text:s text:c="3"/><text:tab/><text:s/></text:span></text:p>
      <text:p text:style-name="P122"><text:span text:style-name="T122_1">ECWALLETADDRESSKEY</text:span><text:span text:style-name="T122_2">01=$(</text:span><text:span text:style-name="T122_3">factom</text:span><text:span text:style-name="T122_4">-</text:span><text:span text:style-name="T122_5">cli</text:span><text:span text:style-name="T122_6"><text:s/></text:span><text:span text:style-name="T122_7">generateaddress</text:span><text:span text:style-name="T122_8"><text:s/></text:span><text:span text:style-name="T122_9">ec</text:span><text:span text:style-name="T122_10"><text:s/></text:span><text:span text:style-name="T122_11">ec</text:span><text:span text:style-name="T122_12">-</text:span><text:span text:style-name="T122_13">wallet</text:span><text:span text:style-name="T122_14">-</text:span><text:span text:style-name="T122_15">address</text:span><text:span text:style-name="T122_16">-</text:span><text:span text:style-name="T122_17">name</text:span><text:span text:style-name="T122_18">01<text:s/>|<text:s/></text:span><text:span text:style-name="T122_19">awk</text:span><text:span text:style-name="T122_20"><text:s/>'{</text:span><text:span text:style-name="T122_21">print</text:span><text:span text:style-name="T122_22"><text:s/>$3}')</text:span></text:p>
      <text:p text:style-name="P123"><text:span text:style-name="T123_1">echo</text:span><text:span text:style-name="T123_2"><text:s/></text:span><text:span text:style-name="T123_3">ec</text:span><text:span text:style-name="T123_4">-</text:span><text:span text:style-name="T123_5">wallet</text:span><text:span text:style-name="T123_6">-</text:span><text:span text:style-name="T123_7">address</text:span><text:span text:style-name="T123_8">-</text:span><text:span text:style-name="T123_9">name</text:span><text:span text:style-name="T123_10">01<text:s/>=<text:s/>$</text:span><text:span text:style-name="T123_11">ECWALLETADDRESSKEY</text:span><text:span text:style-name="T123_12">01</text:span></text:p>
      <text:p text:style-name="P124"><text:span text:style-name="T124_1">echo</text:span></text:p>
      <text:p text:style-name="P125"><text:span text:style-name="T125_1">ECWALLETADDRESSKEY</text:span><text:span text:style-name="T125_2">02=$(</text:span><text:span text:style-name="T125_3">factom</text:span><text:span text:style-name="T125_4">-</text:span><text:span text:style-name="T125_5">cli</text:span><text:span text:style-name="T125_6"><text:s/></text:span><text:span text:style-name="T125_7">generateaddress</text:span><text:span text:style-name="T125_8"><text:s/></text:span><text:span text:style-name="T125_9">ec</text:span><text:span text:style-name="T125_10"><text:s/></text:span><text:span text:style-name="T125_11">ec</text:span><text:span text:style-name="T125_12">-</text:span><text:span text:style-name="T125_13">wallet</text:span><text:span text:style-name="T125_14">-</text:span><text:span text:style-name="T125_15">address</text:span><text:span text:style-name="T125_16">-</text:span><text:span text:style-name="T125_17">name</text:span><text:span text:style-name="T125_18">02<text:s/>|<text:s/></text:span><text:span text:style-name="T125_19">awk</text:span><text:span text:style-name="T125_20"><text:s/>'{</text:span><text:span text:style-name="T125_21">print</text:span><text:span text:style-name="T125_22"><text:s/>$3}')</text:span></text:p>
      <text:p text:style-name="P126"><text:span text:style-name="T126_1">echo</text:span><text:span text:style-name="T126_2"><text:s/></text:span><text:span text:style-name="T126_3">ec</text:span><text:span text:style-name="T126_4">-</text:span><text:span text:style-name="T126_5">wallet</text:span><text:span text:style-name="T126_6">-</text:span><text:span text:style-name="T126_7">address</text:span><text:span text:style-name="T126_8">-</text:span><text:span text:style-name="T126_9">name</text:span><text:span text:style-name="T126_10">02<text:s/>=<text:s/>$</text:span><text:span text:style-name="T126_11">ECWALLETADDRESSKEY</text:span><text:span text:style-name="T126_12">02</text:span></text:p>
      <text:p text:style-name="P127"><text:span text:style-name="T127_1">echo</text:span></text:p>
      <text:p text:style-name="P128"><text:span text:style-name="T128_1">echo</text:span><text:span text:style-name="T128_2"><text:s/>1.2.1.2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ENTRY</text:span><text:span text:style-name="T128_10"><text:s/></text:span><text:span text:style-name="T128_11">CREDIT</text:span><text:span text:style-name="T128_12"><text:s/></text:span><text:span text:style-name="T128_13">WALLET</text:span><text:span text:style-name="T128_14"><text:s/></text:span><text:span text:style-name="T128_15">ADDRESS</text:span><text:span text:style-name="T128_16"><text:s/></text:span><text:span text:style-name="T128_17">NAME</text:span><text:span text:style-name="T128_18"><text:s/></text:span><text:span text:style-name="T128_19">STARTING</text:span><text:span text:style-name="T128_20"><text:s/></text:span><text:span text:style-name="T128_21">WITH</text:span><text:span text:style-name="T128_22"><text:s/>'"$"'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ec</text:span><text:span text:style-name="T129_8"><text:s/>'$</text:span><text:span text:style-name="T129_9">E</text:span><text:span text:style-name="T129_10">01'</text:span></text:p>
      <text:p text:style-name="P130"><text:span text:style-name="T130_1">echo</text:span></text:p>
      <text:p text:style-name="P131"><text:span text:style-name="T131_1">echo</text:span><text:span text:style-name="T131_2"><text:s/>1.2.1.3<text:s/></text:span><text:span text:style-name="T131_3">TRY</text:span><text:span text:style-name="T131_4"><text:s/></text:span><text:span text:style-name="T131_5">TO</text:span><text:span text:style-name="T131_6"><text:s/></text:span><text:span text:style-name="T131_7">CREATE</text:span><text:span text:style-name="T131_8"><text:s/></text:span><text:span text:style-name="T131_9">ENTRY</text:span><text:span text:style-name="T131_10"><text:s/></text:span><text:span text:style-name="T131_11">CREDIT</text:span><text:span text:style-name="T131_12"><text:s/></text:span><text:span text:style-name="T131_13">WALLET</text:span><text:span text:style-name="T131_14"><text:s/></text:span><text:span text:style-name="T131_15">ADDRESS</text:span><text:span text:style-name="T131_16"><text:s/></text:span><text:span text:style-name="T131_17">NAME</text:span><text:span text:style-name="T131_18"><text:s/></text:span><text:span text:style-name="T131_19">STARTING</text:span><text:span text:style-name="T131_20"><text:s/></text:span><text:span text:style-name="T131_21">WITH</text:span><text:span text:style-name="T131_22"><text:s/>'"/"'<text:s text:c="3"/><text:tab/><text:s/></text:span></text:p>
      <text:p text:style-name="P132"><text:span text:style-name="T132_1">factom</text:span><text:span text:style-name="T132_2">-</text:span><text:span text:style-name="T132_3">cli</text:span><text:span text:style-name="T132_4"><text:s/></text:span><text:span text:style-name="T132_5">generateaddress</text:span><text:span text:style-name="T132_6"><text:s/></text:span><text:span text:style-name="T132_7">ec</text:span><text:span text:style-name="T132_8"><text:s/>"'/</text:span><text:span text:style-name="T132_9">E</text:span><text:span text:style-name="T132_10">02'"</text:span></text:p>
      <text:p text:style-name="P133"><text:span text:style-name="T133_1">echo</text:span></text:p>
      <text:p text:style-name="P134"><text:span text:style-name="T134_1">echo</text:span><text:span text:style-name="T134_2"><text:s/>1.2.1.4<text:s/></text:span><text:span text:style-name="T134_3">TRY</text:span><text:span text:style-name="T134_4"><text:s/></text:span><text:span text:style-name="T134_5">TO</text:span><text:span text:style-name="T134_6"><text:s/></text:span><text:span text:style-name="T134_7">CREATE</text:span><text:span text:style-name="T134_8"><text:s/></text:span><text:span text:style-name="T134_9">TOO</text:span><text:span text:style-name="T134_10"><text:s/></text:span><text:span text:style-name="T134_11">LONG</text:span><text:span text:style-name="T134_12"><text:s/></text:span><text:span text:style-name="T134_13">ENTRY</text:span><text:span text:style-name="T134_14"><text:s/></text:span><text:span text:style-name="T134_15">CREDIT</text:span><text:span text:style-name="T134_16"><text:s/></text:span><text:span text:style-name="T134_17">WALLET</text:span><text:span text:style-name="T134_18"><text:s/></text:span><text:span text:style-name="T134_19">ADDRESS</text:span><text:span text:style-name="T134_20"><text:s/></text:span><text:span text:style-name="T134_21">NAME</text:span><text:span text:style-name="T134_22"><text:s text:c="2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nerateaddress</text:span><text:span text:style-name="T135_6"><text:s/></text:span><text:span text:style-name="T135_7">ec</text:span><text:span text:style-name="T135_8"><text:s/></text:span><text:span text:style-name="T135_9">entry</text:span><text:span text:style-name="T135_10">-</text:span><text:span text:style-name="T135_11">credit</text:span><text:span text:style-name="T135_12">-</text:span><text:span text:style-name="T135_13">wallet</text:span><text:span text:style-name="T135_14">-</text:span><text:span text:style-name="T135_15">address</text:span><text:span text:style-name="T135_16">-</text:span><text:span text:style-name="T135_17">name</text:span><text:span text:style-name="T135_18">01</text:span></text:p>
      <text:p text:style-name="P136"><text:span text:style-name="T136_1">echo</text:span></text:p>
      <text:p text:style-name="P137"/>
      <text:p text:style-name="P138"><text:span text:style-name="T138_1">echo</text:span><text:span text:style-name="T138_2"><text:s/>1.2.2<text:s/></text:span><text:span text:style-name="T138_3">GET</text:span><text:span text:style-name="T138_4"><text:s/></text:span><text:span text:style-name="T138_5">ENTRY</text:span><text:span text:style-name="T138_6"><text:s/></text:span><text:span text:style-name="T138_7">CREDIT</text:span><text:span text:style-name="T138_8"><text:s/></text:span><text:span text:style-name="T138_9">WALLET</text:span><text:span text:style-name="T138_10"><text:s/></text:span><text:span text:style-name="T138_11">ADDRESS</text:span><text:span text:style-name="T138_12"><text:s/></text:span><text:span text:style-name="T138_13">BALANCES</text:span><text:span text:style-name="T138_14"><text:s text:c="3"/><text:tab/><text:s/></text:span></text:p>
      <text:p text:style-name="P139"><text:span text:style-name="T139_1">echo</text:span></text:p>
      <text:p text:style-name="P140"><text:span text:style-name="T140_1">echo</text:span><text:span text:style-name="T140_2"><text:s/>1.2.2.1<text:s/></text:span><text:span text:style-name="T140_3">LIST</text:span><text:span text:style-name="T140_4"><text:s/></text:span><text:span text:style-name="T140_5">ALL</text:span><text:span text:style-name="T140_6"><text:s/></text:span><text:span text:style-name="T140_7">ENTRY</text:span><text:span text:style-name="T140_8"><text:s/></text:span><text:span text:style-name="T140_9">CREDIT</text:span><text:span text:style-name="T140_10"><text:s/></text:span><text:span text:style-name="T140_11">WALLET</text:span><text:span text:style-name="T140_12"><text:s/></text:span><text:span text:style-name="T140_13">ADDRESS</text:span><text:span text:style-name="T140_14"><text:s/></text:span><text:span text:style-name="T140_15">BALANCES</text:span><text:span text:style-name="T140_1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getaddresses</text:span></text:p>
      <text:p text:style-name="P142"><text:span text:style-name="T142_1">echo</text:span></text:p>
      <text:p text:style-name="P143"><text:span text:style-name="T143_1">echo</text:span><text:span text:style-name="T143_2"><text:s/>1.2.2.2<text:s/></text:span><text:span text:style-name="T143_3">LIST</text:span><text:span text:style-name="T143_4"><text:s/></text:span><text:span text:style-name="T143_5">ENTRY</text:span><text:span text:style-name="T143_6"><text:s/></text:span><text:span text:style-name="T143_7">CREDIT</text:span><text:span text:style-name="T143_8"><text:s/></text:span><text:span text:style-name="T143_9">WALLET</text:span><text:span text:style-name="T143_10"><text:s/></text:span><text:span text:style-name="T143_11">ADDRESS</text:span><text:span text:style-name="T143_12"><text:s/></text:span><text:span text:style-name="T143_13">BALANCES</text:span><text:span text:style-name="T143_14"><text:s/></text:span><text:span text:style-name="T143_15">INDIVIDUALLY</text:span><text:span text:style-name="T143_16"><text:s text:c="3"/><text:tab/><text:s/>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balance</text:span><text:span text:style-name="T144_6"><text:s/></text:span><text:span text:style-name="T144_7">ec</text:span><text:span text:style-name="T144_8"><text:s/></text:span><text:span text:style-name="T144_9">ec</text:span><text:span text:style-name="T144_10">-</text:span><text:span text:style-name="T144_11">wallet</text:span><text:span text:style-name="T144_12">-</text:span><text:span text:style-name="T144_13">address</text:span><text:span text:style-name="T144_14">-</text:span><text:span text:style-name="T144_15">name</text:span><text:span text:style-name="T144_16">01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balance</text:span><text:span text:style-name="T145_6"><text:s/></text:span><text:span text:style-name="T145_7">ec</text:span><text:span text:style-name="T145_8"><text:s/>$</text:span><text:span text:style-name="T145_9">ECWALLETADDRESSKEY</text:span><text:span text:style-name="T145_10">01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ec</text:span><text:span text:style-name="T146_8"><text:s/></text:span><text:span text:style-name="T146_9">ec</text:span><text:span text:style-name="T146_10">-</text:span><text:span text:style-name="T146_11">wallet</text:span><text:span text:style-name="T146_12">-</text:span><text:span text:style-name="T146_13">address</text:span><text:span text:style-name="T146_14">-</text:span><text:span text:style-name="T146_15">name</text:span><text:span text:style-name="T146_16">02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balance</text:span><text:span text:style-name="T147_6"><text:s/></text:span><text:span text:style-name="T147_7">ec</text:span><text:span text:style-name="T147_8"><text:s/>$</text:span><text:span text:style-name="T147_9">ECWALLETADDRESSKEY</text:span><text:span text:style-name="T147_10">02</text:span></text:p>
      <text:p text:style-name="P148"><text:span text:style-name="T148_1">echo</text:span></text:p>
      <text:p text:style-name="P149"><text:span text:style-name="T149_1">echo</text:span><text:span text:style-name="T149_2"><text:s/>1.2.2.3<text:s/></text:span><text:span text:style-name="T149_3">REQUEST</text:span><text:span text:style-name="T149_4"><text:s/></text:span><text:span text:style-name="T149_5">BALANCE</text:span><text:span text:style-name="T149_6"><text:s/></text:span><text:span text:style-name="T149_7">OF</text:span><text:span text:style-name="T149_8"><text:s/></text:span><text:span text:style-name="T149_9">NON</text:span><text:span text:style-name="T149_10">-</text:span><text:span text:style-name="T149_11">EXISTENT</text:span><text:span text:style-name="T149_12"><text:s/></text:span><text:span text:style-name="T149_13">ENTRY</text:span><text:span text:style-name="T149_14"><text:s/></text:span><text:span text:style-name="T149_15">CREDIT</text:span><text:span text:style-name="T149_16"><text:s/></text:span><text:span text:style-name="T149_17">WALLET</text:span><text:span text:style-name="T149_18"><text:s/></text:span><text:span text:style-name="T149_19">ADDRESS</text:span></text:p>
      <text:p text:style-name="P150"><text:span text:style-name="T150_1">factom</text:span><text:span text:style-name="T150_2">-</text:span><text:span text:style-name="T150_3">cli</text:span><text:span text:style-name="T150_4"><text:s/></text:span><text:span text:style-name="T150_5">balance</text:span><text:span text:style-name="T150_6"><text:s/></text:span><text:span text:style-name="T150_7">ec</text:span><text:span text:style-name="T150_8"><text:s/></text:span><text:span text:style-name="T150_9">xxx</text:span></text:p>
      <text:p text:style-name="P151"><text:span text:style-name="T151_1">echo</text:span></text:p>
      <text:p text:style-name="P152"><text:span text:style-name="T152_1">echo</text:span><text:span text:style-name="T152_2"><text:s/>1.2.2.4<text:s/></text:span><text:span text:style-name="T152_3">REQUEST</text:span><text:span text:style-name="T152_4"><text:s/></text:span><text:span text:style-name="T152_5">BALANCE</text:span><text:span text:style-name="T152_6"><text:s/></text:span><text:span text:style-name="T152_7">OF</text:span><text:span text:style-name="T152_8"><text:s/></text:span><text:span text:style-name="T152_9">ENTRY</text:span><text:span text:style-name="T152_10"><text:s/></text:span><text:span text:style-name="T152_11">CREDIT</text:span><text:span text:style-name="T152_12"><text:s/></text:span><text:span text:style-name="T152_13">WALLET</text:span><text:span text:style-name="T152_14"><text:s/></text:span><text:span text:style-name="T152_15">ADDRESS</text:span><text:span text:style-name="T152_16"><text:s/></text:span><text:span text:style-name="T152_17">NAME</text:span><text:span text:style-name="T152_18"><text:s/></text:span><text:span text:style-name="T152_19">TOO</text:span><text:span text:style-name="T152_20"><text:s/></text:span><text:span text:style-name="T152_21">LONG</text:span></text:p>
      <text:p text:style-name="P153"><text:span text:style-name="T153_1">factom</text:span><text:span text:style-name="T153_2">-</text:span><text:span text:style-name="T153_3">cli</text:span><text:span text:style-name="T153_4"><text:s/></text:span><text:span text:style-name="T153_5">balance</text:span><text:span text:style-name="T153_6"><text:s/></text:span><text:span text:style-name="T153_7">ec</text:span><text:span text:style-name="T153_8"><text:s/></text:span><text:span text:style-name="T153_9">hhhhhhhhhhhhhhhhhhhhhhhhhhhhhhhhhhhhhhhhhhhhhhhhhhhhhhhhhhhhhhhhhhhhhhhhhhhhhhhhhhhhhhhhhaaaa</text:span></text:p>
      <text:p text:style-name="P154"><text:span text:style-name="T154_1">echo</text:span></text:p>
      <text:p text:style-name="P155"/>
      <text:p text:style-name="P156"><text:span text:style-name="T156_1">echo</text:span><text:span text:style-name="T156_2"><text:s/>2<text:s text:c="2"/></text:span><text:span text:style-name="T156_3">TRANSACTIONS</text:span><text:span text:style-name="T156_4"><text:s text:c="3"/><text:tab/><text:s/></text:span></text:p>
      <text:p text:style-name="P157"><text:span text:style-name="T157_1">echo</text:span></text:p>
      <text:p text:style-name="P158"><text:span text:style-name="T158_1">echo</text:span><text:span text:style-name="T158_2"><text:s/>2.1<text:s text:c="2"/></text:span><text:span text:style-name="T158_3">TRANSACTION</text:span><text:span text:style-name="T158_4"><text:s/></text:span><text:span text:style-name="T158_5">FEE</text:span><text:span text:style-name="T158_6"><text:s text:c="3"/><text:tab/><text:s/>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getfee</text:span></text:p>
      <text:p text:style-name="P160"><text:span text:style-name="T160_1">echo</text:span></text:p>
      <text:p text:style-name="P161"/>
      <text:p text:style-name="P162"><text:span text:style-name="T162_1">echo</text:span><text:span text:style-name="T162_2"><text:s/>2.2<text:s/></text:span><text:span text:style-name="T162_3">CREATE</text:span><text:span text:style-name="T162_4"><text:s/></text:span><text:span text:style-name="T162_5">TRANSACTION</text:span><text:span text:style-name="T162_6"><text:s/></text:span><text:span text:style-name="T162_7">WITH</text:span><text:span text:style-name="T162_8"><text:s/></text:span><text:span text:style-name="T162_9">NO</text:span><text:span text:style-name="T162_10"><text:s/></text:span><text:span text:style-name="T162_11">INPUTS</text:span><text:span text:style-name="T162_12"><text:s/></text:span><text:span text:style-name="T162_13">OUTPUTS</text:span><text:span text:style-name="T162_14"><text:s/></text:span><text:span text:style-name="T162_15">OR</text:span><text:span text:style-name="T162_16"><text:s/></text:span><text:span text:style-name="T162_17">ENTRY</text:span><text:span text:style-name="T162_18"><text:s/></text:span><text:span text:style-name="T162_19">CREDITS</text:span></text:p>
      <text:p text:style-name="P163"><text:span text:style-name="T163_1">echo</text:span></text:p>
      <text:p text:style-name="P164"><text:span text:style-name="T164_1">echo</text:span><text:span text:style-name="T164_2"><text:s/>2.2.1<text:s text:c="2"/></text:span><text:span text:style-name="T164_3">CREATE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newtransaction</text:span><text:span text:style-name="T165_6"><text:s/></text:span><text:span text:style-name="T165_7">transaction</text:span><text:span text:style-name="T165_8">01</text:span></text:p>
      <text:p text:style-name="P166"><text:span text:style-name="T166_1">echo</text:span></text:p>
      <text:p text:style-name="P167"><text:span text:style-name="T167_1">echo</text:span><text:span text:style-name="T167_2"><text:s/>2.2.2<text:s text:c="2"/></text:span><text:span text:style-name="T167_3">SUBMIT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ubmit</text:span><text:span text:style-name="T168_6"><text:s/></text:span><text:span text:style-name="T168_7">transaction</text:span><text:span text:style-name="T168_8">01</text:span></text:p>
      <text:p text:style-name="P169"><text:span text:style-name="T169_1">echo</text:span></text:p>
      <text:p text:style-name="P170"><text:span text:style-name="T170_1">echo</text:span><text:span text:style-name="T170_2"><text:s/>2.2.3<text:s text:c="2"/></text:span><text:span text:style-name="T170_3">SIGN</text:span><text:span text:style-name="T170_4"><text:s/></text:span><text:span text:style-name="T170_5">TRANSACTION</text:span><text:span text:style-name="T170_6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sign</text:span><text:span text:style-name="T171_6"><text:s/></text:span><text:span text:style-name="T171_7">transaction</text:span><text:span text:style-name="T171_8">01</text:span></text:p>
      <text:p text:style-name="P172"><text:span text:style-name="T172_1">echo</text:span></text:p>
      <text:p text:style-name="P173"><text:span text:style-name="T173_1">echo</text:span><text:span text:style-name="T173_2"><text:s/>2.2.4<text:s text:c="2"/></text:span><text:span text:style-name="T173_3">ADD</text:span><text:span text:style-name="T173_4"><text:s/></text:span><text:span text:style-name="T173_5">JUST</text:span><text:span text:style-name="T173_6"><text:s/></text:span><text:span text:style-name="T173_7">ENOUGH</text:span><text:span text:style-name="T173_8"><text:s/></text:span><text:span text:style-name="T173_9">INPUT</text:span><text:span text:style-name="T173_10"><text:s/></text:span><text:span text:style-name="T173_11">TO</text:span><text:span text:style-name="T173_12"><text:s/></text:span><text:span text:style-name="T173_13">COVER</text:span><text:span text:style-name="T173_14"><text:s/></text:span><text:span text:style-name="T173_15">TRANSACTION</text:span><text:span text:style-name="T173_16"><text:s/></text:span><text:span text:style-name="T173_17">FEE</text:span><text:span text:style-name="T173_18"><text:s text:c="3"/><text:tab/><text:s/></text:span></text:p>
      <text:p text:style-name="P174"><text:span text:style-name="T174_1">factom</text:span><text:span text:style-name="T174_2">-</text:span><text:span text:style-name="T174_3">cli</text:span><text:span text:style-name="T174_4"><text:s/></text:span><text:span text:style-name="T174_5">addinput</text:span><text:span text:style-name="T174_6"><text:s/></text:span><text:span text:style-name="T174_7">transaction</text:span><text:span text:style-name="T174_8">01<text:s/></text:span><text:span text:style-name="T174_9">factoid</text:span><text:span text:style-name="T174_10">-</text:span><text:span text:style-name="T174_11">wallet</text:span><text:span text:style-name="T174_12">-</text:span><text:span text:style-name="T174_13">address</text:span><text:span text:style-name="T174_14">-</text:span><text:span text:style-name="T174_15">name</text:span><text:span text:style-name="T174_16">01<text:s/>1</text:span></text:p>
      <text:p text:style-name="P175"><text:span text:style-name="T175_1">echo</text:span></text:p>
      <text:p text:style-name="P176"><text:span text:style-name="T176_1">echo</text:span><text:span text:style-name="T176_2"><text:s/>2.2.5<text:s text:c="2"/></text:span><text:span text:style-name="T176_3">RE</text:span><text:span text:style-name="T176_4">-</text:span><text:span text:style-name="T176_5">SIGN</text:span><text:span text:style-name="T176_6"><text:s/></text:span><text:span text:style-name="T176_7">TRANSACTION</text:span><text:span text:style-name="T176_8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sign</text:span><text:span text:style-name="T177_6"><text:s/></text:span><text:span text:style-name="T177_7">transaction</text:span><text:span text:style-name="T177_8">01</text:span></text:p>
      <text:p text:style-name="P178"><text:span text:style-name="T178_1">echo</text:span></text:p>
      <text:p text:style-name="P179"><text:span text:style-name="T179_1">echo</text:span><text:span text:style-name="T179_2"><text:s/>2.2.6<text:s text:c="2"/></text:span><text:span text:style-name="T179_3">SUBMIT</text:span><text:span text:style-name="T179_4"><text:s/></text:span><text:span text:style-name="T179_5">TRANSACTION</text:span><text:span text:style-name="T179_6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submit</text:span><text:span text:style-name="T180_6"><text:s/></text:span><text:span text:style-name="T180_7">transaction</text:span><text:span text:style-name="T180_8">01</text:span></text:p>
      <text:p text:style-name="P181"><text:span text:style-name="T181_1">echo</text:span></text:p>
      <text:p text:style-name="P182"><text:span text:style-name="T182_1">echo</text:span><text:span text:style-name="T182_2"><text:s/>2.2.7<text:s text:c="2"/></text:span><text:span text:style-name="T182_3">VERIFY</text:span><text:span text:style-name="T182_4"><text:s/></text:span><text:span text:style-name="T182_5">WALLET</text:span><text:span text:style-name="T182_6"><text:s/></text:span><text:span text:style-name="T182_7">BALANCES</text:span><text:span text:style-name="T182_8"><text:s text:c="3"/><text:tab/><text:s/></text:span></text:p>
      <text:p text:style-name="P183"><text:span text:style-name="T183_1">factom</text:span><text:span text:style-name="T183_2">-</text:span><text:span text:style-name="T183_3">cli</text:span><text:span text:style-name="T183_4"><text:s/></text:span><text:span text:style-name="T183_5">getaddresses</text:span></text:p>
      <text:p text:style-name="P184"><text:span text:style-name="T184_1">echo</text:span></text:p>
      <text:p text:style-name="P185"/>
      <text:p text:style-name="P186"><text:span text:style-name="T186_1">echo</text:span><text:span text:style-name="T186_2"><text:s/>2.3<text:s/></text:span><text:span text:style-name="T186_3">CREATE</text:span><text:span text:style-name="T186_4"><text:s/></text:span><text:span text:style-name="T186_5">TRANSACTION</text:span><text:span text:style-name="T186_6"><text:s/></text:span><text:span text:style-name="T186_7">WITH</text:span><text:span text:style-name="T186_8"><text:s/></text:span><text:span text:style-name="T186_9">NO</text:span><text:span text:style-name="T186_10"><text:s/></text:span><text:span text:style-name="T186_11">INPUTS</text:span></text:p>
      <text:p text:style-name="P187"><text:span text:style-name="T187_1">echo</text:span></text:p>
      <text:p text:style-name="P188"><text:span text:style-name="T188_1">echo</text:span><text:span text:style-name="T188_2"><text:s/>2.3.1<text:s/></text:span><text:span text:style-name="T188_3">CREATE</text:span><text:span text:style-name="T188_4"><text:s/></text:span><text:span text:style-name="T188_5">TRANSACTION</text:span><text:span text:style-name="T188_6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newtransaction</text:span><text:span text:style-name="T189_6"><text:s/></text:span><text:span text:style-name="T189_7">transaction</text:span><text:span text:style-name="T189_8">02</text:span></text:p>
      <text:p text:style-name="P190"><text:span text:style-name="T190_1">echo</text:span></text:p>
      <text:p text:style-name="P191"><text:span text:style-name="T191_1">echo</text:span><text:span text:style-name="T191_2"><text:s/>2.3.2<text:s/></text:span><text:span text:style-name="T191_3">ADD</text:span><text:span text:style-name="T191_4"><text:s/></text:span><text:span text:style-name="T191_5">OUTPUT</text:span><text:span text:style-name="T191_6"><text:s/></text:span><text:span text:style-name="T191_7">OF</text:span><text:span text:style-name="T191_8"><text:s/>3<text:s/></text:span><text:span text:style-name="T191_9">FACTOIDS</text:span><text:span text:style-name="T191_10"><text:s/></text:span><text:span text:style-name="T191_11">TO</text:span><text:span text:style-name="T191_12"><text:s/></text:span><text:span text:style-name="T191_13">TRANSACTION</text:span><text:span text:style-name="T191_14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addoutput</text:span><text:span text:style-name="T192_6"><text:s/></text:span><text:span text:style-name="T192_7">transaction</text:span><text:span text:style-name="T192_8">02<text:s/></text:span><text:span text:style-name="T192_9">factoid</text:span><text:span text:style-name="T192_10">-</text:span><text:span text:style-name="T192_11">wallet</text:span><text:span text:style-name="T192_12">-</text:span><text:span text:style-name="T192_13">address</text:span><text:span text:style-name="T192_14">-</text:span><text:span text:style-name="T192_15">name</text:span><text:span text:style-name="T192_16">02<text:s/>3</text:span></text:p>
      <text:p text:style-name="P193"><text:span text:style-name="T193_1">echo</text:span></text:p>
      <text:p text:style-name="P194"><text:span text:style-name="T194_1">echo</text:span><text:span text:style-name="T194_2"><text:s/>2.3.3<text:s/></text:span><text:span text:style-name="T194_3">SIGN</text:span><text:span text:style-name="T194_4"><text:s/></text:span><text:span text:style-name="T194_5">TRANSACTION</text:span><text:span text:style-name="T194_6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sign</text:span><text:span text:style-name="T195_6"><text:s/></text:span><text:span text:style-name="T195_7">transaction</text:span><text:span text:style-name="T195_8">02</text:span></text:p>
      <text:p text:style-name="P196"><text:span text:style-name="T196_1">echo</text:span></text:p>
      <text:p text:style-name="P197"><text:span text:style-name="T197_1">echo</text:span><text:span text:style-name="T197_2"><text:s/>2.3.4<text:s/></text:span><text:span text:style-name="T197_3">SUBMIT</text:span><text:span text:style-name="T197_4"><text:s/></text:span><text:span text:style-name="T197_5">TRANSACTION</text:span><text:span text:style-name="T197_6"><text:s text:c="3"/><text:tab/><text:s/></text:span></text:p>
      <text:p text:style-name="P198"><text:span text:style-name="T198_1">factom</text:span><text:span text:style-name="T198_2">-</text:span><text:span text:style-name="T198_3">cli</text:span><text:span text:style-name="T198_4"><text:s/></text:span><text:span text:style-name="T198_5">submit</text:span><text:span text:style-name="T198_6"><text:s/></text:span><text:span text:style-name="T198_7">transaction</text:span><text:span text:style-name="T198_8">02</text:span></text:p>
      <text:p text:style-name="P199"><text:span text:style-name="T199_1">echo</text:span></text:p>
      <text:p text:style-name="P200"><text:span text:style-name="T200_1">echo</text:span><text:span text:style-name="T200_2"><text:s/>2.3.5<text:s/></text:span><text:span text:style-name="T200_3">VERIFY</text:span><text:span text:style-name="T200_4"><text:s/></text:span><text:span text:style-name="T200_5">WALLET</text:span><text:span text:style-name="T200_6"><text:s/></text:span><text:span text:style-name="T200_7">BALANCES</text:span><text:span text:style-name="T200_8"><text:s text:c="3"/><text:tab/><text:s/></text:span></text:p>
      <text:p text:style-name="P201"><text:span text:style-name="T201_1">factom</text:span><text:span text:style-name="T201_2">-</text:span><text:span text:style-name="T201_3">cli</text:span><text:span text:style-name="T201_4"><text:s/></text:span><text:span text:style-name="T201_5">getaddresses</text:span></text:p>
      <text:p text:style-name="P202"><text:span text:style-name="T202_1">echo</text:span></text:p>
      <text:p text:style-name="P203"/>
      <text:p text:style-name="P204"><text:span text:style-name="T204_1">echo</text:span><text:span text:style-name="T204_2"><text:s/>2.4<text:s/></text:span><text:span text:style-name="T204_3">CREATE</text:span><text:span text:style-name="T204_4"><text:s/></text:span><text:span text:style-name="T204_5">TRANSACTION</text:span><text:span text:style-name="T204_6"><text:s/></text:span><text:span text:style-name="T204_7">WITH</text:span><text:span text:style-name="T204_8"><text:s/></text:span><text:span text:style-name="T204_9">NO</text:span><text:span text:style-name="T204_10"><text:s/></text:span><text:span text:style-name="T204_11">OUTPUTS</text:span><text:span text:style-name="T204_12"><text:s/></text:span><text:span text:style-name="T204_13">OR</text:span><text:span text:style-name="T204_14"><text:s/></text:span><text:span text:style-name="T204_15">ENTRY</text:span><text:span text:style-name="T204_16"><text:s/></text:span><text:span text:style-name="T204_17">CREDITS</text:span></text:p>
      <text:p text:style-name="P205"><text:span text:style-name="T205_1">echo</text:span></text:p>
      <text:p text:style-name="P206"><text:span text:style-name="T206_1">echo</text:span><text:span text:style-name="T206_2"><text:s/>2.4.1<text:s/></text:span><text:span text:style-name="T206_3">CREATE</text:span><text:span text:style-name="T206_4"><text:s/></text:span><text:span text:style-name="T206_5">TRANSACTION</text:span><text:span text:style-name="T206_6">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newtransaction</text:span><text:span text:style-name="T207_6"><text:s/></text:span><text:span text:style-name="T207_7">transaction</text:span><text:span text:style-name="T207_8">03</text:span></text:p>
      <text:p text:style-name="P208"><text:span text:style-name="T208_1">echo</text:span></text:p>
      <text:p text:style-name="P209"><text:span text:style-name="T209_1">echo</text:span><text:span text:style-name="T209_2"><text:s/>2.4.2<text:s/></text:span><text:span text:style-name="T209_3">ADD</text:span><text:span text:style-name="T209_4"><text:s/></text:span><text:span text:style-name="T209_5">INPUT</text:span><text:span text:style-name="T209_6"><text:s/></text:span><text:span text:style-name="T209_7">LARGER</text:span><text:span text:style-name="T209_8"><text:s/></text:span><text:span text:style-name="T209_9">THAN</text:span><text:span text:style-name="T209_10"><text:s/></text:span><text:span text:style-name="T209_11">BALANCE</text:span><text:span text:style-name="T209_12"><text:s/></text:span><text:span text:style-name="T209_13">TO</text:span><text:span text:style-name="T209_14"><text:s/></text:span><text:span text:style-name="T209_15">TRANSACTION</text:span><text:span text:style-name="T209_16">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addinput</text:span><text:span text:style-name="T210_6"><text:s/></text:span><text:span text:style-name="T210_7">transaction</text:span><text:span text:style-name="T210_8">03<text:s/></text:span><text:span text:style-name="T210_9">factoid</text:span><text:span text:style-name="T210_10">-</text:span><text:span text:style-name="T210_11">wallet</text:span><text:span text:style-name="T210_12">-</text:span><text:span text:style-name="T210_13">address</text:span><text:span text:style-name="T210_14">-</text:span><text:span text:style-name="T210_15">name</text:span><text:span text:style-name="T210_16">01<text:s/>2100</text:span></text:p>
      <text:p text:style-name="P211"><text:span text:style-name="T211_1">echo</text:span></text:p>
      <text:p text:style-name="P212"><text:span text:style-name="T212_1">echo</text:span><text:span text:style-name="T212_2"><text:s/>2.4.3<text:s/></text:span><text:span text:style-name="T212_3">ADD</text:span><text:span text:style-name="T212_4"><text:s/></text:span><text:span text:style-name="T212_5">INPUT</text:span><text:span text:style-name="T212_6"><text:s/></text:span><text:span text:style-name="T212_7">OF</text:span><text:span text:style-name="T212_8"><text:s/>100<text:s/></text:span><text:span text:style-name="T212_9">FACTOIDS</text:span><text:span text:style-name="T212_10"><text:s/></text:span><text:span text:style-name="T212_11">TO</text:span><text:span text:style-name="T212_12"><text:s/></text:span><text:span text:style-name="T212_13">TRANSACTION</text:span><text:span text:style-name="T212_14"><text:s text:c="3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addinput</text:span><text:span text:style-name="T213_6"><text:s/></text:span><text:span text:style-name="T213_7">transaction</text:span><text:span text:style-name="T213_8">03<text:s/></text:span><text:span text:style-name="T213_9">factoid</text:span><text:span text:style-name="T213_10">-</text:span><text:span text:style-name="T213_11">wallet</text:span><text:span text:style-name="T213_12">-</text:span><text:span text:style-name="T213_13">address</text:span><text:span text:style-name="T213_14">-</text:span><text:span text:style-name="T213_15">name</text:span><text:span text:style-name="T213_16">01<text:s/>100</text:span></text:p>
      <text:p text:style-name="P214"><text:span text:style-name="T214_1">echo</text:span></text:p>
      <text:p text:style-name="P215"><text:span text:style-name="T215_1">echo</text:span><text:span text:style-name="T215_2"><text:s/>2.4.4<text:s/></text:span><text:span text:style-name="T215_3">ADD</text:span><text:span text:style-name="T215_4"><text:s/></text:span><text:span text:style-name="T215_5">DUPLICATE</text:span><text:span text:style-name="T215_6"><text:s/></text:span><text:span text:style-name="T215_7">INPUT</text:span><text:span text:style-name="T215_8"><text:s/></text:span><text:span text:style-name="T215_9">OF</text:span><text:span text:style-name="T215_10"><text:s/>100<text:s/></text:span><text:span text:style-name="T215_11">FACTOIDS</text:span><text:span text:style-name="T215_12"><text:s/></text:span><text:span text:style-name="T215_13">TO</text:span><text:span text:style-name="T215_14"><text:s/></text:span><text:span text:style-name="T215_15">TRANSACTION</text:span><text:span text:style-name="T215_16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addinput</text:span><text:span text:style-name="T216_6"><text:s/></text:span><text:span text:style-name="T216_7">transaction</text:span><text:span text:style-name="T216_8">03<text:s/></text:span><text:span text:style-name="T216_9">factoid</text:span><text:span text:style-name="T216_10">-</text:span><text:span text:style-name="T216_11">wallet</text:span><text:span text:style-name="T216_12">-</text:span><text:span text:style-name="T216_13">address</text:span><text:span text:style-name="T216_14">-</text:span><text:span text:style-name="T216_15">name</text:span><text:span text:style-name="T216_16">01<text:s/>100</text:span></text:p>
      <text:p text:style-name="P217"><text:span text:style-name="T217_1">echo</text:span></text:p>
      <text:p text:style-name="P218"><text:span text:style-name="T218_1">echo</text:span><text:span text:style-name="T218_2"><text:s/>2.4.5<text:s/></text:span><text:span text:style-name="T218_3">SIGN</text:span><text:span text:style-name="T218_4"><text:s/></text:span><text:span text:style-name="T218_5">TRANSACTION</text:span><text:span text:style-name="T218_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sign</text:span><text:span text:style-name="T219_6"><text:s/></text:span><text:span text:style-name="T219_7">transaction</text:span><text:span text:style-name="T219_8">03</text:span></text:p>
      <text:p text:style-name="P220"><text:span text:style-name="T220_1">echo</text:span></text:p>
      <text:p text:style-name="P221"><text:span text:style-name="T221_1">echo</text:span><text:span text:style-name="T221_2"><text:s/>2.4.6<text:s/></text:span><text:span text:style-name="T221_3">SUBMIT</text:span><text:span text:style-name="T221_4"><text:s/></text:span><text:span text:style-name="T221_5">TRANSACTION</text:span><text:span text:style-name="T221_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submit</text:span><text:span text:style-name="T222_6"><text:s/></text:span><text:span text:style-name="T222_7">transaction</text:span><text:span text:style-name="T222_8">03</text:span></text:p>
      <text:p text:style-name="P223"><text:span text:style-name="T223_1">echo</text:span></text:p>
      <text:p text:style-name="P224"><text:span text:style-name="T224_1">echo</text:span><text:span text:style-name="T224_2"><text:s/>2.4.7<text:s/></text:span><text:span text:style-name="T224_3">VERIFY</text:span><text:span text:style-name="T224_4"><text:s/></text:span><text:span text:style-name="T224_5">WALLET</text:span><text:span text:style-name="T224_6"><text:s/></text:span><text:span text:style-name="T224_7">BALANCES</text:span><text:span text:style-name="T224_8"><text:s text:c="3"/><text:tab/><text:s/>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getaddresses</text:span></text:p>
      <text:p text:style-name="P226"><text:span text:style-name="T226_1">echo</text:span></text:p>
      <text:p text:style-name="P227"/>
      <text:p text:style-name="P228"><text:span text:style-name="T228_1">echo</text:span><text:span text:style-name="T228_2"><text:s/>2.5<text:s/></text:span><text:span text:style-name="T228_3">CREATE</text:span><text:span text:style-name="T228_4"><text:s/></text:span><text:span text:style-name="T228_5">TRANSACTION</text:span><text:span text:style-name="T228_6"><text:s/></text:span><text:span text:style-name="T228_7">WITH</text:span><text:span text:style-name="T228_8"><text:s/></text:span><text:span text:style-name="T228_9">INPUT</text:span><text:span text:style-name="T228_10"><text:s/></text:span><text:span text:style-name="T228_11">TO</text:span><text:span text:style-name="T228_12"><text:s/></text:span><text:span text:style-name="T228_13">ENTRY</text:span><text:span text:style-name="T228_14"><text:s/></text:span><text:span text:style-name="T228_15">CREDITS</text:span></text:p>
      <text:p text:style-name="P229"><text:span text:style-name="T229_1">echo</text:span></text:p>
      <text:p text:style-name="P230"><text:span text:style-name="T230_1">echo</text:span><text:span text:style-name="T230_2"><text:s/>2.5.1<text:s/></text:span><text:span text:style-name="T230_3">CREATE</text:span><text:span text:style-name="T230_4"><text:s/></text:span><text:span text:style-name="T230_5">TRANSACTION</text:span><text:span text:style-name="T230_6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newtransaction</text:span><text:span text:style-name="T231_6"><text:s/></text:span><text:span text:style-name="T231_7">transaction</text:span><text:span text:style-name="T231_8">04</text:span></text:p>
      <text:p text:style-name="P232"><text:span text:style-name="T232_1">echo</text:span></text:p>
      <text:p text:style-name="P233"><text:span text:style-name="T233_1">echo</text:span><text:span text:style-name="T233_2"><text:s/>2.5.2<text:s/></text:span><text:span text:style-name="T233_3">ADD</text:span><text:span text:style-name="T233_4"><text:s/></text:span><text:span text:style-name="T233_5">INPUT</text:span><text:span text:style-name="T233_6"><text:s/></text:span><text:span text:style-name="T233_7">OF</text:span><text:span text:style-name="T233_8"><text:s/>100<text:s/></text:span><text:span text:style-name="T233_9">FACTOIDS</text:span><text:span text:style-name="T233_10"><text:s/></text:span><text:span text:style-name="T233_11">TO</text:span><text:span text:style-name="T233_12"><text:s/></text:span><text:span text:style-name="T233_13">TRANSACTION</text:span><text:span text:style-name="T233_14"><text:s text:c="3"/><text:tab/><text:s/></text:span></text:p>
      <text:p text:style-name="P234"><text:span text:style-name="T234_1">factom</text:span><text:span text:style-name="T234_2">-</text:span><text:span text:style-name="T234_3">cli</text:span><text:span text:style-name="T234_4"><text:s/></text:span><text:span text:style-name="T234_5">addinput</text:span><text:span text:style-name="T234_6"><text:s/></text:span><text:span text:style-name="T234_7">transaction</text:span><text:span text:style-name="T234_8">04<text:s/></text:span><text:span text:style-name="T234_9">factoid</text:span><text:span text:style-name="T234_10">-</text:span><text:span text:style-name="T234_11">wallet</text:span><text:span text:style-name="T234_12">-</text:span><text:span text:style-name="T234_13">address</text:span><text:span text:style-name="T234_14">-</text:span><text:span text:style-name="T234_15">name</text:span><text:span text:style-name="T234_16">01<text:s/>100</text:span></text:p>
      <text:p text:style-name="P235"><text:span text:style-name="T235_1">echo</text:span></text:p>
      <text:p text:style-name="P236"><text:span text:style-name="T236_1">echo</text:span><text:span text:style-name="T236_2"><text:s/>2.5.3<text:s/></text:span><text:span text:style-name="T236_3">ADD</text:span><text:span text:style-name="T236_4"><text:s/>6<text:s/></text:span><text:span text:style-name="T236_5">FACTOIDS</text:span><text:span text:style-name="T236_6"><text:s/></text:span><text:span text:style-name="T236_7">OF</text:span><text:span text:style-name="T236_8"><text:s/></text:span><text:span text:style-name="T236_9">ENTRY</text:span><text:span text:style-name="T236_10"><text:s/></text:span><text:span text:style-name="T236_11">CREDITS</text:span><text:span text:style-name="T236_12"><text:s/></text:span><text:span text:style-name="T236_13">FOR</text:span><text:span text:style-name="T236_14"><text:s/>1</text:span><text:span text:style-name="T236_15">ST</text:span><text:span text:style-name="T236_16"><text:s/></text:span><text:span text:style-name="T236_17">ENTRY</text:span><text:span text:style-name="T236_18"><text:s/></text:span><text:span text:style-name="T236_19">CREDIT</text:span><text:span text:style-name="T236_20"><text:s/></text:span><text:span text:style-name="T236_21">WALLET</text:span><text:span text:style-name="T236_22"><text:s/></text:span><text:span text:style-name="T236_23">TO</text:span><text:span text:style-name="T236_24"><text:s/></text:span><text:span text:style-name="T236_25">TRANSACTION</text:span><text:span text:style-name="T236_26"><text:s text:c="3"/><text:tab/><text:s/></text:span></text:p>
      <text:p text:style-name="P237"><text:span text:style-name="T237_1">factom</text:span><text:span text:style-name="T237_2">-</text:span><text:span text:style-name="T237_3">cli</text:span><text:span text:style-name="T237_4"><text:s/></text:span><text:span text:style-name="T237_5">addecoutput</text:span><text:span text:style-name="T237_6"><text:s/></text:span><text:span text:style-name="T237_7">transaction</text:span><text:span text:style-name="T237_8">04<text:s/></text:span><text:span text:style-name="T237_9">ec</text:span><text:span text:style-name="T237_10">-</text:span><text:span text:style-name="T237_11">wallet</text:span><text:span text:style-name="T237_12">-</text:span><text:span text:style-name="T237_13">address</text:span><text:span text:style-name="T237_14">-</text:span><text:span text:style-name="T237_15">name</text:span><text:span text:style-name="T237_16">01<text:s/>6</text:span></text:p>
      <text:p text:style-name="P238"><text:span text:style-name="T238_1">echo</text:span></text:p>
      <text:p text:style-name="P239"><text:span text:style-name="T239_1">echo</text:span><text:span text:style-name="T239_2"><text:s/>2.5.4<text:s/></text:span><text:span text:style-name="T239_3">ADD</text:span><text:span text:style-name="T239_4"><text:s/>-6<text:s/></text:span><text:span text:style-name="T239_5">FACTOIDS</text:span><text:span text:style-name="T239_6"><text:s/></text:span><text:span text:style-name="T239_7">OF</text:span><text:span text:style-name="T239_8"><text:s/></text:span><text:span text:style-name="T239_9">ENTRY</text:span><text:span text:style-name="T239_10"><text:s/></text:span><text:span text:style-name="T239_11">CREDITS</text:span><text:span text:style-name="T239_12"><text:s/></text:span><text:span text:style-name="T239_13">FOR</text:span><text:span text:style-name="T239_14"><text:s/>1</text:span><text:span text:style-name="T239_15">ST</text:span><text:span text:style-name="T239_16"><text:s/></text:span><text:span text:style-name="T239_17">ENTRY</text:span><text:span text:style-name="T239_18"><text:s/></text:span><text:span text:style-name="T239_19">CREDIT</text:span><text:span text:style-name="T239_20"><text:s/></text:span><text:span text:style-name="T239_21">WALLET</text:span><text:span text:style-name="T239_22"><text:s/></text:span><text:span text:style-name="T239_23">TO</text:span><text:span text:style-name="T239_24"><text:s/></text:span><text:span text:style-name="T239_25">TRANSACTION</text:span><text:span text:style-name="T239_26"><text:s text:c="3"/><text:tab/><text:s/></text:span></text:p>
      <text:p text:style-name="P240"><text:span text:style-name="T240_1">factom</text:span><text:span text:style-name="T240_2">-</text:span><text:span text:style-name="T240_3">cli</text:span><text:span text:style-name="T240_4"><text:s/></text:span><text:span text:style-name="T240_5">addecoutput</text:span><text:span text:style-name="T240_6"><text:s/></text:span><text:span text:style-name="T240_7">transaction</text:span><text:span text:style-name="T240_8">04<text:s/></text:span><text:span text:style-name="T240_9">ec</text:span><text:span text:style-name="T240_10">-</text:span><text:span text:style-name="T240_11">wallet</text:span><text:span text:style-name="T240_12">-</text:span><text:span text:style-name="T240_13">address</text:span><text:span text:style-name="T240_14">-</text:span><text:span text:style-name="T240_15">name</text:span><text:span text:style-name="T240_16">01<text:s/>-6</text:span></text:p>
      <text:p text:style-name="P241"><text:span text:style-name="T241_1">echo</text:span></text:p>
      <text:p text:style-name="P242"><text:span text:style-name="T242_1">echo</text:span><text:span text:style-name="T242_2"><text:s/>2.5.5<text:s/></text:span><text:span text:style-name="T242_3">SIGN</text:span><text:span text:style-name="T242_4"><text:s/></text:span><text:span text:style-name="T242_5">TRANSACTION</text:span><text:span text:style-name="T242_6"><text:s text:c="3"/><text:tab/><text:s/></text:span></text:p>
      <text:p text:style-name="P243"><text:span text:style-name="T243_1">factom</text:span><text:span text:style-name="T243_2">-</text:span><text:span text:style-name="T243_3">cli</text:span><text:span text:style-name="T243_4"><text:s/></text:span><text:span text:style-name="T243_5">sign</text:span><text:span text:style-name="T243_6"><text:s/></text:span><text:span text:style-name="T243_7">transaction</text:span><text:span text:style-name="T243_8">04</text:span></text:p>
      <text:p text:style-name="P244"><text:span text:style-name="T244_1">echo</text:span></text:p>
      <text:p text:style-name="P245"><text:span text:style-name="T245_1">echo</text:span><text:span text:style-name="T245_2"><text:s/>2.5.6<text:s/></text:span><text:span text:style-name="T245_3">SUBMIT</text:span><text:span text:style-name="T245_4"><text:s/></text:span><text:span text:style-name="T245_5">TRANSACTION</text:span><text:span text:style-name="T245_6"><text:s text:c="3"/><text:tab/><text:s/></text:span></text:p>
      <text:p text:style-name="P246"><text:span text:style-name="T246_1">factom</text:span><text:span text:style-name="T246_2">-</text:span><text:span text:style-name="T246_3">cli</text:span><text:span text:style-name="T246_4"><text:s/></text:span><text:span text:style-name="T246_5">submit</text:span><text:span text:style-name="T246_6"><text:s/></text:span><text:span text:style-name="T246_7">transaction</text:span><text:span text:style-name="T246_8">04</text:span></text:p>
      <text:p text:style-name="P247"><text:span text:style-name="T247_1">echo</text:span></text:p>
      <text:p text:style-name="P248"><text:span text:style-name="T248_1">echo</text:span><text:span text:style-name="T248_2"><text:s/>2.5.7<text:s/></text:span><text:span text:style-name="T248_3">VERIFY</text:span><text:span text:style-name="T248_4"><text:s/></text:span><text:span text:style-name="T248_5">WALLET</text:span><text:span text:style-name="T248_6"><text:s/></text:span><text:span text:style-name="T248_7">BALANCES</text:span><text:span text:style-name="T248_8"><text:s text:c="3"/><text:tab/><text:s/></text:span></text:p>
      <text:p text:style-name="P249"><text:span text:style-name="T249_1">factom</text:span><text:span text:style-name="T249_2">-</text:span><text:span text:style-name="T249_3">cli</text:span><text:span text:style-name="T249_4"><text:s/></text:span><text:span text:style-name="T249_5">getaddresses</text:span></text:p>
      <text:p text:style-name="P250"><text:span text:style-name="T250_1">echo</text:span></text:p>
      <text:p text:style-name="P251"/>
      <text:p text:style-name="P252"><text:span text:style-name="T252_1">echo</text:span><text:span text:style-name="T252_2"><text:s/>2.6<text:s/></text:span><text:span text:style-name="T252_3">CREATE</text:span><text:span text:style-name="T252_4"><text:s/></text:span><text:span text:style-name="T252_5">TRANSACTION</text:span><text:span text:style-name="T252_6"><text:s/></text:span><text:span text:style-name="T252_7">WITH</text:span><text:span text:style-name="T252_8"><text:s/></text:span><text:span text:style-name="T252_9">INPUT</text:span><text:span text:style-name="T252_10"><text:s/></text:span><text:span text:style-name="T252_11">TO</text:span><text:span text:style-name="T252_12"><text:s/></text:span><text:span text:style-name="T252_13">OUTPUT</text:span></text:p>
      <text:p text:style-name="P253"><text:span text:style-name="T253_1">echo</text:span></text:p>
      <text:p text:style-name="P254"><text:span text:style-name="T254_1">echo</text:span><text:span text:style-name="T254_2"><text:s/>2.6.1<text:s/></text:span><text:span text:style-name="T254_3">CREATE</text:span><text:span text:style-name="T254_4"><text:s/></text:span><text:span text:style-name="T254_5">TRANSACTION</text:span><text:span text:style-name="T254_6"><text:s text:c="3"/><text:tab/><text:s/></text:span></text:p>
      <text:p text:style-name="P255"><text:span text:style-name="T255_1">factom</text:span><text:span text:style-name="T255_2">-</text:span><text:span text:style-name="T255_3">cli</text:span><text:span text:style-name="T255_4"><text:s/></text:span><text:span text:style-name="T255_5">newtransaction</text:span><text:span text:style-name="T255_6"><text:s/></text:span><text:span text:style-name="T255_7">transaction</text:span><text:span text:style-name="T255_8">05</text:span></text:p>
      <text:p text:style-name="P256"><text:span text:style-name="T256_1">echo</text:span></text:p>
      <text:p text:style-name="P257"><text:span text:style-name="T257_1">echo</text:span><text:span text:style-name="T257_2"><text:s/>2.6.2<text:s/></text:span><text:span text:style-name="T257_3">ADD</text:span><text:span text:style-name="T257_4"><text:s/></text:span><text:span text:style-name="T257_5">INPUT</text:span><text:span text:style-name="T257_6"><text:s/></text:span><text:span text:style-name="T257_7">OF</text:span><text:span text:style-name="T257_8"><text:s/>100<text:s/></text:span><text:span text:style-name="T257_9">FACTOIDS</text:span><text:span text:style-name="T257_10"><text:s/></text:span><text:span text:style-name="T257_11">TO</text:span><text:span text:style-name="T257_12"><text:s/></text:span><text:span text:style-name="T257_13">TRANSACTION</text:span><text:span text:style-name="T257_14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addinput</text:span><text:span text:style-name="T258_6"><text:s/></text:span><text:span text:style-name="T258_7">transaction</text:span><text:span text:style-name="T258_8">05<text:s/></text:span><text:span text:style-name="T258_9">factoid</text:span><text:span text:style-name="T258_10">-</text:span><text:span text:style-name="T258_11">wallet</text:span><text:span text:style-name="T258_12">-</text:span><text:span text:style-name="T258_13">address</text:span><text:span text:style-name="T258_14">-</text:span><text:span text:style-name="T258_15">name</text:span><text:span text:style-name="T258_16">01<text:s/>100</text:span></text:p>
      <text:p text:style-name="P259"><text:span text:style-name="T259_1">echo</text:span></text:p>
      <text:p text:style-name="P260"><text:span text:style-name="T260_1">echo</text:span><text:span text:style-name="T260_2"><text:s/>2.6.3<text:s/></text:span><text:span text:style-name="T260_3">ADD</text:span><text:span text:style-name="T260_4"><text:s/></text:span><text:span text:style-name="T260_5">OUTPUT</text:span><text:span text:style-name="T260_6"><text:s/></text:span><text:span text:style-name="T260_7">OF</text:span><text:span text:style-name="T260_8"><text:s/>3<text:s/></text:span><text:span text:style-name="T260_9">FACTOIDS</text:span><text:span text:style-name="T260_10"><text:s/></text:span><text:span text:style-name="T260_11">TO</text:span><text:span text:style-name="T260_12"><text:s/></text:span><text:span text:style-name="T260_13">SAME</text:span><text:span text:style-name="T260_14"><text:s/></text:span><text:span text:style-name="T260_15">FACTOID</text:span><text:span text:style-name="T260_16"><text:s/></text:span><text:span text:style-name="T260_17">WALLET</text:span><text:span text:style-name="T260_18"><text:s/></text:span><text:span text:style-name="T260_19">ADDRESS</text:span><text:span text:style-name="T260_20"><text:s/></text:span><text:span text:style-name="T260_21">AS</text:span><text:span text:style-name="T260_22"><text:s/></text:span><text:span text:style-name="T260_23">INPUT</text:span><text:span text:style-name="T260_24"><text:s/></text:span><text:span text:style-name="T260_25">CAME</text:span><text:span text:style-name="T260_26"><text:s/></text:span><text:span text:style-name="T260_27">FROM</text:span><text:span text:style-name="T260_28"><text:s/></text:span><text:span text:style-name="T260_29">TO</text:span><text:span text:style-name="T260_30"><text:s/></text:span><text:span text:style-name="T260_31">TRANSACTION</text:span><text:span text:style-name="T260_32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addoutput</text:span><text:span text:style-name="T261_6"><text:s/></text:span><text:span text:style-name="T261_7">transaction</text:span><text:span text:style-name="T261_8">05<text:s/></text:span><text:span text:style-name="T261_9">factoid</text:span><text:span text:style-name="T261_10">-</text:span><text:span text:style-name="T261_11">wallet</text:span><text:span text:style-name="T261_12">-</text:span><text:span text:style-name="T261_13">address</text:span><text:span text:style-name="T261_14">-</text:span><text:span text:style-name="T261_15">name</text:span><text:span text:style-name="T261_16">01<text:s/>3</text:span></text:p>
      <text:p text:style-name="P262"><text:span text:style-name="T262_1">echo</text:span></text:p>
      <text:p text:style-name="P263"><text:span text:style-name="T263_1">echo</text:span><text:span text:style-name="T263_2"><text:s/>2.6.4<text:s/></text:span><text:span text:style-name="T263_3">ADD</text:span><text:span text:style-name="T263_4"><text:s/></text:span><text:span text:style-name="T263_5">OUTPUT</text:span><text:span text:style-name="T263_6"><text:s/></text:span><text:span text:style-name="T263_7">OF</text:span><text:span text:style-name="T263_8"><text:s/>5<text:s/></text:span><text:span text:style-name="T263_9">FACTOIDS</text:span><text:span text:style-name="T263_10"><text:s/></text:span><text:span text:style-name="T263_11">TO</text:span><text:span text:style-name="T263_12"><text:s/></text:span><text:span text:style-name="T263_13">NON</text:span><text:span text:style-name="T263_14">-</text:span><text:span text:style-name="T263_15">EXISTING</text:span><text:span text:style-name="T263_16"><text:s/></text:span><text:span text:style-name="T263_17">FACTOID</text:span><text:span text:style-name="T263_18"><text:s/></text:span><text:span text:style-name="T263_19">WALLET</text:span><text:span text:style-name="T263_20"><text:s/></text:span><text:span text:style-name="T263_21">ADDRESS</text:span><text:span text:style-name="T263_22"><text:s/></text:span><text:span text:style-name="T263_23">TO</text:span><text:span text:style-name="T263_24"><text:s/></text:span><text:span text:style-name="T263_25">TRANSACTION</text:span><text:span text:style-name="T263_26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addoutput</text:span><text:span text:style-name="T264_6"><text:s/></text:span><text:span text:style-name="T264_7">transaction</text:span><text:span text:style-name="T264_8">05<text:s/></text:span><text:span text:style-name="T264_9">xxx</text:span><text:span text:style-name="T264_10"><text:s/>5</text:span></text:p>
      <text:p text:style-name="P265"><text:span text:style-name="T265_1">echo</text:span></text:p>
      <text:p text:style-name="P266"><text:span text:style-name="T266_1">echo</text:span><text:span text:style-name="T266_2"><text:s/>2.6.5<text:s/></text:span><text:span text:style-name="T266_3">SIGN</text:span><text:span text:style-name="T266_4"><text:s/></text:span><text:span text:style-name="T266_5">TRANSACTION</text:span><text:span text:style-name="T266_6"><text:s text:c="3"/><text:tab/><text:s/></text:span></text:p>
      <text:p text:style-name="P267"><text:span text:style-name="T267_1">factom</text:span><text:span text:style-name="T267_2">-</text:span><text:span text:style-name="T267_3">cli</text:span><text:span text:style-name="T267_4"><text:s/></text:span><text:span text:style-name="T267_5">sign</text:span><text:span text:style-name="T267_6"><text:s/></text:span><text:span text:style-name="T267_7">transaction</text:span><text:span text:style-name="T267_8">05</text:span></text:p>
      <text:p text:style-name="P268"><text:span text:style-name="T268_1">echo</text:span></text:p>
      <text:p text:style-name="P269"><text:span text:style-name="T269_1">echo</text:span><text:span text:style-name="T269_2"><text:s/>2.6.6<text:s/></text:span><text:span text:style-name="T269_3">SUBMIT</text:span><text:span text:style-name="T269_4"><text:s/></text:span><text:span text:style-name="T269_5">TRANSACTION</text:span><text:span text:style-name="T269_6"><text:s text:c="3"/><text:tab/><text:s/></text:span></text:p>
      <text:p text:style-name="P270"><text:span text:style-name="T270_1">factom</text:span><text:span text:style-name="T270_2">-</text:span><text:span text:style-name="T270_3">cli</text:span><text:span text:style-name="T270_4"><text:s/></text:span><text:span text:style-name="T270_5">submit</text:span><text:span text:style-name="T270_6"><text:s/></text:span><text:span text:style-name="T270_7">transaction</text:span><text:span text:style-name="T270_8">05</text:span></text:p>
      <text:p text:style-name="P271"><text:span text:style-name="T271_1">echo</text:span></text:p>
      <text:p text:style-name="P272"><text:span text:style-name="T272_1">echo</text:span><text:span text:style-name="T272_2"><text:s/>2.6.7<text:s/></text:span><text:span text:style-name="T272_3">VERIFY</text:span><text:span text:style-name="T272_4"><text:s/></text:span><text:span text:style-name="T272_5">WALLET</text:span><text:span text:style-name="T272_6"><text:s/></text:span><text:span text:style-name="T272_7">BALANCES</text:span><text:span text:style-name="T272_8"><text:s text:c="3"/><text:tab/><text:s/></text:span></text:p>
      <text:p text:style-name="P273"><text:span text:style-name="T273_1">factom</text:span><text:span text:style-name="T273_2">-</text:span><text:span text:style-name="T273_3">cli</text:span><text:span text:style-name="T273_4"><text:s/></text:span><text:span text:style-name="T273_5">getaddresses</text:span></text:p>
      <text:p text:style-name="P274"><text:span text:style-name="T274_1">echo</text:span></text:p>
      <text:p text:style-name="P275"/>
      <text:p text:style-name="P276"><text:span text:style-name="T276_1">echo</text:span><text:span text:style-name="T276_2"><text:s/>2.7<text:s/></text:span><text:span text:style-name="T276_3">CREATE</text:span><text:span text:style-name="T276_4"><text:s/></text:span><text:span text:style-name="T276_5">TRANSACTION</text:span><text:span text:style-name="T276_6"><text:s/></text:span><text:span text:style-name="T276_7">WITH</text:span><text:span text:style-name="T276_8"><text:s/></text:span><text:span text:style-name="T276_9">INPUT</text:span><text:span text:style-name="T276_10"><text:s/></text:span><text:span text:style-name="T276_11">TO</text:span><text:span text:style-name="T276_12"><text:s/></text:span><text:span text:style-name="T276_13">OUTPUT</text:span><text:span text:style-name="T276_14"><text:s/></text:span><text:span text:style-name="T276_15">AND</text:span><text:span text:style-name="T276_16"><text:s/></text:span><text:span text:style-name="T276_17">ENTRY</text:span><text:span text:style-name="T276_18"><text:s/></text:span><text:span text:style-name="T276_19">CREDITS</text:span><text:span text:style-name="T276_20"><text:s text:c="3"/><text:tab/><text:s/></text:span></text:p>
      <text:p text:style-name="P277"><text:span text:style-name="T277_1">echo</text:span></text:p>
      <text:p text:style-name="P278"><text:span text:style-name="T278_1">echo</text:span><text:span text:style-name="T278_2"><text:s/>2.7.1<text:s/></text:span><text:span text:style-name="T278_3">CREATE</text:span><text:span text:style-name="T278_4"><text:s/></text:span><text:span text:style-name="T278_5">TRANSACTION</text:span><text:span text:style-name="T278_6"><text:s text:c="3"/><text:tab/><text:s/></text:span></text:p>
      <text:p text:style-name="P279"><text:span text:style-name="T279_1">factom</text:span><text:span text:style-name="T279_2">-</text:span><text:span text:style-name="T279_3">cli</text:span><text:span text:style-name="T279_4"><text:s/></text:span><text:span text:style-name="T279_5">newtransaction</text:span><text:span text:style-name="T279_6"><text:s/></text:span><text:span text:style-name="T279_7">transaction</text:span><text:span text:style-name="T279_8">06</text:span></text:p>
      <text:p text:style-name="P280"><text:span text:style-name="T280_1">echo</text:span></text:p>
      <text:p text:style-name="P281"><text:span text:style-name="T281_1">echo</text:span><text:span text:style-name="T281_2"><text:s/>2.7.2<text:s/></text:span><text:span text:style-name="T281_3">ADD</text:span><text:span text:style-name="T281_4"><text:s/></text:span><text:span text:style-name="T281_5">INPUT</text:span><text:span text:style-name="T281_6"><text:s/></text:span><text:span text:style-name="T281_7">TO</text:span><text:span text:style-name="T281_8"><text:s/></text:span><text:span text:style-name="T281_9">TRANSACTION</text:span><text:span text:style-name="T281_10"><text:s text:c="3"/><text:tab/><text:s/></text:span></text:p>
      <text:p text:style-name="P282"><text:span text:style-name="T282_1">echo</text:span></text:p>
      <text:p text:style-name="P283"><text:span text:style-name="T283_1">echo</text:span><text:span text:style-name="T283_2"><text:s/>2.7.2.1<text:s/></text:span><text:span text:style-name="T283_3">ADD</text:span><text:span text:style-name="T283_4"><text:s/></text:span><text:span text:style-name="T283_5">INPUT</text:span><text:span text:style-name="T283_6"><text:s/></text:span><text:span text:style-name="T283_7">OF</text:span><text:span text:style-name="T283_8"><text:s/>100<text:s/></text:span><text:span text:style-name="T283_9">FACTOIDS</text:span><text:span text:style-name="T283_10"><text:s/></text:span><text:span text:style-name="T283_11">TO</text:span><text:span text:style-name="T283_12"><text:s/></text:span><text:span text:style-name="T283_13">TRANSACTION</text:span><text:span text:style-name="T283_14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6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100</text:span></text:p>
      <text:p text:style-name="P285"><text:span text:style-name="T285_1">echo</text:span></text:p>
      <text:p text:style-name="P286"><text:span text:style-name="T286_1">echo</text:span><text:span text:style-name="T286_2"><text:s/>2.7.3<text:s text:c="2"/></text:span><text:span text:style-name="T286_3">ADD</text:span><text:span text:style-name="T286_4"><text:s/></text:span><text:span text:style-name="T286_5">OUTPUT</text:span><text:span text:style-name="T286_6"><text:s/></text:span><text:span text:style-name="T286_7">TO</text:span><text:span text:style-name="T286_8"><text:s/></text:span><text:span text:style-name="T286_9">TRANSACTION</text:span><text:span text:style-name="T286_10"><text:s text:c="3"/><text:tab/><text:s/></text:span></text:p>
      <text:p text:style-name="P287"><text:span text:style-name="T287_1">echo</text:span></text:p>
      <text:p text:style-name="P288"><text:span text:style-name="T288_1">echo</text:span><text:span text:style-name="T288_2"><text:s/>2.7.3.1<text:s/></text:span><text:span text:style-name="T288_3">ADD</text:span><text:span text:style-name="T288_4"><text:s/></text:span><text:span text:style-name="T288_5">OUTPUT</text:span><text:span text:style-name="T288_6"><text:s/></text:span><text:span text:style-name="T288_7">OF</text:span><text:span text:style-name="T288_8"><text:s/>3.33333333<text:s/></text:span><text:span text:style-name="T288_9">FACTOIDS</text:span><text:span text:style-name="T288_10"><text:s/></text:span><text:span text:style-name="T288_11">TO</text:span><text:span text:style-name="T288_12"><text:s/></text:span><text:span text:style-name="T288_13">TRANSACTION</text:span><text:span text:style-name="T288_14"><text:s text:c="3"/><text:tab/><text:s/></text:span></text:p>
      <text:p text:style-name="P289"><text:span text:style-name="T289_1">factom</text:span><text:span text:style-name="T289_2">-</text:span><text:span text:style-name="T289_3">cli</text:span><text:span text:style-name="T289_4"><text:s/></text:span><text:span text:style-name="T289_5">addoutput</text:span><text:span text:style-name="T289_6"><text:s/></text:span><text:span text:style-name="T289_7">transaction</text:span><text:span text:style-name="T289_8">06<text:s/></text:span><text:span text:style-name="T289_9">factoid</text:span><text:span text:style-name="T289_10">-</text:span><text:span text:style-name="T289_11">wallet</text:span><text:span text:style-name="T289_12">-</text:span><text:span text:style-name="T289_13">address</text:span><text:span text:style-name="T289_14">-</text:span><text:span text:style-name="T289_15">name</text:span><text:span text:style-name="T289_16">02<text:s/>3.33333333</text:span></text:p>
      <text:p text:style-name="P290"><text:span text:style-name="T290_1">echo</text:span></text:p>
      <text:p text:style-name="P291"><text:span text:style-name="T291_1">echo</text:span><text:span text:style-name="T291_2"><text:s/>2.7.4<text:s text:c="2"/></text:span><text:span text:style-name="T291_3">ADD</text:span><text:span text:style-name="T291_4"><text:s/></text:span><text:span text:style-name="T291_5">PURCHASE</text:span><text:span text:style-name="T291_6"><text:s/></text:span><text:span text:style-name="T291_7">OF</text:span><text:span text:style-name="T291_8"><text:s/></text:span><text:span text:style-name="T291_9">ENTRY</text:span><text:span text:style-name="T291_10"><text:s/></text:span><text:span text:style-name="T291_11">CREDITS</text:span><text:span text:style-name="T291_12"><text:s/></text:span><text:span text:style-name="T291_13">TO</text:span><text:span text:style-name="T291_14"><text:s/></text:span><text:span text:style-name="T291_15">TRANSACTION</text:span></text:p>
      <text:p text:style-name="P292"><text:span text:style-name="T292_1">echo</text:span></text:p>
      <text:p text:style-name="P293"><text:span text:style-name="T293_1">echo</text:span><text:span text:style-name="T293_2"><text:s/>2.7.4.1<text:s/></text:span><text:span text:style-name="T293_3">ADD</text:span><text:span text:style-name="T293_4"><text:s/>6<text:s/></text:span><text:span text:style-name="T293_5">FACTOIDS</text:span><text:span text:style-name="T293_6"><text:s/></text:span><text:span text:style-name="T293_7">OF</text:span><text:span text:style-name="T293_8"><text:s/></text:span><text:span text:style-name="T293_9">ENTRY</text:span><text:span text:style-name="T293_10"><text:s/></text:span><text:span text:style-name="T293_11">CREDITS</text:span><text:span text:style-name="T293_12"><text:s/></text:span><text:span text:style-name="T293_13">FOR</text:span><text:span text:style-name="T293_14"><text:s/>1</text:span><text:span text:style-name="T293_15">ST</text:span><text:span text:style-name="T293_16"><text:s/></text:span><text:span text:style-name="T293_17">ENTRY</text:span><text:span text:style-name="T293_18"><text:s/></text:span><text:span text:style-name="T293_19">CREDIT</text:span><text:span text:style-name="T293_20"><text:s/></text:span><text:span text:style-name="T293_21">WALLET</text:span><text:span text:style-name="T293_22"><text:s/></text:span><text:span text:style-name="T293_23">TO</text:span><text:span text:style-name="T293_24"><text:s/></text:span><text:span text:style-name="T293_25">TRANSACTION</text:span><text:span text:style-name="T293_2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addecoutput</text:span><text:span text:style-name="T294_6"><text:s/></text:span><text:span text:style-name="T294_7">transaction</text:span><text:span text:style-name="T294_8">06<text:s/>$</text:span><text:span text:style-name="T294_9">ECWALLETADDRESSKEY</text:span><text:span text:style-name="T294_10">01<text:s/>6</text:span></text:p>
      <text:p text:style-name="P295"><text:span text:style-name="T295_1">echo</text:span></text:p>
      <text:p text:style-name="P296"><text:span text:style-name="T296_1">echo</text:span><text:span text:style-name="T296_2"><text:s/>2.7.5<text:s/></text:span><text:span text:style-name="T296_3">SIGN</text:span><text:span text:style-name="T296_4"><text:s/></text:span><text:span text:style-name="T296_5">TRANSACTION</text:span><text:span text:style-name="T296_6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sign</text:span><text:span text:style-name="T297_6"><text:s/></text:span><text:span text:style-name="T297_7">transaction</text:span><text:span text:style-name="T297_8">06</text:span></text:p>
      <text:p text:style-name="P298"><text:span text:style-name="T298_1">echo</text:span></text:p>
      <text:p text:style-name="P299"><text:span text:style-name="T299_1">echo</text:span><text:span text:style-name="T299_2"><text:s/>2.7.6<text:s/></text:span><text:span text:style-name="T299_3">SUBMIT</text:span><text:span text:style-name="T299_4"><text:s/></text:span><text:span text:style-name="T299_5">TRANSACTION</text:span><text:span text:style-name="T299_6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submit</text:span><text:span text:style-name="T300_6"><text:s/></text:span><text:span text:style-name="T300_7">transaction</text:span><text:span text:style-name="T300_8">06</text:span></text:p>
      <text:p text:style-name="P301"><text:span text:style-name="T301_1">echo</text:span></text:p>
      <text:p text:style-name="P302"><text:span text:style-name="T302_1">echo</text:span><text:span text:style-name="T302_2"><text:s/>2.7.7<text:s/></text:span><text:span text:style-name="T302_3">VERIFY</text:span><text:span text:style-name="T302_4"><text:s/></text:span><text:span text:style-name="T302_5">WALLET</text:span><text:span text:style-name="T302_6"><text:s/></text:span><text:span text:style-name="T302_7">BALANCES</text:span><text:span text:style-name="T302_8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getaddresses</text:span></text:p>
      <text:p text:style-name="P304"><text:span text:style-name="T304_1">echo</text:span></text:p>
      <text:p text:style-name="P305"/>
      <text:p text:style-name="P306"><text:span text:style-name="T306_1">echo</text:span><text:span text:style-name="T306_2"><text:s/>2.8<text:s/></text:span><text:span text:style-name="T306_3">CREATE</text:span><text:span text:style-name="T306_4"><text:s/></text:span><text:span text:style-name="T306_5">TRANSACTION</text:span><text:span text:style-name="T306_6"><text:s/></text:span><text:span text:style-name="T306_7">WITH</text:span><text:span text:style-name="T306_8"><text:s/></text:span><text:span text:style-name="T306_9">MULTIPLE</text:span><text:span text:style-name="T306_10"><text:s/></text:span><text:span text:style-name="T306_11">INPUT</text:span><text:span text:style-name="T306_12"><text:s/></text:span><text:span text:style-name="T306_13">OUTPUT</text:span><text:span text:style-name="T306_14"><text:s/></text:span><text:span text:style-name="T306_15">AND</text:span><text:span text:style-name="T306_16"><text:s/></text:span><text:span text:style-name="T306_17">ENTRY</text:span><text:span text:style-name="T306_18"><text:s/></text:span><text:span text:style-name="T306_19">CREDITS</text:span><text:span text:style-name="T306_20"><text:s text:c="3"/><text:tab/><text:s/></text:span></text:p>
      <text:p text:style-name="P307"><text:span text:style-name="T307_1">echo</text:span></text:p>
      <text:p text:style-name="P308"><text:span text:style-name="T308_1">echo</text:span><text:span text:style-name="T308_2"><text:s/>2.8.1<text:s/></text:span><text:span text:style-name="T308_3">CREATE</text:span><text:span text:style-name="T308_4"><text:s/></text:span><text:span text:style-name="T308_5">TRANSACTION</text:span><text:span text:style-name="T308_6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newtransaction</text:span><text:span text:style-name="T309_6"><text:s/></text:span><text:span text:style-name="T309_7">transaction</text:span><text:span text:style-name="T309_8">07</text:span></text:p>
      <text:p text:style-name="P310"><text:span text:style-name="T310_1">echo</text:span></text:p>
      <text:p text:style-name="P311"><text:span text:style-name="T311_1">echo</text:span><text:span text:style-name="T311_2"><text:s/>2.8.2<text:s/></text:span><text:span text:style-name="T311_3">ADD</text:span><text:span text:style-name="T311_4"><text:s/></text:span><text:span text:style-name="T311_5">INPUTS</text:span><text:span text:style-name="T311_6"><text:s/></text:span><text:span text:style-name="T311_7">TO</text:span><text:span text:style-name="T311_8"><text:s/></text:span><text:span text:style-name="T311_9">TRANSACTION</text:span><text:span text:style-name="T311_10"><text:s text:c="3"/><text:tab/><text:s/></text:span></text:p>
      <text:p text:style-name="P312"><text:span text:style-name="T312_1">echo</text:span></text:p>
      <text:p text:style-name="P313"><text:span text:style-name="T313_1">echo</text:span><text:span text:style-name="T313_2"><text:s/>2.8.2.1<text:s/></text:span><text:span text:style-name="T313_3">ADD</text:span><text:span text:style-name="T313_4"><text:s/>1</text:span><text:span text:style-name="T313_5">ST</text:span><text:span text:style-name="T313_6"><text:s/></text:span><text:span text:style-name="T313_7">INPUT</text:span><text:span text:style-name="T313_8"><text:s/></text:span><text:span text:style-name="T313_9">FROM</text:span><text:span text:style-name="T313_10"><text:s/>1</text:span><text:span text:style-name="T313_11">ST</text:span><text:span text:style-name="T313_12"><text:s/></text:span><text:span text:style-name="T313_13">FACTOID</text:span><text:span text:style-name="T313_14"><text:s/></text:span><text:span text:style-name="T313_15">WALLET</text:span><text:span text:style-name="T313_16"><text:s/></text:span><text:span text:style-name="T313_17">ADDRESS</text:span><text:span text:style-name="T313_18"><text:s/></text:span><text:span text:style-name="T313_19">TO</text:span><text:span text:style-name="T313_20"><text:s/></text:span><text:span text:style-name="T313_21">TRANSACTION</text:span><text:span text:style-name="T313_22"><text:s text:c="3"/><text:tab/><text:s/></text:span></text:p>
      <text:p text:style-name="P314"><text:span text:style-name="T314_1">factom</text:span><text:span text:style-name="T314_2">-</text:span><text:span text:style-name="T314_3">cli</text:span><text:span text:style-name="T314_4"><text:s/></text:span><text:span text:style-name="T314_5">addinput</text:span><text:span text:style-name="T314_6"><text:s/></text:span><text:span text:style-name="T314_7">transaction</text:span><text:span text:style-name="T314_8">07<text:s/></text:span><text:span text:style-name="T314_9">factoid</text:span><text:span text:style-name="T314_10">-</text:span><text:span text:style-name="T314_11">wallet</text:span><text:span text:style-name="T314_12">-</text:span><text:span text:style-name="T314_13">address</text:span><text:span text:style-name="T314_14">-</text:span><text:span text:style-name="T314_15">name</text:span><text:span text:style-name="T314_16">01<text:s/>100</text:span></text:p>
      <text:p text:style-name="P315"><text:span text:style-name="T315_1">echo</text:span></text:p>
      <text:p text:style-name="P316"><text:span text:style-name="T316_1">echo</text:span><text:span text:style-name="T316_2"><text:s/>2.8.2.2<text:s/></text:span><text:span text:style-name="T316_3">ADD</text:span><text:span text:style-name="T316_4"><text:s/>2</text:span><text:span text:style-name="T316_5">ND</text:span><text:span text:style-name="T316_6"><text:s/></text:span><text:span text:style-name="T316_7">INPUT</text:span><text:span text:style-name="T316_8"><text:s/></text:span><text:span text:style-name="T316_9">FROM</text:span><text:span text:style-name="T316_10"><text:s/>1</text:span><text:span text:style-name="T316_11">ST</text:span><text:span text:style-name="T316_12"><text:s/></text:span><text:span text:style-name="T316_13">FACTOID</text:span><text:span text:style-name="T316_14"><text:s/></text:span><text:span text:style-name="T316_15">WALLET</text:span><text:span text:style-name="T316_16"><text:s/></text:span><text:span text:style-name="T316_17">ADDRESS</text:span><text:span text:style-name="T316_18"><text:s/></text:span><text:span text:style-name="T316_19">TO</text:span><text:span text:style-name="T316_20"><text:s/></text:span><text:span text:style-name="T316_21">TRANSACTION</text:span><text:span text:style-name="T316_22"><text:s text:c="3"/><text:tab/><text:s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addinput</text:span><text:span text:style-name="T317_6"><text:s/></text:span><text:span text:style-name="T317_7">transaction</text:span><text:span text:style-name="T317_8">07<text:s/></text:span><text:span text:style-name="T317_9">factoid</text:span><text:span text:style-name="T317_10">-</text:span><text:span text:style-name="T317_11">wallet</text:span><text:span text:style-name="T317_12">-</text:span><text:span text:style-name="T317_13">address</text:span><text:span text:style-name="T317_14">-</text:span><text:span text:style-name="T317_15">name</text:span><text:span text:style-name="T317_16">01<text:s/>300</text:span></text:p>
      <text:p text:style-name="P318"><text:span text:style-name="T318_1">echo</text:span></text:p>
      <text:p text:style-name="P319"><text:span text:style-name="T319_1">echo</text:span><text:span text:style-name="T319_2"><text:s/>2.8.2.3<text:s/></text:span><text:span text:style-name="T319_3">ADD</text:span><text:span text:style-name="T319_4"><text:s/></text:span><text:span text:style-name="T319_5">INPUT</text:span><text:span text:style-name="T319_6"><text:s/></text:span><text:span text:style-name="T319_7">FROM</text:span><text:span text:style-name="T319_8"><text:s/>2</text:span><text:span text:style-name="T319_9">ND</text:span><text:span text:style-name="T319_10"><text:s/></text:span><text:span text:style-name="T319_11">FACTOID</text:span><text:span text:style-name="T319_12"><text:s/></text:span><text:span text:style-name="T319_13">WALLET</text:span><text:span text:style-name="T319_14"><text:s/></text:span><text:span text:style-name="T319_15">ADDRESS</text:span><text:span text:style-name="T319_16"><text:s/></text:span><text:span text:style-name="T319_17">TO</text:span><text:span text:style-name="T319_18"><text:s/></text:span><text:span text:style-name="T319_19">TRANSACTION</text:span><text:span text:style-name="T319_20"><text:s text:c="3"/><text:tab/><text:s/>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addinput</text:span><text:span text:style-name="T320_6"><text:s/></text:span><text:span text:style-name="T320_7">transaction</text:span><text:span text:style-name="T320_8">07<text:s/></text:span><text:span text:style-name="T320_9">factoid</text:span><text:span text:style-name="T320_10">-</text:span><text:span text:style-name="T320_11">wallet</text:span><text:span text:style-name="T320_12">-</text:span><text:span text:style-name="T320_13">address</text:span><text:span text:style-name="T320_14">-</text:span><text:span text:style-name="T320_15">name</text:span><text:span text:style-name="T320_16">02<text:s/>200</text:span></text:p>
      <text:p text:style-name="P321"><text:span text:style-name="T321_1">echo</text:span></text:p>
      <text:p text:style-name="P322"><text:span text:style-name="T322_1">echo</text:span><text:span text:style-name="T322_2"><text:s/>2.8.3<text:s/></text:span><text:span text:style-name="T322_3">ADD</text:span><text:span text:style-name="T322_4"><text:s/></text:span><text:span text:style-name="T322_5">OUTPUTS</text:span><text:span text:style-name="T322_6"><text:s/></text:span><text:span text:style-name="T322_7">TO</text:span><text:span text:style-name="T322_8"><text:s/></text:span><text:span text:style-name="T322_9">TRANSACTION</text:span><text:span text:style-name="T322_10"><text:s text:c="3"/><text:tab/><text:s/></text:span></text:p>
      <text:p text:style-name="P323"><text:span text:style-name="T323_1">echo</text:span></text:p>
      <text:p text:style-name="P324"><text:span text:style-name="T324_1">echo</text:span><text:span text:style-name="T324_2"><text:s/>2.8.3.1<text:s/></text:span><text:span text:style-name="T324_3">ADD</text:span><text:span text:style-name="T324_4"><text:s/>1</text:span><text:span text:style-name="T324_5">ST</text:span><text:span text:style-name="T324_6"><text:s/></text:span><text:span text:style-name="T324_7">OUTPUT</text:span><text:span text:style-name="T324_8"><text:s/></text:span><text:span text:style-name="T324_9">FROM</text:span><text:span text:style-name="T324_10"><text:s/>1</text:span><text:span text:style-name="T324_11">ST</text:span><text:span text:style-name="T324_12"><text:s/></text:span><text:span text:style-name="T324_13">FACTOID</text:span><text:span text:style-name="T324_14"><text:s/></text:span><text:span text:style-name="T324_15">WALLET</text:span><text:span text:style-name="T324_16"><text:s/></text:span><text:span text:style-name="T324_17">ADDRESS</text:span><text:span text:style-name="T324_18"><text:s/></text:span><text:span text:style-name="T324_19">TO</text:span><text:span text:style-name="T324_20"><text:s/></text:span><text:span text:style-name="T324_21">TRANSACTION</text:span><text:span text:style-name="T324_22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output</text:span><text:span text:style-name="T325_6"><text:s/></text:span><text:span text:style-name="T325_7">transaction</text:span><text:span text:style-name="T325_8">07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1<text:s/>4.44444444</text:span></text:p>
      <text:p text:style-name="P326"><text:span text:style-name="T326_1">echo</text:span></text:p>
      <text:p text:style-name="P327"><text:span text:style-name="T327_1">echo</text:span><text:span text:style-name="T327_2"><text:s/>2.8.3.2<text:s/></text:span><text:span text:style-name="T327_3">ADD</text:span><text:span text:style-name="T327_4"><text:s/>2</text:span><text:span text:style-name="T327_5">ND</text:span><text:span text:style-name="T327_6"><text:s/></text:span><text:span text:style-name="T327_7">OUTPUT</text:span><text:span text:style-name="T327_8"><text:s/></text:span><text:span text:style-name="T327_9">FROM</text:span><text:span text:style-name="T327_10"><text:s/>1</text:span><text:span text:style-name="T327_11">ST</text:span><text:span text:style-name="T327_12"><text:s/></text:span><text:span text:style-name="T327_13">FACTOID</text:span><text:span text:style-name="T327_14"><text:s/></text:span><text:span text:style-name="T327_15">WALLET</text:span><text:span text:style-name="T327_16"><text:s/></text:span><text:span text:style-name="T327_17">ADDRESS</text:span><text:span text:style-name="T327_18"><text:s/></text:span><text:span text:style-name="T327_19">TO</text:span><text:span text:style-name="T327_20"><text:s/></text:span><text:span text:style-name="T327_21">TRANSACTION</text:span><text:span text:style-name="T327_22"><text:s text:c="3"/><text:tab/><text:s/>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addoutput</text:span><text:span text:style-name="T328_6"><text:s/></text:span><text:span text:style-name="T328_7">transaction</text:span><text:span text:style-name="T328_8">07<text:s/></text:span><text:span text:style-name="T328_9">factoid</text:span><text:span text:style-name="T328_10">-</text:span><text:span text:style-name="T328_11">wallet</text:span><text:span text:style-name="T328_12">-</text:span><text:span text:style-name="T328_13">address</text:span><text:span text:style-name="T328_14">-</text:span><text:span text:style-name="T328_15">name</text:span><text:span text:style-name="T328_16">01<text:s/>5.55555555</text:span></text:p>
      <text:p text:style-name="P329"><text:span text:style-name="T329_1">echo</text:span></text:p>
      <text:p text:style-name="P330"><text:span text:style-name="T330_1">echo</text:span><text:span text:style-name="T330_2"><text:s/>2.8.3.3<text:s/></text:span><text:span text:style-name="T330_3">ADD</text:span><text:span text:style-name="T330_4"><text:s/></text:span><text:span text:style-name="T330_5">OUTPUT</text:span><text:span text:style-name="T330_6"><text:s/></text:span><text:span text:style-name="T330_7">FROM</text:span><text:span text:style-name="T330_8"><text:s/>2</text:span><text:span text:style-name="T330_9">ND</text:span><text:span text:style-name="T330_10"><text:s/></text:span><text:span text:style-name="T330_11">FACTOID</text:span><text:span text:style-name="T330_12"><text:s/></text:span><text:span text:style-name="T330_13">WALLET</text:span><text:span text:style-name="T330_14"><text:s/></text:span><text:span text:style-name="T330_15">ADDRESS</text:span><text:span text:style-name="T330_16"><text:s/></text:span><text:span text:style-name="T330_17">TO</text:span><text:span text:style-name="T330_18"><text:s/></text:span><text:span text:style-name="T330_19">TRANSACTION</text:span><text:span text:style-name="T330_20"><text:s text:c="3"/><text:tab/><text:s/></text:span></text:p>
      <text:p text:style-name="P331"><text:span text:style-name="T331_1">factom</text:span><text:span text:style-name="T331_2">-</text:span><text:span text:style-name="T331_3">cli</text:span><text:span text:style-name="T331_4"><text:s/></text:span><text:span text:style-name="T331_5">addoutput</text:span><text:span text:style-name="T331_6"><text:s/></text:span><text:span text:style-name="T331_7">transaction</text:span><text:span text:style-name="T331_8">07<text:s/></text:span><text:span text:style-name="T331_9">factoid</text:span><text:span text:style-name="T331_10">-</text:span><text:span text:style-name="T331_11">wallet</text:span><text:span text:style-name="T331_12">-</text:span><text:span text:style-name="T331_13">address</text:span><text:span text:style-name="T331_14">-</text:span><text:span text:style-name="T331_15">name</text:span><text:span text:style-name="T331_16">02<text:s/>6.66666666</text:span></text:p>
      <text:p text:style-name="P332"><text:span text:style-name="T332_1">echo</text:span></text:p>
      <text:p text:style-name="P333"><text:span text:style-name="T333_1">echo</text:span><text:span text:style-name="T333_2"><text:s/>2.8.4<text:s/></text:span><text:span text:style-name="T333_3">ADD</text:span><text:span text:style-name="T333_4"><text:s/></text:span><text:span text:style-name="T333_5">ENTRY</text:span><text:span text:style-name="T333_6"><text:s/></text:span><text:span text:style-name="T333_7">CREDIT</text:span><text:span text:style-name="T333_8"><text:s/></text:span><text:span text:style-name="T333_9">PURCHASES</text:span><text:span text:style-name="T333_10"><text:s/></text:span><text:span text:style-name="T333_11">TO</text:span><text:span text:style-name="T333_12"><text:s/></text:span><text:span text:style-name="T333_13">TRANSACTION</text:span></text:p>
      <text:p text:style-name="P334"><text:span text:style-name="T334_1">echo</text:span></text:p>
      <text:p text:style-name="P335"><text:span text:style-name="T335_1">echo</text:span><text:span text:style-name="T335_2"><text:s/>2.8.4.1<text:s/></text:span><text:span text:style-name="T335_3">ADD</text:span><text:span text:style-name="T335_4"><text:s/>1</text:span><text:span text:style-name="T335_5">ST</text:span><text:span text:style-name="T335_6"><text:s/></text:span><text:span text:style-name="T335_7">PURCHASE</text:span><text:span text:style-name="T335_8"><text:s/></text:span><text:span text:style-name="T335_9">TO</text:span><text:span text:style-name="T335_10"><text:s/>1</text:span><text:span text:style-name="T335_11">ST</text:span><text:span text:style-name="T335_12"><text:s/></text:span><text:span text:style-name="T335_13">ENTRY</text:span><text:span text:style-name="T335_14"><text:s/></text:span><text:span text:style-name="T335_15">CREDIT</text:span><text:span text:style-name="T335_16"><text:s/></text:span><text:span text:style-name="T335_17">WALLET</text:span><text:span text:style-name="T335_18"><text:s/></text:span><text:span text:style-name="T335_19">ADDRESS</text:span><text:span text:style-name="T335_20"><text:s/></text:span><text:span text:style-name="T335_21">TO</text:span><text:span text:style-name="T335_22"><text:s/></text:span><text:span text:style-name="T335_23">TRANSACTION</text:span><text:span text:style-name="T335_24"><text:s text:c="3"/><text:tab/><text:s/>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addecoutput</text:span><text:span text:style-name="T336_6"><text:s/></text:span><text:span text:style-name="T336_7">transaction</text:span><text:span text:style-name="T336_8">07<text:s/>$</text:span><text:span text:style-name="T336_9">ECWALLETADDRESSKEY</text:span><text:span text:style-name="T336_10">01<text:s/>7</text:span></text:p>
      <text:p text:style-name="P337"><text:span text:style-name="T337_1">echo</text:span></text:p>
      <text:p text:style-name="P338"><text:span text:style-name="T338_1">echo</text:span><text:span text:style-name="T338_2"><text:s/>2.8.4.2<text:s/></text:span><text:span text:style-name="T338_3">ADD</text:span><text:span text:style-name="T338_4"><text:s/>2</text:span><text:span text:style-name="T338_5">ND</text:span><text:span text:style-name="T338_6"><text:s/></text:span><text:span text:style-name="T338_7">PURCHASE</text:span><text:span text:style-name="T338_8"><text:s/></text:span><text:span text:style-name="T338_9">TO</text:span><text:span text:style-name="T338_10"><text:s/>1</text:span><text:span text:style-name="T338_11">ST</text:span><text:span text:style-name="T338_12"><text:s/></text:span><text:span text:style-name="T338_13">ENTRY</text:span><text:span text:style-name="T338_14"><text:s/></text:span><text:span text:style-name="T338_15">CREDIT</text:span><text:span text:style-name="T338_16"><text:s/></text:span><text:span text:style-name="T338_17">WALLET</text:span><text:span text:style-name="T338_18"><text:s/></text:span><text:span text:style-name="T338_19">ADDRESS</text:span><text:span text:style-name="T338_20"><text:s/></text:span><text:span text:style-name="T338_21">TO</text:span><text:span text:style-name="T338_22"><text:s/></text:span><text:span text:style-name="T338_23">TRANSACTION</text:span><text:span text:style-name="T338_24"><text:s text:c="3"/><text:tab/><text:s/></text:span></text:p>
      <text:p text:style-name="P339"><text:span text:style-name="T339_1">factom</text:span><text:span text:style-name="T339_2">-</text:span><text:span text:style-name="T339_3">cli</text:span><text:span text:style-name="T339_4"><text:s/></text:span><text:span text:style-name="T339_5">addecoutput</text:span><text:span text:style-name="T339_6"><text:s/></text:span><text:span text:style-name="T339_7">transaction</text:span><text:span text:style-name="T339_8">07<text:s/>$</text:span><text:span text:style-name="T339_9">ECWALLETADDRESSKEY</text:span><text:span text:style-name="T339_10">01<text:s/>8</text:span></text:p>
      <text:p text:style-name="P340"><text:span text:style-name="T340_1">echo</text:span></text:p>
      <text:p text:style-name="P341"><text:span text:style-name="T341_1">echo</text:span><text:span text:style-name="T341_2"><text:s/>2.8.4.3<text:s/></text:span><text:span text:style-name="T341_3">ADD</text:span><text:span text:style-name="T341_4"><text:s/>2</text:span><text:span text:style-name="T341_5">ND</text:span><text:span text:style-name="T341_6"><text:s/></text:span><text:span text:style-name="T341_7">PURCHASE</text:span><text:span text:style-name="T341_8"><text:s/></text:span><text:span text:style-name="T341_9">TO</text:span><text:span text:style-name="T341_10"><text:s/>1</text:span><text:span text:style-name="T341_11">ST</text:span><text:span text:style-name="T341_12"><text:s/></text:span><text:span text:style-name="T341_13">ENTRY</text:span><text:span text:style-name="T341_14"><text:s/></text:span><text:span text:style-name="T341_15">CREDIT</text:span><text:span text:style-name="T341_16"><text:s/></text:span><text:span text:style-name="T341_17">WALLET</text:span><text:span text:style-name="T341_18"><text:s/></text:span><text:span text:style-name="T341_19">ADDRESS</text:span><text:span text:style-name="T341_20"><text:s/></text:span><text:span text:style-name="T341_21">TO</text:span><text:span text:style-name="T341_22"><text:s/></text:span><text:span text:style-name="T341_23">TRANSACTION</text:span><text:span text:style-name="T341_24"><text:s text:c="3"/><text:tab/><text:s/>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addecoutput</text:span><text:span text:style-name="T342_6"><text:s/></text:span><text:span text:style-name="T342_7">transaction</text:span><text:span text:style-name="T342_8">07<text:s/>$</text:span><text:span text:style-name="T342_9">ECWALLETADDRESSKEY</text:span><text:span text:style-name="T342_10">02<text:s/>9</text:span></text:p>
      <text:p text:style-name="P343"><text:span text:style-name="T343_1">echo</text:span></text:p>
      <text:p text:style-name="P344"><text:span text:style-name="T344_1">echo</text:span><text:span text:style-name="T344_2"><text:s/>2.8.5<text:s/></text:span><text:span text:style-name="T344_3">COMPLEX</text:span><text:span text:style-name="T344_4"><text:s/></text:span><text:span text:style-name="T344_5">TRANSACTION</text:span><text:span text:style-name="T344_6"><text:s/></text:span><text:span text:style-name="T344_7">FEE</text:span><text:span text:style-name="T344_8"><text:s text:c="3"/><text:tab/><text:s/>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getfee</text:span><text:span text:style-name="T345_6"><text:s/></text:span><text:span text:style-name="T345_7">transaction</text:span><text:span text:style-name="T345_8">07</text:span></text:p>
      <text:p text:style-name="P346"><text:span text:style-name="T346_1">echo</text:span></text:p>
      <text:p text:style-name="P347"><text:span text:style-name="T347_1">echo</text:span><text:span text:style-name="T347_2"><text:s/>2.8.6<text:s/></text:span><text:span text:style-name="T347_3">SIGN</text:span><text:span text:style-name="T347_4"><text:s/></text:span><text:span text:style-name="T347_5">TRANSACTION</text:span><text:span text:style-name="T347_6"><text:s text:c="3"/><text:tab/><text:s/></text:span></text:p>
      <text:p text:style-name="P348"><text:span text:style-name="T348_1">factom</text:span><text:span text:style-name="T348_2">-</text:span><text:span text:style-name="T348_3">cli</text:span><text:span text:style-name="T348_4"><text:s/></text:span><text:span text:style-name="T348_5">sign</text:span><text:span text:style-name="T348_6"><text:s/></text:span><text:span text:style-name="T348_7">transaction</text:span><text:span text:style-name="T348_8">07</text:span></text:p>
      <text:p text:style-name="P349"><text:span text:style-name="T349_1">echo</text:span></text:p>
      <text:p text:style-name="P350"><text:span text:style-name="T350_1">echo</text:span><text:span text:style-name="T350_2"><text:s/>2.8.7<text:s/></text:span><text:span text:style-name="T350_3">SUBMIT</text:span><text:span text:style-name="T350_4"><text:s/></text:span><text:span text:style-name="T350_5">TRANSACTION</text:span><text:span text:style-name="T350_6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submit</text:span><text:span text:style-name="T351_6"><text:s/></text:span><text:span text:style-name="T351_7">transaction</text:span><text:span text:style-name="T351_8">07</text:span></text:p>
      <text:p text:style-name="P352"><text:span text:style-name="T352_1">echo</text:span></text:p>
      <text:p text:style-name="P353"><text:span text:style-name="T353_1">echo</text:span><text:span text:style-name="T353_2"><text:s/>2.8.8<text:s/></text:span><text:span text:style-name="T353_3">VERIFY</text:span><text:span text:style-name="T353_4"><text:s/></text:span><text:span text:style-name="T353_5">WALLET</text:span><text:span text:style-name="T353_6"><text:s/></text:span><text:span text:style-name="T353_7">BALANCES</text:span><text:span text:style-name="T353_8"><text:s text:c="3"/><text:tab/><text:s/></text:span></text:p>
      <text:p text:style-name="P354"><text:span text:style-name="T354_1">factom</text:span><text:span text:style-name="T354_2">-</text:span><text:span text:style-name="T354_3">cli</text:span><text:span text:style-name="T354_4"><text:s/></text:span><text:span text:style-name="T354_5">getaddresses</text:span></text:p>
      <text:p text:style-name="P355"><text:span text:style-name="T355_1">echo</text:span></text:p>
      <text:p text:style-name="P356"/>
      <text:p text:style-name="P357"><text:span text:style-name="T357_1">echo</text:span><text:span text:style-name="T357_2"><text:s/>2.9<text:s/></text:span><text:span text:style-name="T357_3">TEST</text:span><text:span text:style-name="T357_4"><text:s/></text:span><text:span text:style-name="T357_5">TRANSACTION</text:span><text:span text:style-name="T357_6"><text:s/></text:span><text:span text:style-name="T357_7">PARAMETER</text:span><text:span text:style-name="T357_8"><text:s/></text:span><text:span text:style-name="T357_9">LIMITS</text:span></text:p>
      <text:p text:style-name="P358"><text:span text:style-name="T358_1">echo</text:span></text:p>
      <text:p text:style-name="P359"><text:span text:style-name="T359_1">echo</text:span><text:span text:style-name="T359_2"><text:s/>2.9.1<text:s/></text:span><text:span text:style-name="T359_3">ADD</text:span><text:span text:style-name="T359_4"><text:s/></text:span><text:span text:style-name="T359_5">INPUT</text:span><text:span text:style-name="T359_6"><text:s/></text:span><text:span text:style-name="T359_7">OF</text:span><text:span text:style-name="T359_8"><text:s/>-1<text:s/></text:span><text:span text:style-name="T359_9">FACTOIDS</text:span><text:span text:style-name="T359_10"><text:s/></text:span><text:span text:style-name="T359_11">TO</text:span><text:span text:style-name="T359_12"><text:s/></text:span><text:span text:style-name="T359_13">TRANSACTION</text:span><text:span text:style-name="T359_14"><text:s text:c="3"/><text:tab/><text:s/></text:span></text:p>
      <text:p text:style-name="P360"><text:span text:style-name="T360_1">factom</text:span><text:span text:style-name="T360_2">-</text:span><text:span text:style-name="T360_3">cli</text:span><text:span text:style-name="T360_4"><text:s/></text:span><text:span text:style-name="T360_5">balance</text:span><text:span text:style-name="T360_6"><text:s/></text:span><text:span text:style-name="T360_7">fct</text:span><text:span text:style-name="T360_8"><text:s/></text:span><text:span text:style-name="T360_9">factoid</text:span><text:span text:style-name="T360_10">-</text:span><text:span text:style-name="T360_11">wallet</text:span><text:span text:style-name="T360_12">-</text:span><text:span text:style-name="T360_13">address</text:span><text:span text:style-name="T360_14">-</text:span><text:span text:style-name="T360_15">name</text:span><text:span text:style-name="T360_16">01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newtransaction</text:span><text:span text:style-name="T361_6"><text:s/></text:span><text:span text:style-name="T361_7">transaction</text:span><text:span text:style-name="T361_8">08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input</text:span><text:span text:style-name="T362_6"><text:s/></text:span><text:span text:style-name="T362_7">transaction</text:span><text:span text:style-name="T362_8">08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1<text:s/>-1</text:span></text:p>
      <text:p text:style-name="P363"><text:span text:style-name="T363_1">factom</text:span><text:span text:style-name="T363_2">-</text:span><text:span text:style-name="T363_3">cli</text:span><text:span text:style-name="T363_4"><text:s/></text:span><text:span text:style-name="T363_5">sign</text:span><text:span text:style-name="T363_6"><text:s/></text:span><text:span text:style-name="T363_7">transaction</text:span><text:span text:style-name="T363_8">08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submit</text:span><text:span text:style-name="T364_6"><text:s/></text:span><text:span text:style-name="T364_7">transaction</text:span><text:span text:style-name="T364_8">08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balance</text:span><text:span text:style-name="T365_6"><text:s/></text:span><text:span text:style-name="T365_7">fct</text:span><text:span text:style-name="T365_8"><text:s/></text:span><text:span text:style-name="T365_9">factoid</text:span><text:span text:style-name="T365_10">-</text:span><text:span text:style-name="T365_11">wallet</text:span><text:span text:style-name="T365_12">-</text:span><text:span text:style-name="T365_13">address</text:span><text:span text:style-name="T365_14">-</text:span><text:span text:style-name="T365_15">name</text:span><text:span text:style-name="T365_16">01</text:span></text:p>
      <text:p text:style-name="P366"><text:span text:style-name="T366_1">echo</text:span></text:p>
      <text:p text:style-name="P367"/>
      <text:p text:style-name="P368"><text:span text:style-name="T368_1">echo</text:span><text:span text:style-name="T368_2"><text:s/>2.9.2<text:s/></text:span><text:span text:style-name="T368_3">ADD</text:span><text:span text:style-name="T368_4"><text:s/></text:span><text:span text:style-name="T368_5">INPUT</text:span><text:span text:style-name="T368_6"><text:s/></text:span><text:span text:style-name="T368_7">OF</text:span><text:span text:style-name="T368_8"><text:s/>0<text:s/></text:span><text:span text:style-name="T368_9">FACTOIDS</text:span><text:span text:style-name="T368_10"><text:s/></text:span><text:span text:style-name="T368_11">TO</text:span><text:span text:style-name="T368_12"><text:s/></text:span><text:span text:style-name="T368_13">TRANSACTION</text:span><text:span text:style-name="T368_14"><text:s text:c="3"/><text:tab/><text:s/></text:span></text:p>
      <text:p text:style-name="P369"><text:span text:style-name="T369_1">factom</text:span><text:span text:style-name="T369_2">-</text:span><text:span text:style-name="T369_3">cli</text:span><text:span text:style-name="T369_4"><text:s/></text:span><text:span text:style-name="T369_5">generateaddress</text:span><text:span text:style-name="T369_6"><text:s/></text:span><text:span text:style-name="T369_7">fct</text:span><text:span text:style-name="T369_8"><text:s/></text:span><text:span text:style-name="T369_9">factoid</text:span><text:span text:style-name="T369_10">-</text:span><text:span text:style-name="T369_11">wallet</text:span><text:span text:style-name="T369_12">-</text:span><text:span text:style-name="T369_13">address</text:span><text:span text:style-name="T369_14">-</text:span><text:span text:style-name="T369_15">name</text:span><text:span text:style-name="T369_16">03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balance</text:span><text:span text:style-name="T370_6"><text:s/></text:span><text:span text:style-name="T370_7">fct</text:span><text:span text:style-name="T370_8"><text:s/></text:span><text:span text:style-name="T370_9">factoid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3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newtransaction</text:span><text:span text:style-name="T371_6"><text:s/></text:span><text:span text:style-name="T371_7">transaction</text:span><text:span text:style-name="T371_8">09</text:span></text:p>
      <text:p text:style-name="P372"><text:span text:style-name="T372_1">factom</text:span><text:span text:style-name="T372_2">-</text:span><text:span text:style-name="T372_3">cli</text:span><text:span text:style-name="T372_4"><text:s/></text:span><text:span text:style-name="T372_5">addinput</text:span><text:span text:style-name="T372_6"><text:s/></text:span><text:span text:style-name="T372_7">transaction</text:span><text:span text:style-name="T372_8">09<text:s/></text:span><text:span text:style-name="T372_9">factoid</text:span><text:span text:style-name="T372_10">-</text:span><text:span text:style-name="T372_11">wallet</text:span><text:span text:style-name="T372_12">-</text:span><text:span text:style-name="T372_13">address</text:span><text:span text:style-name="T372_14">-</text:span><text:span text:style-name="T372_15">name</text:span><text:span text:style-name="T372_16">03<text:s/>0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sign</text:span><text:span text:style-name="T373_6"><text:s/></text:span><text:span text:style-name="T373_7">transaction</text:span><text:span text:style-name="T373_8">09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submit</text:span><text:span text:style-name="T374_6"><text:s/></text:span><text:span text:style-name="T374_7">transaction</text:span><text:span text:style-name="T374_8">09</text:span></text:p>
      <text:p text:style-name="P375"><text:span text:style-name="T375_1">factom</text:span><text:span text:style-name="T375_2">-</text:span><text:span text:style-name="T375_3">cli</text:span><text:span text:style-name="T375_4"><text:s/></text:span><text:span text:style-name="T375_5">balance</text:span><text:span text:style-name="T375_6"><text:s/></text:span><text:span text:style-name="T375_7">fct</text:span><text:span text:style-name="T375_8"><text:s/></text:span><text:span text:style-name="T375_9">factoid</text:span><text:span text:style-name="T375_10">-</text:span><text:span text:style-name="T375_11">wallet</text:span><text:span text:style-name="T375_12">-</text:span><text:span text:style-name="T375_13">address</text:span><text:span text:style-name="T375_14">-</text:span><text:span text:style-name="T375_15">name</text:span><text:span text:style-name="T375_16">03</text:span></text:p>
      <text:p text:style-name="P376"><text:span text:style-name="T376_1">echo</text:span></text:p>
      <text:p text:style-name="P377"/>
      <text:p text:style-name="P378"><text:span text:style-name="T378_1">echo</text:span><text:span text:style-name="T378_2"><text:s/>2.9.3<text:s/></text:span><text:span text:style-name="T378_3">ADD</text:span><text:span text:style-name="T378_4"><text:s/></text:span><text:span text:style-name="T378_5">FRACTIONAL</text:span><text:span text:style-name="T378_6"><text:s/></text:span><text:span text:style-name="T378_7">INPUT</text:span><text:span text:style-name="T378_8"><text:s/></text:span><text:span text:style-name="T378_9">OF</text:span><text:span text:style-name="T378_10"><text:s/></text:span><text:span text:style-name="T378_11">FACTOIDS</text:span><text:span text:style-name="T378_12"><text:s/></text:span><text:span text:style-name="T378_13">WITHOUT</text:span><text:span text:style-name="T378_14"><text:s/></text:span><text:span text:style-name="T378_15">LEADING</text:span><text:span text:style-name="T378_16"><text:s/>0<text:s/></text:span><text:span text:style-name="T378_17">TO</text:span><text:span text:style-name="T378_18"><text:s/></text:span><text:span text:style-name="T378_19">TRANSACTION</text:span><text:span text:style-name="T378_20"><text:s text:c="3"/><text:tab/><text:s/>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newtransaction</text:span><text:span text:style-name="T379_6"><text:s/></text:span><text:span text:style-name="T379_7">transaction</text:span><text:span text:style-name="T379_8">10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addinput</text:span><text:span text:style-name="T380_6"><text:s/></text:span><text:span text:style-name="T380_7">transaction</text:span><text:span text:style-name="T380_8">10<text:s/></text:span><text:span text:style-name="T380_9">factoid</text:span><text:span text:style-name="T380_10">-</text:span><text:span text:style-name="T380_11">wallet</text:span><text:span text:style-name="T380_12">-</text:span><text:span text:style-name="T380_13">address</text:span><text:span text:style-name="T380_14">-</text:span><text:span text:style-name="T380_15">name</text:span><text:span text:style-name="T380_16">03<text:s/>.5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sign</text:span><text:span text:style-name="T381_6"><text:s/></text:span><text:span text:style-name="T381_7">transaction</text:span><text:span text:style-name="T381_8">10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submit</text:span><text:span text:style-name="T382_6"><text:s/></text:span><text:span text:style-name="T382_7">transaction</text:span><text:span text:style-name="T382_8">10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balance</text:span><text:span text:style-name="T383_6"><text:s/></text:span><text:span text:style-name="T383_7">fct</text:span><text:span text:style-name="T383_8"><text:s/></text:span><text:span text:style-name="T383_9">factoid</text:span><text:span text:style-name="T383_10">-</text:span><text:span text:style-name="T383_11">wallet</text:span><text:span text:style-name="T383_12">-</text:span><text:span text:style-name="T383_13">address</text:span><text:span text:style-name="T383_14">-</text:span><text:span text:style-name="T383_15">name</text:span><text:span text:style-name="T383_16">03</text:span></text:p>
      <text:p text:style-name="P384"><text:span text:style-name="T384_1">echo</text:span></text:p>
      <text:p text:style-name="P385"/>
      <text:p text:style-name="P386"><text:span text:style-name="T386_1">echo</text:span><text:span text:style-name="T386_2"><text:s/>2.9.4<text:s/></text:span><text:span text:style-name="T386_3">ADD</text:span><text:span text:style-name="T386_4"><text:s/></text:span><text:span text:style-name="T386_5">TOO</text:span><text:span text:style-name="T386_6"><text:s/></text:span><text:span text:style-name="T386_7">SMALL</text:span><text:span text:style-name="T386_8"><text:s/></text:span><text:span text:style-name="T386_9">INPUT</text:span><text:span text:style-name="T386_10"><text:s/></text:span><text:span text:style-name="T386_11">OF</text:span><text:span text:style-name="T386_12"><text:s/>0.000000009<text:s/></text:span><text:span text:style-name="T386_13">FACTOIDS</text:span><text:span text:style-name="T386_14"><text:s/></text:span><text:span text:style-name="T386_15">TO</text:span><text:span text:style-name="T386_16"><text:s/></text:span><text:span text:style-name="T386_17">TRANSACTION</text:span><text:span text:style-name="T386_18"><text:s text:c="3"/><text:tab/><text:s/>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newtransaction</text:span><text:span text:style-name="T387_6"><text:s/></text:span><text:span text:style-name="T387_7">transaction</text:span><text:span text:style-name="T387_8">11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addinput</text:span><text:span text:style-name="T388_6"><text:s/></text:span><text:span text:style-name="T388_7">transaction</text:span><text:span text:style-name="T388_8">11<text:s/></text:span><text:span text:style-name="T388_9">factoid</text:span><text:span text:style-name="T388_10">-</text:span><text:span text:style-name="T388_11">wallet</text:span><text:span text:style-name="T388_12">-</text:span><text:span text:style-name="T388_13">address</text:span><text:span text:style-name="T388_14">-</text:span><text:span text:style-name="T388_15">name</text:span><text:span text:style-name="T388_16">03<text:s/>0.000000009</text:span></text:p>
      <text:p text:style-name="P389"><text:span text:style-name="T389_1">factom</text:span><text:span text:style-name="T389_2">-</text:span><text:span text:style-name="T389_3">cli</text:span><text:span text:style-name="T389_4"><text:s/></text:span><text:span text:style-name="T389_5">sign</text:span><text:span text:style-name="T389_6"><text:s/></text:span><text:span text:style-name="T389_7">transaction</text:span><text:span text:style-name="T389_8">11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submit</text:span><text:span text:style-name="T390_6"><text:s/></text:span><text:span text:style-name="T390_7">transaction</text:span><text:span text:style-name="T390_8">11</text:span></text:p>
      <text:p text:style-name="P391"><text:span text:style-name="T391_1">factom</text:span><text:span text:style-name="T391_2">-</text:span><text:span text:style-name="T391_3">cli</text:span><text:span text:style-name="T391_4"><text:s/></text:span><text:span text:style-name="T391_5">balance</text:span><text:span text:style-name="T391_6"><text:s/></text:span><text:span text:style-name="T391_7">fct</text:span><text:span text:style-name="T391_8"><text:s/></text:span><text:span text:style-name="T391_9">factoid</text:span><text:span text:style-name="T391_10">-</text:span><text:span text:style-name="T391_11">wallet</text:span><text:span text:style-name="T391_12">-</text:span><text:span text:style-name="T391_13">address</text:span><text:span text:style-name="T391_14">-</text:span><text:span text:style-name="T391_15">name</text:span><text:span text:style-name="T391_16">03</text:span></text:p>
      <text:p text:style-name="P392"><text:span text:style-name="T392_1">echo</text:span></text:p>
      <text:p text:style-name="P393"/>
      <text:p text:style-name="P394"><text:span text:style-name="T394_1">echo</text:span><text:span text:style-name="T394_2"><text:s/>2.9.5<text:s/></text:span><text:span text:style-name="T394_3">ADD</text:span><text:span text:style-name="T394_4"><text:s/></text:span><text:span text:style-name="T394_5">JUST</text:span><text:span text:style-name="T394_6"><text:s/></text:span><text:span text:style-name="T394_7">LESS</text:span><text:span text:style-name="T394_8"><text:s/></text:span><text:span text:style-name="T394_9">THAN</text:span><text:span text:style-name="T394_10"><text:s/></text:span><text:span text:style-name="T394_11">MINIMUM</text:span><text:span text:style-name="T394_12"><text:s/></text:span><text:span text:style-name="T394_13">INPUT</text:span><text:span text:style-name="T394_14"><text:s/></text:span><text:span text:style-name="T394_15">OF</text:span><text:span text:style-name="T394_16"><text:s/>0.01333333<text:s/></text:span><text:span text:style-name="T394_17">FACTOIDS</text:span><text:span text:style-name="T394_18"><text:s/></text:span><text:span text:style-name="T394_19">TO</text:span><text:span text:style-name="T394_20"><text:s/></text:span><text:span text:style-name="T394_21">TRANSACTION</text:span><text:span text:style-name="T394_22"><text:s text:c="3"/><text:tab/><text:s/>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newtransaction</text:span><text:span text:style-name="T395_6"><text:s/></text:span><text:span text:style-name="T395_7">transaction</text:span><text:span text:style-name="T395_8">12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addinput</text:span><text:span text:style-name="T396_6"><text:s/></text:span><text:span text:style-name="T396_7">transaction</text:span><text:span text:style-name="T396_8">12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3<text:s/>0.01333333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sign</text:span><text:span text:style-name="T397_6"><text:s/></text:span><text:span text:style-name="T397_7">transaction</text:span><text:span text:style-name="T397_8">12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submit</text:span><text:span text:style-name="T398_6"><text:s/></text:span><text:span text:style-name="T398_7">transaction</text:span><text:span text:style-name="T398_8">12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balance</text:span><text:span text:style-name="T399_6"><text:s/></text:span><text:span text:style-name="T399_7">fct</text:span><text:span text:style-name="T399_8"><text:s/></text:span><text:span text:style-name="T399_9">factoid</text:span><text:span text:style-name="T399_10">-</text:span><text:span text:style-name="T399_11">wallet</text:span><text:span text:style-name="T399_12">-</text:span><text:span text:style-name="T399_13">address</text:span><text:span text:style-name="T399_14">-</text:span><text:span text:style-name="T399_15">name</text:span><text:span text:style-name="T399_16">03</text:span></text:p>
      <text:p text:style-name="P400"><text:span text:style-name="T400_1">echo</text:span></text:p>
      <text:p text:style-name="P401"/>
      <text:p text:style-name="P402"><text:span text:style-name="T402_1">echo</text:span><text:span text:style-name="T402_2"><text:s/>2.9.6<text:s/></text:span><text:span text:style-name="T402_3">ADD</text:span><text:span text:style-name="T402_4"><text:s/></text:span><text:span text:style-name="T402_5">MINIMUM</text:span><text:span text:style-name="T402_6"><text:s/></text:span><text:span text:style-name="T402_7">INPUT</text:span><text:span text:style-name="T402_8"><text:s/></text:span><text:span text:style-name="T402_9">OF</text:span><text:span text:style-name="T402_10"><text:s/>0.01333334<text:s/></text:span><text:span text:style-name="T402_11">FACTOIDS</text:span><text:span text:style-name="T402_12"><text:s/></text:span><text:span text:style-name="T402_13">TO</text:span><text:span text:style-name="T402_14"><text:s/></text:span><text:span text:style-name="T402_15">TRANSACTION</text:span><text:span text:style-name="T402_16"><text:s text:c="3"/><text:tab/><text:s/>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newtransaction</text:span><text:span text:style-name="T403_6"><text:s/></text:span><text:span text:style-name="T403_7">transaction</text:span><text:span text:style-name="T403_8">13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addinput</text:span><text:span text:style-name="T404_6"><text:s/></text:span><text:span text:style-name="T404_7">transaction</text:span><text:span text:style-name="T404_8">13<text:s/></text:span><text:span text:style-name="T404_9">factoid</text:span><text:span text:style-name="T404_10">-</text:span><text:span text:style-name="T404_11">wallet</text:span><text:span text:style-name="T404_12">-</text:span><text:span text:style-name="T404_13">address</text:span><text:span text:style-name="T404_14">-</text:span><text:span text:style-name="T404_15">name</text:span><text:span text:style-name="T404_16">03<text:s/>0.01333334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sign</text:span><text:span text:style-name="T405_6"><text:s/></text:span><text:span text:style-name="T405_7">transaction</text:span><text:span text:style-name="T405_8">13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submit</text:span><text:span text:style-name="T406_6"><text:s/></text:span><text:span text:style-name="T406_7">transaction</text:span><text:span text:style-name="T406_8">13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balance</text:span><text:span text:style-name="T407_6"><text:s/></text:span><text:span text:style-name="T407_7">fct</text:span><text:span text:style-name="T407_8"><text:s/></text:span><text:span text:style-name="T407_9">factoid</text:span><text:span text:style-name="T407_10">-</text:span><text:span text:style-name="T407_11">wallet</text:span><text:span text:style-name="T407_12">-</text:span><text:span text:style-name="T407_13">address</text:span><text:span text:style-name="T407_14">-</text:span><text:span text:style-name="T407_15">name</text:span><text:span text:style-name="T407_16">03</text:span></text:p>
      <text:p text:style-name="P408"><text:span text:style-name="T408_1">echo</text:span></text:p>
      <text:p text:style-name="P409"/>
      <text:p text:style-name="P410"><text:span text:style-name="T410_1">echo</text:span><text:span text:style-name="T410_2"><text:s/>2.9.7<text:s/></text:span><text:span text:style-name="T410_3">ADD</text:span><text:span text:style-name="T410_4"><text:s/></text:span><text:span text:style-name="T410_5">LARGEST</text:span><text:span text:style-name="T410_6"><text:s/></text:span><text:span text:style-name="T410_7">ALLOWABLE</text:span><text:span text:style-name="T410_8"><text:s/></text:span><text:span text:style-name="T410_9">INPUT</text:span><text:span text:style-name="T410_10"><text:s/></text:span><text:span text:style-name="T410_11">OF</text:span><text:span text:style-name="T410_12"><text:s/>92233720368.54775806<text:s/></text:span><text:span text:style-name="T410_13">FACTOIDS</text:span><text:span text:style-name="T410_14"><text:s/></text:span><text:span text:style-name="T410_15">TO</text:span><text:span text:style-name="T410_16"><text:s/></text:span><text:span text:style-name="T410_17">TRANSACTION</text:span><text:span text:style-name="T410_18"><text:s text:c="3"/><text:tab/><text:s/></text:span></text:p>
      <text:p text:style-name="P411"><text:span text:style-name="T411_1">factom</text:span><text:span text:style-name="T411_2">-</text:span><text:span text:style-name="T411_3">cli</text:span><text:span text:style-name="T411_4"><text:s/></text:span><text:span text:style-name="T411_5">newtransaction</text:span><text:span text:style-name="T411_6"><text:s/></text:span><text:span text:style-name="T411_7">transaction</text:span><text:span text:style-name="T411_8">14</text:span></text:p>
      <text:p text:style-name="P412"><text:span text:style-name="T412_1">factom</text:span><text:span text:style-name="T412_2">-</text:span><text:span text:style-name="T412_3">cli</text:span><text:span text:style-name="T412_4"><text:s/></text:span><text:span text:style-name="T412_5">addinput</text:span><text:span text:style-name="T412_6"><text:s/></text:span><text:span text:style-name="T412_7">transaction</text:span><text:span text:style-name="T412_8">14<text:s/></text:span><text:span text:style-name="T412_9">factoid</text:span><text:span text:style-name="T412_10">-</text:span><text:span text:style-name="T412_11">wallet</text:span><text:span text:style-name="T412_12">-</text:span><text:span text:style-name="T412_13">address</text:span><text:span text:style-name="T412_14">-</text:span><text:span text:style-name="T412_15">name</text:span><text:span text:style-name="T412_16">03<text:s/>92233720368.54775806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sign</text:span><text:span text:style-name="T413_6"><text:s/></text:span><text:span text:style-name="T413_7">transaction</text:span><text:span text:style-name="T413_8">14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submit</text:span><text:span text:style-name="T414_6"><text:s/></text:span><text:span text:style-name="T414_7">transaction</text:span><text:span text:style-name="T414_8">14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balance</text:span><text:span text:style-name="T415_6"><text:s/></text:span><text:span text:style-name="T415_7">fct</text:span><text:span text:style-name="T415_8"><text:s/></text:span><text:span text:style-name="T415_9">factoid</text:span><text:span text:style-name="T415_10">-</text:span><text:span text:style-name="T415_11">wallet</text:span><text:span text:style-name="T415_12">-</text:span><text:span text:style-name="T415_13">address</text:span><text:span text:style-name="T415_14">-</text:span><text:span text:style-name="T415_15">name</text:span><text:span text:style-name="T415_16">03</text:span></text:p>
      <text:p text:style-name="P416"><text:span text:style-name="T416_1">echo</text:span></text:p>
      <text:p text:style-name="P417"/>
      <text:p text:style-name="P418"><text:span text:style-name="T418_1">echo</text:span><text:span text:style-name="T418_2"><text:s/>2.9.8<text:s/></text:span><text:span text:style-name="T418_3">ADD</text:span><text:span text:style-name="T418_4"><text:s/></text:span><text:span text:style-name="T418_5">TOO</text:span><text:span text:style-name="T418_6"><text:s/></text:span><text:span text:style-name="T418_7">LARGE</text:span><text:span text:style-name="T418_8"><text:s/></text:span><text:span text:style-name="T418_9">INPUT</text:span><text:span text:style-name="T418_10"><text:s/></text:span><text:span text:style-name="T418_11">OF</text:span><text:span text:style-name="T418_12"><text:s/>92233720369<text:s/></text:span><text:span text:style-name="T418_13">FACTOIDS</text:span><text:span text:style-name="T418_14"><text:s/></text:span><text:span text:style-name="T418_15">TO</text:span><text:span text:style-name="T418_16"><text:s/></text:span><text:span text:style-name="T418_17">TRANSACTION</text:span><text:span text:style-name="T418_18"><text:s text:c="3"/><text:tab/><text:s/>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newtransaction</text:span><text:span text:style-name="T419_6"><text:s/></text:span><text:span text:style-name="T419_7">transaction</text:span><text:span text:style-name="T419_8">15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addinput</text:span><text:span text:style-name="T420_6"><text:s/></text:span><text:span text:style-name="T420_7">transaction</text:span><text:span text:style-name="T420_8">15<text:s/></text:span><text:span text:style-name="T420_9">factoid</text:span><text:span text:style-name="T420_10">-</text:span><text:span text:style-name="T420_11">wallet</text:span><text:span text:style-name="T420_12">-</text:span><text:span text:style-name="T420_13">address</text:span><text:span text:style-name="T420_14">-</text:span><text:span text:style-name="T420_15">name</text:span><text:span text:style-name="T420_16">03<text:s/>92233720369</text:span></text:p>
      <text:p text:style-name="P421"><text:span text:style-name="T421_1">factom</text:span><text:span text:style-name="T421_2">-</text:span><text:span text:style-name="T421_3">cli</text:span><text:span text:style-name="T421_4"><text:s/></text:span><text:span text:style-name="T421_5">sign</text:span><text:span text:style-name="T421_6"><text:s/></text:span><text:span text:style-name="T421_7">transaction</text:span><text:span text:style-name="T421_8">15</text:span></text:p>
      <text:p text:style-name="P422"><text:span text:style-name="T422_1">factom</text:span><text:span text:style-name="T422_2">-</text:span><text:span text:style-name="T422_3">cli</text:span><text:span text:style-name="T422_4"><text:s/></text:span><text:span text:style-name="T422_5">submit</text:span><text:span text:style-name="T422_6"><text:s/></text:span><text:span text:style-name="T422_7">transaction</text:span><text:span text:style-name="T422_8">15</text:span></text:p>
      <text:p text:style-name="P423"><text:span text:style-name="T423_1">factom</text:span><text:span text:style-name="T423_2">-</text:span><text:span text:style-name="T423_3">cli</text:span><text:span text:style-name="T423_4"><text:s/></text:span><text:span text:style-name="T423_5">balance</text:span><text:span text:style-name="T423_6"><text:s/></text:span><text:span text:style-name="T423_7">fct</text:span><text:span text:style-name="T423_8"><text:s/></text:span><text:span text:style-name="T423_9">factoid</text:span><text:span text:style-name="T423_10">-</text:span><text:span text:style-name="T423_11">wallet</text:span><text:span text:style-name="T423_12">-</text:span><text:span text:style-name="T423_13">address</text:span><text:span text:style-name="T423_14">-</text:span><text:span text:style-name="T423_15">name</text:span><text:span text:style-name="T423_16">03</text:span></text:p>
      <text:p text:style-name="P424"><text:span text:style-name="T424_1">echo</text:span></text:p>
      <text:p text:style-name="P425"/>
      <text:p text:style-name="P426"><text:span text:style-name="T426_1">#<text:s/></text:span><text:span text:style-name="T426_2">CHECK</text:span><text:span text:style-name="T426_3"><text:s/></text:span><text:span text:style-name="T426_4">ALL</text:span><text:span text:style-name="T426_5"><text:s/></text:span><text:span text:style-name="T426_6">CHARACTERS</text:span><text:span text:style-name="T426_7"><text:s/></text:span><text:span text:style-name="T426_8">EVENTUALLY</text:span><text:span text:style-name="T426_9"><text:s/>(!@+*</text:span><text:span text:style-name="T426_10">ETC</text:span><text:span text:style-name="T426_11">)</text:span></text:p>
      <text:p text:style-name="P427"/>
      <text:p text:style-name="P428"><text:span text:style-name="T428_1">echo</text:span><text:span text:style-name="T428_2"><text:s/>3<text:s/></text:span><text:span text:style-name="T428_3">CHAIN</text:span></text:p>
      <text:p text:style-name="P429"><text:span text:style-name="T429_1">echo</text:span></text:p>
      <text:p text:style-name="P430"><text:span text:style-name="T430_1">echo</text:span><text:span text:style-name="T430_2"><text:s/>3.1<text:s/></text:span><text:span text:style-name="T430_3">MAKE</text:span><text:span text:style-name="T430_4"><text:s/></text:span><text:span text:style-name="T430_5">A</text:span><text:span text:style-name="T430_6"><text:s/></text:span><text:span text:style-name="T430_7">CHAIN</text:span></text:p>
      <text:p text:style-name="P431"><text:span text:style-name="T431_1">echo</text:span></text:p>
      <text:p text:style-name="P432"><text:span text:style-name="T432_1">echo</text:span><text:span text:style-name="T432_2"><text:s/>3.1.1<text:s/></text:span><text:span text:style-name="T432_3">TRY</text:span><text:span text:style-name="T432_4"><text:s/></text:span><text:span text:style-name="T432_5">TO</text:span><text:span text:style-name="T432_6"><text:s/></text:span><text:span text:style-name="T432_7">MAKE</text:span><text:span text:style-name="T432_8"><text:s/></text:span><text:span text:style-name="T432_9">CHAIN</text:span><text:span text:style-name="T432_10"><text:s/></text:span><text:span text:style-name="T432_11">USING</text:span><text:span text:style-name="T432_12"><text:s/></text:span><text:span text:style-name="T432_13">NON</text:span><text:span text:style-name="T432_14">-</text:span><text:span text:style-name="T432_15">EXISTENT</text:span><text:span text:style-name="T432_16"><text:s/></text:span><text:span text:style-name="T432_17">ENTRY</text:span><text:span text:style-name="T432_18"><text:s/></text:span><text:span text:style-name="T432_19">CREDIT</text:span><text:span text:style-name="T432_20"><text:s/></text:span><text:span text:style-name="T432_21">ADDRESS</text:span></text:p>
      <text:p text:style-name="P433"><text:span text:style-name="T433_1">echo</text:span></text:p>
      <text:p text:style-name="P434"><text:span text:style-name="T434_1">echo</text:span><text:span text:style-name="T434_2"><text:s/></text:span><text:span text:style-name="T434_3">Proposed</text:span><text:span text:style-name="T434_4"><text:s/></text:span><text:span text:style-name="T434_5">New</text:span><text:span text:style-name="T434_6"><text:s/></text:span><text:span text:style-name="T434_7">Chain</text:span><text:span text:style-name="T434_8"><text:s/></text:span><text:span text:style-name="T434_9">ID</text:span></text:p>
      <text:p text:style-name="P435"><text:span text:style-name="T435_1">CHAINID</text:span><text:span text:style-name="T435_2">=$(</text:span><text:span text:style-name="T435_3">factom</text:span><text:span text:style-name="T435_4">-</text:span><text:span text:style-name="T435_5">cli</text:span><text:span text:style-name="T435_6"><text:s/></text:span><text:span text:style-name="T435_7">mkchain</text:span><text:span text:style-name="T435_8"><text:s/>-</text:span><text:span text:style-name="T435_9">e</text:span><text:span text:style-name="T435_10"><text:s/>111111<text:s/>-</text:span><text:span text:style-name="T435_11">e</text:span><text:span text:style-name="T435_12"><text:s/>222222<text:s/></text:span><text:span text:style-name="T435_13">xxx</text:span><text:span text:style-name="T435_14"><text:s/>&lt;~/</text:span><text:span text:style-name="T435_15">testing</text:span><text:span text:style-name="T435_16">/</text:span><text:span text:style-name="T435_17">testing</text:span><text:span text:style-name="T435_18">/</text:span><text:span text:style-name="T435_19">test</text:span><text:span text:style-name="T435_20">-</text:span><text:span text:style-name="T435_21">plans</text:span><text:span text:style-name="T435_22">-</text:span><text:span text:style-name="T435_23">and</text:span><text:span text:style-name="T435_24">-</text:span><text:span text:style-name="T435_25">scripts</text:span><text:span text:style-name="T435_26">/</text:span><text:span text:style-name="T435_27">Robert</text:span><text:span text:style-name="T435_28">-</text:span><text:span text:style-name="T435_29">API</text:span><text:span text:style-name="T435_30">/</text:span><text:span text:style-name="T435_31">entries</text:span><text:span text:style-name="T435_32">/1</text:span><text:span text:style-name="T435_33">st</text:span><text:span text:style-name="T435_34">-</text:span><text:span text:style-name="T435_35">entry</text:span><text:span text:style-name="T435_36"><text:s/>|<text:s/></text:span><text:span text:style-name="T435_37">awk</text:span><text:span text:style-name="T435_38"><text:s/>'{</text:span><text:span text:style-name="T435_39">print</text:span><text:span text:style-name="T435_40"><text:s/>$3}')</text:span></text:p>
      <text:p text:style-name="P436"><text:span text:style-name="T436_1">echo</text:span><text:span text:style-name="T436_2"><text:s/>$</text:span><text:span text:style-name="T436_3">CHAINID</text:span></text:p>
      <text:p text:style-name="P437"><text:span text:style-name="T437_1">echo</text:span></text:p>
      <text:p text:style-name="P438"><text:span text:style-name="T438_1">echo</text:span><text:span text:style-name="T438_2"><text:s/></text:span><text:span text:style-name="T438_3">WAITING</text:span><text:span text:style-name="T438_4"><text:s/>60<text:s/></text:span><text:span text:style-name="T438_5">SECONDS</text:span><text:span text:style-name="T438_6"><text:s/></text:span><text:span text:style-name="T438_7">FOR</text:span><text:span text:style-name="T438_8"><text:s/></text:span><text:span text:style-name="T438_9">DIRECTORY</text:span><text:span text:style-name="T438_10"><text:s/></text:span><text:span text:style-name="T438_11">BLOCK</text:span><text:span text:style-name="T438_12"><text:s/></text:span><text:span text:style-name="T438_13">TO</text:span><text:span text:style-name="T438_14"><text:s/></text:span><text:span text:style-name="T438_15">CLOSE</text:span></text:p>
      <text:p text:style-name="P439"><text:span text:style-name="T439_1">sleep</text:span><text:span text:style-name="T439_2"><text:s/>60</text:span></text:p>
      <text:p text:style-name="P440"><text:span text:style-name="T440_1">echo</text:span><text:span text:style-name="T440_2"><text:s/></text:span><text:span text:style-name="T440_3">Chain</text:span><text:span text:style-name="T440_4"><text:s/></text:span><text:span text:style-name="T440_5">Head</text:span><text:span text:style-name="T440_6"><text:s/></text:span><text:span text:style-name="T440_7">Merkelroot</text:span></text:p>
      <text:p text:style-name="P441"><text:span text:style-name="T441_1">HEAD</text:span><text:span text:style-name="T441_2">=$(</text:span><text:span text:style-name="T441_3">factom</text:span><text:span text:style-name="T441_4">-</text:span><text:span text:style-name="T441_5">cli</text:span><text:span text:style-name="T441_6"><text:s/></text:span><text:span text:style-name="T441_7">get</text:span><text:span text:style-name="T441_8"><text:s/></text:span><text:span text:style-name="T441_9">chain</text:span><text:span text:style-name="T441_10"><text:s/>$</text:span><text:span text:style-name="T441_11">CHAINID</text:span><text:span text:style-name="T441_12">)</text:span></text:p>
      <text:p text:style-name="P442"><text:span text:style-name="T442_1">echo</text:span><text:span text:style-name="T442_2"><text:s/>$</text:span><text:span text:style-name="T442_3">HEAD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balance</text:span><text:span text:style-name="T443_6"><text:s/></text:span><text:span text:style-name="T443_7">ec</text:span><text:span text:style-name="T443_8"><text:s/></text:span><text:span text:style-name="T443_9">xxx</text:span></text:p>
      <text:p text:style-name="P444"><text:span text:style-name="T444_1">echo</text:span></text:p>
      <text:p text:style-name="P445"/>
      <text:p text:style-name="P446"><text:span text:style-name="T446_1">echo</text:span><text:span text:style-name="T446_2"><text:s/>3.1.2<text:s/></text:span><text:span text:style-name="T446_3">MAKE</text:span><text:span text:style-name="T446_4"><text:s/></text:span><text:span text:style-name="T446_5">CHAIN</text:span><text:span text:style-name="T446_6"><text:s/></text:span><text:span text:style-name="T446_7">USING</text:span><text:span text:style-name="T446_8"><text:s/></text:span><text:span text:style-name="T446_9">ENTRY</text:span><text:span text:style-name="T446_10"><text:s/></text:span><text:span text:style-name="T446_11">CREDIT</text:span><text:span text:style-name="T446_12"><text:s/></text:span><text:span text:style-name="T446_13">ADDRESS</text:span><text:span text:style-name="T446_14"><text:s/></text:span><text:span text:style-name="T446_15">NAME</text:span></text:p>
      <text:p text:style-name="P447"><text:span text:style-name="T447_1">echo</text:span></text:p>
      <text:p text:style-name="P448"><text:span text:style-name="T448_1">factom</text:span><text:span text:style-name="T448_2">-</text:span><text:span text:style-name="T448_3">cli</text:span><text:span text:style-name="T448_4"><text:s/></text:span><text:span text:style-name="T448_5">balance</text:span><text:span text:style-name="T448_6"><text:s/></text:span><text:span text:style-name="T448_7">ec</text:span><text:span text:style-name="T448_8"><text:s/></text:span><text:span text:style-name="T448_9">ec</text:span><text:span text:style-name="T448_10">-</text:span><text:span text:style-name="T448_11">wallet</text:span><text:span text:style-name="T448_12">-</text:span><text:span text:style-name="T448_13">address</text:span><text:span text:style-name="T448_14">-</text:span><text:span text:style-name="T448_15">name</text:span><text:span text:style-name="T448_16">01</text:span></text:p>
      <text:p text:style-name="P449"><text:span text:style-name="T449_1">echo</text:span><text:span text:style-name="T449_2"><text:s/></text:span><text:span text:style-name="T449_3">Proposed</text:span><text:span text:style-name="T449_4"><text:s/></text:span><text:span text:style-name="T449_5">New</text:span><text:span text:style-name="T449_6"><text:s/></text:span><text:span text:style-name="T449_7">Chain</text:span><text:span text:style-name="T449_8"><text:s/></text:span><text:span text:style-name="T449_9">ID</text:span></text:p>
      <text:p text:style-name="P450"><text:span text:style-name="T450_1">CHAINIDGOOD</text:span><text:span text:style-name="T450_2">=$(</text:span><text:span text:style-name="T450_3">factom</text:span><text:span text:style-name="T450_4">-</text:span><text:span text:style-name="T450_5">cli</text:span><text:span text:style-name="T450_6"><text:s/></text:span><text:span text:style-name="T450_7">mkchain</text:span><text:span text:style-name="T450_8"><text:s/>-</text:span><text:span text:style-name="T450_9">e</text:span><text:span text:style-name="T450_10"><text:s/>111111<text:s/>-</text:span><text:span text:style-name="T450_11">e</text:span><text:span text:style-name="T450_12"><text:s/>222222<text:s/></text:span><text:span text:style-name="T450_13">ec</text:span><text:span text:style-name="T450_14">-</text:span><text:span text:style-name="T450_15">wallet</text:span><text:span text:style-name="T450_16">-</text:span><text:span text:style-name="T450_17">address</text:span><text:span text:style-name="T450_18">-</text:span><text:span text:style-name="T450_19">name</text:span><text:span text:style-name="T450_20">01<text:s/>&lt;~/</text:span><text:span text:style-name="T450_21">testing</text:span><text:span text:style-name="T450_22">/</text:span><text:span text:style-name="T450_23">testing</text:span><text:span text:style-name="T450_24">/</text:span><text:span text:style-name="T450_25">test</text:span><text:span text:style-name="T450_26">-</text:span><text:span text:style-name="T450_27">plans</text:span><text:span text:style-name="T450_28">-</text:span><text:span text:style-name="T450_29">and</text:span><text:span text:style-name="T450_30">-</text:span><text:span text:style-name="T450_31">scripts</text:span><text:span text:style-name="T450_32">/</text:span><text:span text:style-name="T450_33">Robert</text:span><text:span text:style-name="T450_34">-</text:span><text:span text:style-name="T450_35">API</text:span><text:span text:style-name="T450_36">/</text:span><text:span text:style-name="T450_37">entries</text:span><text:span text:style-name="T450_38">/1</text:span><text:span text:style-name="T450_39">st</text:span><text:span text:style-name="T450_40">-</text:span><text:span text:style-name="T450_41">entry</text:span><text:span text:style-name="T450_42"><text:s/>|<text:s/></text:span><text:span text:style-name="T450_43">awk</text:span><text:span text:style-name="T450_44"><text:s/>'{</text:span><text:span text:style-name="T450_45">printf</text:span><text:span text:style-name="T450_46"><text:s/>$3}')</text:span></text:p>
      <text:p text:style-name="P451"><text:span text:style-name="T451_1">echo</text:span><text:span text:style-name="T451_2"><text:s/>$</text:span><text:span text:style-name="T451_3">CHAINIDGOOD</text:span></text:p>
      <text:p text:style-name="P452"><text:span text:style-name="T452_1">echo</text:span></text:p>
      <text:p text:style-name="P453"><text:span text:style-name="T453_1">echo</text:span><text:span text:style-name="T453_2"><text:s/></text:span><text:span text:style-name="T453_3">WAITING</text:span><text:span text:style-name="T453_4"><text:s/>60<text:s/></text:span><text:span text:style-name="T453_5">SECONDS</text:span><text:span text:style-name="T453_6"><text:s/></text:span><text:span text:style-name="T453_7">FOR</text:span><text:span text:style-name="T453_8"><text:s/></text:span><text:span text:style-name="T453_9">DIRECTORY</text:span><text:span text:style-name="T453_10"><text:s/></text:span><text:span text:style-name="T453_11">BLOCK</text:span><text:span text:style-name="T453_12"><text:s/></text:span><text:span text:style-name="T453_13">TO</text:span><text:span text:style-name="T453_14"><text:s/></text:span><text:span text:style-name="T453_15">CLOSE</text:span></text:p>
      <text:p text:style-name="P454"><text:span text:style-name="T454_1">sleep</text:span><text:span text:style-name="T454_2"><text:s/>60</text:span></text:p>
      <text:p text:style-name="P455"><text:span text:style-name="T455_1">echo</text:span><text:span text:style-name="T455_2"><text:s/></text:span><text:span text:style-name="T455_3">Chain</text:span><text:span text:style-name="T455_4"><text:s/></text:span><text:span text:style-name="T455_5">Head</text:span><text:span text:style-name="T455_6"><text:s/></text:span><text:span text:style-name="T455_7">Merkelroot</text:span></text:p>
      <text:p text:style-name="P456"><text:span text:style-name="T456_1">HEADGOOD</text:span><text:span text:style-name="T456_2">=$(</text:span><text:span text:style-name="T456_3">factom</text:span><text:span text:style-name="T456_4">-</text:span><text:span text:style-name="T456_5">cli</text:span><text:span text:style-name="T456_6"><text:s/></text:span><text:span text:style-name="T456_7">get</text:span><text:span text:style-name="T456_8"><text:s/></text:span><text:span text:style-name="T456_9">chain</text:span><text:span text:style-name="T456_10"><text:s/>$</text:span><text:span text:style-name="T456_11">CHAINIDGOOD</text:span><text:span text:style-name="T456_12">)</text:span></text:p>
      <text:p text:style-name="P457"><text:span text:style-name="T457_1">echo</text:span><text:span text:style-name="T457_2"><text:s/>$</text:span><text:span text:style-name="T457_3">HEADGOOD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balance</text:span><text:span text:style-name="T458_6"><text:s/></text:span><text:span text:style-name="T458_7">ec</text:span><text:span text:style-name="T458_8"><text:s/></text:span><text:span text:style-name="T458_9">ec</text:span><text:span text:style-name="T458_10">-</text:span><text:span text:style-name="T458_11">wallet</text:span><text:span text:style-name="T458_12">-</text:span><text:span text:style-name="T458_13">address</text:span><text:span text:style-name="T458_14">-</text:span><text:span text:style-name="T458_15">name</text:span><text:span text:style-name="T458_16">01</text:span></text:p>
      <text:p text:style-name="P459"><text:span text:style-name="T459_1">echo</text:span></text:p>
      <text:p text:style-name="P460"/>
      <text:p text:style-name="P461"><text:span text:style-name="T461_1">echo</text:span><text:span text:style-name="T461_2"><text:s/>3.1.3<text:s/></text:span><text:span text:style-name="T461_3">MAKE</text:span><text:span text:style-name="T461_4"><text:s/></text:span><text:span text:style-name="T461_5">CHAIN</text:span><text:span text:style-name="T461_6"><text:s/></text:span><text:span text:style-name="T461_7">THAT</text:span><text:span text:style-name="T461_8"><text:s/></text:span><text:span text:style-name="T461_9">ALREADY</text:span><text:span text:style-name="T461_10"><text:s/></text:span><text:span text:style-name="T461_11">EXISTS</text:span></text:p>
      <text:p text:style-name="P462"><text:span text:style-name="T462_1">echo</text:span></text:p>
      <text:p text:style-name="P463"><text:span text:style-name="T463_1">factom</text:span><text:span text:style-name="T463_2">-</text:span><text:span text:style-name="T463_3">cli</text:span><text:span text:style-name="T463_4"><text:s/></text:span><text:span text:style-name="T463_5">balance</text:span><text:span text:style-name="T463_6"><text:s/></text:span><text:span text:style-name="T463_7">ec</text:span><text:span text:style-name="T463_8"><text:s/></text:span><text:span text:style-name="T463_9">ec</text:span><text:span text:style-name="T463_10">-</text:span><text:span text:style-name="T463_11">wallet</text:span><text:span text:style-name="T463_12">-</text:span><text:span text:style-name="T463_13">address</text:span><text:span text:style-name="T463_14">-</text:span><text:span text:style-name="T463_15">name</text:span><text:span text:style-name="T463_16">01</text:span></text:p>
      <text:p text:style-name="P464"><text:span text:style-name="T464_1">echo</text:span><text:span text:style-name="T464_2"><text:s/></text:span><text:span text:style-name="T464_3">Proposed</text:span><text:span text:style-name="T464_4"><text:s/></text:span><text:span text:style-name="T464_5">New</text:span><text:span text:style-name="T464_6"><text:s/></text:span><text:span text:style-name="T464_7">Chain</text:span><text:span text:style-name="T464_8"><text:s/></text:span><text:span text:style-name="T464_9">ID</text:span></text:p>
      <text:p text:style-name="P465"><text:span text:style-name="T465_1">CHAINID</text:span><text:span text:style-name="T465_2">=$(</text:span><text:span text:style-name="T465_3">factom</text:span><text:span text:style-name="T465_4">-</text:span><text:span text:style-name="T465_5">cli</text:span><text:span text:style-name="T465_6"><text:s/></text:span><text:span text:style-name="T465_7">mkchain</text:span><text:span text:style-name="T465_8"><text:s/>-</text:span><text:span text:style-name="T465_9">e</text:span><text:span text:style-name="T465_10"><text:s/>111111<text:s/>-</text:span><text:span text:style-name="T465_11">e</text:span><text:span text:style-name="T465_12"><text:s/>222222<text:s/></text:span><text:span text:style-name="T465_13">ec</text:span><text:span text:style-name="T465_14">-</text:span><text:span text:style-name="T465_15">wallet</text:span><text:span text:style-name="T465_16">-</text:span><text:span text:style-name="T465_17">address</text:span><text:span text:style-name="T465_18">-</text:span><text:span text:style-name="T465_19">name</text:span><text:span text:style-name="T465_20">01<text:s/>&lt;~/</text:span><text:span text:style-name="T465_21">testing</text:span><text:span text:style-name="T465_22">/</text:span><text:span text:style-name="T465_23">testing</text:span><text:span text:style-name="T465_24">/</text:span><text:span text:style-name="T465_25">test</text:span><text:span text:style-name="T465_26">-</text:span><text:span text:style-name="T465_27">plans</text:span><text:span text:style-name="T465_28">-</text:span><text:span text:style-name="T465_29">and</text:span><text:span text:style-name="T465_30">-</text:span><text:span text:style-name="T465_31">scripts</text:span><text:span text:style-name="T465_32">/</text:span><text:span text:style-name="T465_33">Robert</text:span><text:span text:style-name="T465_34">-</text:span><text:span text:style-name="T465_35">API</text:span><text:span text:style-name="T465_36">/</text:span><text:span text:style-name="T465_37">entries</text:span><text:span text:style-name="T465_38">/1</text:span><text:span text:style-name="T465_39">st</text:span><text:span text:style-name="T465_40">-</text:span><text:span text:style-name="T465_41">entry</text:span><text:span text:style-name="T465_42"><text:s/>|<text:s/></text:span><text:span text:style-name="T465_43">awk</text:span><text:span text:style-name="T465_44"><text:s/>'{</text:span><text:span text:style-name="T465_45">printf</text:span><text:span text:style-name="T465_46"><text:s/>$3}')</text:span></text:p>
      <text:p text:style-name="P466"><text:span text:style-name="T466_1">echo</text:span><text:span text:style-name="T466_2"><text:s/>$</text:span><text:span text:style-name="T466_3">CHAINID</text:span></text:p>
      <text:p text:style-name="P467"><text:span text:style-name="T467_1">echo</text:span></text:p>
      <text:p text:style-name="P468"><text:span text:style-name="T468_1">echo</text:span><text:span text:style-name="T468_2"><text:s/></text:span><text:span text:style-name="T468_3">WAITING</text:span><text:span text:style-name="T468_4"><text:s/>60<text:s/></text:span><text:span text:style-name="T468_5">SECONDS</text:span><text:span text:style-name="T468_6"><text:s/></text:span><text:span text:style-name="T468_7">FOR</text:span><text:span text:style-name="T468_8"><text:s/></text:span><text:span text:style-name="T468_9">DIRECTORY</text:span><text:span text:style-name="T468_10"><text:s/></text:span><text:span text:style-name="T468_11">BLOCK</text:span><text:span text:style-name="T468_12"><text:s/></text:span><text:span text:style-name="T468_13">TO</text:span><text:span text:style-name="T468_14"><text:s/></text:span><text:span text:style-name="T468_15">CLOSE</text:span></text:p>
      <text:p text:style-name="P469"><text:span text:style-name="T469_1">sleep</text:span><text:span text:style-name="T469_2"><text:s/>60</text:span></text:p>
      <text:p text:style-name="P470"><text:span text:style-name="T470_1">echo</text:span><text:span text:style-name="T470_2"><text:s/></text:span><text:span text:style-name="T470_3">Chain</text:span><text:span text:style-name="T470_4"><text:s/></text:span><text:span text:style-name="T470_5">Head</text:span><text:span text:style-name="T470_6"><text:s/></text:span><text:span text:style-name="T470_7">Merkelroot</text:span></text:p>
      <text:p text:style-name="P471"><text:span text:style-name="T471_1">HEAD</text:span><text:span text:style-name="T471_2">=$(</text:span><text:span text:style-name="T471_3">factom</text:span><text:span text:style-name="T471_4">-</text:span><text:span text:style-name="T471_5">cli</text:span><text:span text:style-name="T471_6"><text:s/></text:span><text:span text:style-name="T471_7">get</text:span><text:span text:style-name="T471_8"><text:s/></text:span><text:span text:style-name="T471_9">chain</text:span><text:span text:style-name="T471_10"><text:s/>$</text:span><text:span text:style-name="T471_11">CHAINID</text:span><text:span text:style-name="T471_12">)</text:span></text:p>
      <text:p text:style-name="P472"><text:span text:style-name="T472_1">echo</text:span><text:span text:style-name="T472_2"><text:s/>$</text:span><text:span text:style-name="T472_3">HEAD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balance</text:span><text:span text:style-name="T473_6"><text:s/></text:span><text:span text:style-name="T473_7">ec</text:span><text:span text:style-name="T473_8"><text:s/></text:span><text:span text:style-name="T473_9">ec</text:span><text:span text:style-name="T473_10">-</text:span><text:span text:style-name="T473_11">wallet</text:span><text:span text:style-name="T473_12">-</text:span><text:span text:style-name="T473_13">address</text:span><text:span text:style-name="T473_14">-</text:span><text:span text:style-name="T473_15">name</text:span><text:span text:style-name="T473_16">01</text:span></text:p>
      <text:p text:style-name="P474"><text:span text:style-name="T474_1">echo</text:span></text:p>
      <text:p text:style-name="P475"/>
      <text:p text:style-name="P476"><text:span text:style-name="T476_1">echo</text:span><text:span text:style-name="T476_2"><text:s/>3.1.4<text:s/></text:span><text:span text:style-name="T476_3">MAKE</text:span><text:span text:style-name="T476_4"><text:s/></text:span><text:span text:style-name="T476_5">SAME</text:span><text:span text:style-name="T476_6"><text:s/></text:span><text:span text:style-name="T476_7">CHAIN</text:span><text:span text:style-name="T476_8"><text:s/></text:span><text:span text:style-name="T476_9">USING</text:span><text:span text:style-name="T476_10"><text:s/></text:span><text:span text:style-name="T476_11">DIFFERENT</text:span><text:span text:style-name="T476_12"><text:s/></text:span><text:span text:style-name="T476_13">EXTERNAL</text:span><text:span text:style-name="T476_14"><text:s/></text:span><text:span text:style-name="T476_15">ID</text:span></text:p>
      <text:p text:style-name="P477"><text:span text:style-name="T477_1">echo</text:span></text:p>
      <text:p text:style-name="P478"><text:span text:style-name="T478_1">echo</text:span><text:span text:style-name="T478_2"><text:s/></text:span><text:span text:style-name="T478_3">Proposed</text:span><text:span text:style-name="T478_4"><text:s/></text:span><text:span text:style-name="T478_5">New</text:span><text:span text:style-name="T478_6"><text:s/></text:span><text:span text:style-name="T478_7">Chain</text:span><text:span text:style-name="T478_8"><text:s/></text:span><text:span text:style-name="T478_9">ID</text:span></text:p>
      <text:p text:style-name="P479"><text:span text:style-name="T479_1">CHAINID</text:span><text:span text:style-name="T479_2">=$(</text:span><text:span text:style-name="T479_3">factom</text:span><text:span text:style-name="T479_4">-</text:span><text:span text:style-name="T479_5">cli</text:span><text:span text:style-name="T479_6"><text:s/></text:span><text:span text:style-name="T479_7">mkchain</text:span><text:span text:style-name="T479_8"><text:s/>-</text:span><text:span text:style-name="T479_9">e</text:span><text:span text:style-name="T479_10"><text:s/>111111<text:s/>-</text:span><text:span text:style-name="T479_11">e</text:span><text:span text:style-name="T479_12"><text:s/>222222<text:s/></text:span><text:span text:style-name="T479_13">ec</text:span><text:span text:style-name="T479_14">-</text:span><text:span text:style-name="T479_15">wallet</text:span><text:span text:style-name="T479_16">-</text:span><text:span text:style-name="T479_17">address</text:span><text:span text:style-name="T479_18">-</text:span><text:span text:style-name="T479_19">name</text:span><text:span text:style-name="T479_20">01<text:s/>&lt;~/</text:span><text:span text:style-name="T479_21">testing</text:span><text:span text:style-name="T479_22">/</text:span><text:span text:style-name="T479_23">testing</text:span><text:span text:style-name="T479_24">/</text:span><text:span text:style-name="T479_25">test</text:span><text:span text:style-name="T479_26">-</text:span><text:span text:style-name="T479_27">plans</text:span><text:span text:style-name="T479_28">-</text:span><text:span text:style-name="T479_29">and</text:span><text:span text:style-name="T479_30">-</text:span><text:span text:style-name="T479_31">scripts</text:span><text:span text:style-name="T479_32">/</text:span><text:span text:style-name="T479_33">Robert</text:span><text:span text:style-name="T479_34">-</text:span><text:span text:style-name="T479_35">API</text:span><text:span text:style-name="T479_36">/</text:span><text:span text:style-name="T479_37">entries</text:span><text:span text:style-name="T479_38">/2</text:span><text:span text:style-name="T479_39">nd</text:span><text:span text:style-name="T479_40">-</text:span><text:span text:style-name="T479_41">entry</text:span><text:span text:style-name="T479_42"><text:s/>|<text:s/></text:span><text:span text:style-name="T479_43">awk</text:span><text:span text:style-name="T479_44"><text:s/>'{</text:span><text:span text:style-name="T479_45">printf</text:span><text:span text:style-name="T479_46"><text:s/>$3}')</text:span></text:p>
      <text:p text:style-name="P480"><text:span text:style-name="T480_1">echo</text:span><text:span text:style-name="T480_2"><text:s/>$</text:span><text:span text:style-name="T480_3">CHAINID</text:span></text:p>
      <text:p text:style-name="P481"><text:span text:style-name="T481_1">echo</text:span></text:p>
      <text:p text:style-name="P482"><text:span text:style-name="T482_1">echo</text:span><text:span text:style-name="T482_2"><text:s/></text:span><text:span text:style-name="T482_3">WAITING</text:span><text:span text:style-name="T482_4"><text:s/>60<text:s/></text:span><text:span text:style-name="T482_5">SECONDS</text:span><text:span text:style-name="T482_6"><text:s/></text:span><text:span text:style-name="T482_7">FOR</text:span><text:span text:style-name="T482_8"><text:s/></text:span><text:span text:style-name="T482_9">DIRECTORY</text:span><text:span text:style-name="T482_10"><text:s/></text:span><text:span text:style-name="T482_11">BLOCK</text:span><text:span text:style-name="T482_12"><text:s/></text:span><text:span text:style-name="T482_13">TO</text:span><text:span text:style-name="T482_14"><text:s/></text:span><text:span text:style-name="T482_15">CLOSE</text:span></text:p>
      <text:p text:style-name="P483"><text:span text:style-name="T483_1">sleep</text:span><text:span text:style-name="T483_2"><text:s/>60</text:span></text:p>
      <text:p text:style-name="P484"><text:span text:style-name="T484_1">echo</text:span><text:span text:style-name="T484_2"><text:s/></text:span><text:span text:style-name="T484_3">Chain</text:span><text:span text:style-name="T484_4"><text:s/></text:span><text:span text:style-name="T484_5">Head</text:span><text:span text:style-name="T484_6"><text:s/></text:span><text:span text:style-name="T484_7">Merkelroot</text:span></text:p>
      <text:p text:style-name="P485"><text:span text:style-name="T485_1">HEAD</text:span><text:span text:style-name="T485_2">=$(</text:span><text:span text:style-name="T485_3">factom</text:span><text:span text:style-name="T485_4">-</text:span><text:span text:style-name="T485_5">cli</text:span><text:span text:style-name="T485_6"><text:s/></text:span><text:span text:style-name="T485_7">get</text:span><text:span text:style-name="T485_8"><text:s/></text:span><text:span text:style-name="T485_9">chain</text:span><text:span text:style-name="T485_10"><text:s/>$</text:span><text:span text:style-name="T485_11">CHAINID</text:span><text:span text:style-name="T485_12">)</text:span></text:p>
      <text:p text:style-name="P486"><text:span text:style-name="T486_1">echo</text:span><text:span text:style-name="T486_2"><text:s/>$</text:span><text:span text:style-name="T486_3">HEAD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balance</text:span><text:span text:style-name="T487_6"><text:s/></text:span><text:span text:style-name="T487_7">ec</text:span><text:span text:style-name="T487_8"><text:s/>$</text:span><text:span text:style-name="T487_9">ECWALLETADDRESSKEY</text:span><text:span text:style-name="T487_10">01</text:span></text:p>
      <text:p text:style-name="P488"><text:span text:style-name="T488_1">echo</text:span></text:p>
      <text:p text:style-name="P489"/>
      <text:p text:style-name="P490"><text:span text:style-name="T490_1">echo</text:span><text:span text:style-name="T490_2"><text:s/>3.1.5<text:s/></text:span><text:span text:style-name="T490_3">MAKE</text:span><text:span text:style-name="T490_4"><text:s/></text:span><text:span text:style-name="T490_5">CHAIN</text:span><text:span text:style-name="T490_6"><text:s/></text:span><text:span text:style-name="T490_7">USING</text:span><text:span text:style-name="T490_8"><text:s/></text:span><text:span text:style-name="T490_9">A</text:span><text:span text:style-name="T490_10"><text:s/></text:span><text:span text:style-name="T490_11">ENTRY</text:span><text:span text:style-name="T490_12"><text:s/></text:span><text:span text:style-name="T490_13">CREDIT</text:span><text:span text:style-name="T490_14"><text:s/></text:span><text:span text:style-name="T490_15">ADDRESS</text:span><text:span text:style-name="T490_16"><text:s/></text:span><text:span text:style-name="T490_17">KEY</text:span></text:p>
      <text:p text:style-name="P491"><text:span text:style-name="T491_1">echo</text:span></text:p>
      <text:p text:style-name="P492"><text:span text:style-name="T492_1">HOUR</text:span><text:span text:style-name="T492_2">=$(<text:s/></text:span><text:span text:style-name="T492_3">date</text:span><text:span text:style-name="T492_4"><text:s/>+%</text:span><text:span text:style-name="T492_5">H</text:span><text:span text:style-name="T492_6"><text:s/>)</text:span></text:p>
      <text:p text:style-name="P493"><text:span text:style-name="T493_1">MINUTE</text:span><text:span text:style-name="T493_2">=$(<text:s/></text:span><text:span text:style-name="T493_3">date</text:span><text:span text:style-name="T493_4"><text:s/>+%</text:span><text:span text:style-name="T493_5">M</text:span><text:span text:style-name="T493_6"><text:s/>)</text:span></text:p>
      <text:p text:style-name="P494"><text:span text:style-name="T494_1">echo</text:span><text:span text:style-name="T494_2"><text:s/></text:span><text:span text:style-name="T494_3">Proposed</text:span><text:span text:style-name="T494_4"><text:s/></text:span><text:span text:style-name="T494_5">New</text:span><text:span text:style-name="T494_6"><text:s/></text:span><text:span text:style-name="T494_7">Chain</text:span><text:span text:style-name="T494_8"><text:s/></text:span><text:span text:style-name="T494_9">ID</text:span></text:p>
      <text:p text:style-name="P495"><text:span text:style-name="T495_1">CHAINID</text:span><text:span text:style-name="T495_2">=$(</text:span><text:span text:style-name="T495_3">factom</text:span><text:span text:style-name="T495_4">-</text:span><text:span text:style-name="T495_5">cli</text:span><text:span text:style-name="T495_6"><text:s/></text:span><text:span text:style-name="T495_7">mkchain</text:span><text:span text:style-name="T495_8"><text:s/>-</text:span><text:span text:style-name="T495_9">e</text:span><text:span text:style-name="T495_10"><text:s/>$</text:span><text:span text:style-name="T495_11">HOUR</text:span><text:span text:style-name="T495_12"><text:s/>-</text:span><text:span text:style-name="T495_13">e</text:span><text:span text:style-name="T495_14"><text:s/>$</text:span><text:span text:style-name="T495_15">MINUTE</text:span><text:span text:style-name="T495_16"><text:s/>$</text:span><text:span text:style-name="T495_17">ECWALLETADDRESSKEY</text:span><text:span text:style-name="T495_18">01<text:s/>&lt;~/</text:span><text:span text:style-name="T495_19">testing</text:span><text:span text:style-name="T495_20">/</text:span><text:span text:style-name="T495_21">testing</text:span><text:span text:style-name="T495_22">/</text:span><text:span text:style-name="T495_23">test</text:span><text:span text:style-name="T495_24">-</text:span><text:span text:style-name="T495_25">plans</text:span><text:span text:style-name="T495_26">-</text:span><text:span text:style-name="T495_27">and</text:span><text:span text:style-name="T495_28">-</text:span><text:span text:style-name="T495_29">scripts</text:span><text:span text:style-name="T495_30">/</text:span><text:span text:style-name="T495_31">Robert</text:span><text:span text:style-name="T495_32">-</text:span><text:span text:style-name="T495_33">API</text:span><text:span text:style-name="T495_34">/</text:span><text:span text:style-name="T495_35">entries</text:span><text:span text:style-name="T495_36">/1</text:span><text:span text:style-name="T495_37">st</text:span><text:span text:style-name="T495_38">-</text:span><text:span text:style-name="T495_39">entry</text:span><text:span text:style-name="T495_40"><text:s/>|<text:s/></text:span><text:span text:style-name="T495_41">awk</text:span><text:span text:style-name="T495_42"><text:s/>'{</text:span><text:span text:style-name="T495_43">printf</text:span><text:span text:style-name="T495_44"><text:s/>$3}')</text:span></text:p>
      <text:p text:style-name="P496"><text:span text:style-name="T496_1">echo</text:span><text:span text:style-name="T496_2"><text:s/>$</text:span><text:span text:style-name="T496_3">CHAINID</text:span></text:p>
      <text:p text:style-name="P497"><text:span text:style-name="T497_1">echo</text:span></text:p>
      <text:p text:style-name="P498"><text:span text:style-name="T498_1">echo</text:span><text:span text:style-name="T498_2"><text:s/></text:span><text:span text:style-name="T498_3">WAITING</text:span><text:span text:style-name="T498_4"><text:s/>60<text:s/></text:span><text:span text:style-name="T498_5">SECONDS</text:span><text:span text:style-name="T498_6"><text:s/></text:span><text:span text:style-name="T498_7">FOR</text:span><text:span text:style-name="T498_8"><text:s/></text:span><text:span text:style-name="T498_9">DIRECTORY</text:span><text:span text:style-name="T498_10"><text:s/></text:span><text:span text:style-name="T498_11">BLOCK</text:span><text:span text:style-name="T498_12"><text:s/></text:span><text:span text:style-name="T498_13">TO</text:span><text:span text:style-name="T498_14"><text:s/></text:span><text:span text:style-name="T498_15">CLOSE</text:span></text:p>
      <text:p text:style-name="P499"><text:span text:style-name="T499_1">sleep</text:span><text:span text:style-name="T499_2"><text:s/>60</text:span></text:p>
      <text:p text:style-name="P500"><text:span text:style-name="T500_1">echo</text:span><text:span text:style-name="T500_2"><text:s/></text:span><text:span text:style-name="T500_3">Chain</text:span><text:span text:style-name="T500_4"><text:s/></text:span><text:span text:style-name="T500_5">Head</text:span><text:span text:style-name="T500_6"><text:s/></text:span><text:span text:style-name="T500_7">Merkelroot</text:span></text:p>
      <text:p text:style-name="P501"><text:span text:style-name="T501_1">HEAD</text:span><text:span text:style-name="T501_2">=$(</text:span><text:span text:style-name="T501_3">factom</text:span><text:span text:style-name="T501_4">-</text:span><text:span text:style-name="T501_5">cli</text:span><text:span text:style-name="T501_6"><text:s/></text:span><text:span text:style-name="T501_7">get</text:span><text:span text:style-name="T501_8"><text:s/></text:span><text:span text:style-name="T501_9">chain</text:span><text:span text:style-name="T501_10"><text:s/>$</text:span><text:span text:style-name="T501_11">CHAINID</text:span><text:span text:style-name="T501_12">)</text:span></text:p>
      <text:p text:style-name="P502"><text:span text:style-name="T502_1">echo</text:span><text:span text:style-name="T502_2"><text:s/>$</text:span><text:span text:style-name="T502_3">HEAD</text:span></text:p>
      <text:p text:style-name="P503"><text:span text:style-name="T503_1">factom</text:span><text:span text:style-name="T503_2">-</text:span><text:span text:style-name="T503_3">cli</text:span><text:span text:style-name="T503_4"><text:s/></text:span><text:span text:style-name="T503_5">balance</text:span><text:span text:style-name="T503_6"><text:s/></text:span><text:span text:style-name="T503_7">ec</text:span><text:span text:style-name="T503_8"><text:s/>$</text:span><text:span text:style-name="T503_9">ECWALLETADDRESSKEY</text:span><text:span text:style-name="T503_10">01</text:span></text:p>
      <text:p text:style-name="P504"><text:span text:style-name="T504_1">echo</text:span></text:p>
      <text:p text:style-name="P505"/>
      <text:p text:style-name="P506"><text:span text:style-name="T506_1">echo</text:span><text:span text:style-name="T506_2"><text:s/>3.2<text:s/></text:span><text:span text:style-name="T506_3">SHOW</text:span><text:span text:style-name="T506_4"><text:s/></text:span><text:span text:style-name="T506_5">ENTRY</text:span><text:span text:style-name="T506_6"><text:s/></text:span><text:span text:style-name="T506_7">BLOCK</text:span><text:span text:style-name="T506_8"><text:s/></text:span><text:span text:style-name="T506_9">CHAIN</text:span></text:p>
      <text:p text:style-name="P507"><text:span text:style-name="T507_1">ENTRYKEYMERKELROOT</text:span><text:span text:style-name="T507_2">=$</text:span><text:span text:style-name="T507_3">HEADGOOD</text:span></text:p>
      <text:p text:style-name="P508"><text:span text:style-name="T508_1">until</text:span><text:span text:style-name="T508_2"><text:s/>[<text:s/>"$</text:span><text:span text:style-name="T508_3">ENTRYKEYMERKELROOT</text:span><text:span text:style-name="T508_4">"<text:s/>=<text:s text:c="2"/>'0000000000000000000000000000000000000000000000000000000000000000'<text:s/>-</text:span><text:span text:style-name="T508_5">o</text:span><text:span text:style-name="T508_6"><text:s/>"$</text:span><text:span text:style-name="T508_7">ENTRYKEYMERKELROOT</text:span><text:span text:style-name="T508_8">"<text:s/>=<text:s/>""<text:s/>];<text:s/></text:span><text:span text:style-name="T508_9">do</text:span></text:p>
      <text:p text:style-name="P509"><text:span text:style-name="T509_1"><text:tab/></text:span><text:span text:style-name="T509_2">RESULT</text:span><text:span text:style-name="T509_3">=$(</text:span><text:span text:style-name="T509_4">factom</text:span><text:span text:style-name="T509_5">-</text:span><text:span text:style-name="T509_6">cli</text:span><text:span text:style-name="T509_7"><text:s/></text:span><text:span text:style-name="T509_8">get</text:span><text:span text:style-name="T509_9"><text:s/></text:span><text:span text:style-name="T509_10">eblock</text:span><text:span text:style-name="T509_11"><text:s/>$</text:span><text:span text:style-name="T509_12">ENTRYKEYMERKELROOT</text:span><text:span text:style-name="T509_13">)</text:span></text:p>
      <text:p text:style-name="P510"><text:span text:style-name="T510_1">#<text:s text:c="3"/></text:span><text:span text:style-name="T510_2">echo</text:span><text:span text:style-name="T510_3"><text:s/>$</text:span><text:span text:style-name="T510_4">RESULT</text:span></text:p>
      <text:p text:style-name="P511"><text:span text:style-name="T511_1"><text:tab/></text:span><text:span text:style-name="T511_2">SEQNO</text:span><text:span text:style-name="T511_3">=$(</text:span><text:span text:style-name="T511_4">echo</text:span><text:span text:style-name="T511_5"><text:s/>$</text:span><text:span text:style-name="T511_6">RESULT</text:span><text:span text:style-name="T511_7"><text:s/>|<text:s/></text:span><text:span text:style-name="T511_8">awk</text:span><text:span text:style-name="T511_9"><text:s/>'{</text:span><text:span text:style-name="T511_10">printf</text:span><text:span text:style-name="T511_11"><text:s/>$2}')</text:span></text:p>
      <text:p text:style-name="P512"><text:span text:style-name="T512_1"><text:tab/></text:span><text:span text:style-name="T512_2">TIMESTAMP</text:span><text:span text:style-name="T512_3">=$(</text:span><text:span text:style-name="T512_4">echo</text:span><text:span text:style-name="T512_5"><text:s/>$</text:span><text:span text:style-name="T512_6">RESULT</text:span><text:span text:style-name="T512_7"><text:s/>|<text:s/></text:span><text:span text:style-name="T512_8">awk</text:span><text:span text:style-name="T512_9"><text:s/>'{</text:span><text:span text:style-name="T512_10">printf</text:span><text:span text:style-name="T512_11"><text:s/>$8}')<text:s text:c="4"/></text:span></text:p>
      <text:p text:style-name="P513"><text:span text:style-name="T513_1"><text:tab/></text:span><text:span text:style-name="T513_2">EBCHAINID</text:span><text:span text:style-name="T513_3">=$(</text:span><text:span text:style-name="T513_4">echo</text:span><text:span text:style-name="T513_5"><text:s/>$</text:span><text:span text:style-name="T513_6">RESULT</text:span><text:span text:style-name="T513_7"><text:s/>|<text:s/></text:span><text:span text:style-name="T513_8">awk</text:span><text:span text:style-name="T513_9"><text:s/>'{</text:span><text:span text:style-name="T513_10">printf</text:span><text:span text:style-name="T513_11"><text:s/>$4}')</text:span></text:p>
      <text:p text:style-name="P514"><text:span text:style-name="T514_1"><text:tab/></text:span><text:span text:style-name="T514_2">ENTRYKEYMERKELROOT</text:span><text:span text:style-name="T514_3">=$(</text:span><text:span text:style-name="T514_4">echo</text:span><text:span text:style-name="T514_5"><text:s/>$</text:span><text:span text:style-name="T514_6">RESULT</text:span><text:span text:style-name="T514_7"><text:s/>|<text:s/></text:span><text:span text:style-name="T514_8">awk</text:span><text:span text:style-name="T514_9"><text:s/>'{</text:span><text:span text:style-name="T514_10">printf</text:span><text:span text:style-name="T514_11"><text:s/>$6}')</text:span></text:p>
      <text:p text:style-name="P515"><text:span text:style-name="T515_1"><text:tab/></text:span><text:span text:style-name="T515_2">echo</text:span><text:span text:style-name="T515_3"><text:s/></text:span><text:span text:style-name="T515_4">ENTRY</text:span><text:span text:style-name="T515_5"><text:s/></text:span><text:span text:style-name="T515_6">BLOCK</text:span></text:p>
      <text:p text:style-name="P516"><text:span text:style-name="T516_1"><text:tab/></text:span><text:span text:style-name="T516_2">echo</text:span><text:span text:style-name="T516_3"><text:s/>-----------</text:span></text:p>
      <text:p text:style-name="P517"><text:span text:style-name="T517_1"><text:tab/></text:span><text:span text:style-name="T517_2">echo</text:span><text:span text:style-name="T517_3"><text:s/></text:span><text:span text:style-name="T517_4">Sequence</text:span><text:span text:style-name="T517_5"><text:s/></text:span><text:span text:style-name="T517_6">Number</text:span><text:span text:style-name="T517_7"><text:s/>-<text:s/></text:span><text:span text:style-name="T517_8">Time</text:span><text:span text:style-name="T517_9"><text:s/></text:span><text:span text:style-name="T517_10">Stamp</text:span></text:p>
      <text:p text:style-name="P518"><text:span text:style-name="T518_1"><text:tab/></text:span><text:span text:style-name="T518_2">echo</text:span><text:span text:style-name="T518_3"><text:s/>$</text:span><text:span text:style-name="T518_4">SEQNO</text:span><text:span text:style-name="T518_5"><text:s/>$</text:span><text:span text:style-name="T518_6">TIMESTAMP</text:span></text:p>
      <text:p text:style-name="P519"><text:span text:style-name="T519_1"><text:tab/></text:span><text:span text:style-name="T519_2">echo</text:span><text:span text:style-name="T519_3"><text:s/></text:span><text:span text:style-name="T519_4">Chain</text:span><text:span text:style-name="T519_5"><text:s/></text:span><text:span text:style-name="T519_6">ID</text:span></text:p>
      <text:p text:style-name="P520"><text:span text:style-name="T520_1"><text:tab/></text:span><text:span text:style-name="T520_2">echo</text:span><text:span text:style-name="T520_3"><text:s/>$</text:span><text:span text:style-name="T520_4">EBCHAINID</text:span></text:p>
      <text:p text:style-name="P521"><text:span text:style-name="T521_1"><text:tab/></text:span><text:span text:style-name="T521_2">echo</text:span><text:span text:style-name="T521_3"><text:s/></text:span><text:span text:style-name="T521_4">Previous</text:span><text:span text:style-name="T521_5"><text:s/></text:span><text:span text:style-name="T521_6">Entry</text:span><text:span text:style-name="T521_7"><text:s/></text:span><text:span text:style-name="T521_8">Block</text:span><text:span text:style-name="T521_9"><text:s/></text:span><text:span text:style-name="T521_10">Key</text:span><text:span text:style-name="T521_11"><text:s/></text:span><text:span text:style-name="T521_12">Merkel</text:span><text:span text:style-name="T521_13"><text:s/></text:span><text:span text:style-name="T521_14">Root</text:span></text:p>
      <text:p text:style-name="P522"><text:span text:style-name="T522_1"><text:tab/></text:span><text:span text:style-name="T522_2">echo</text:span><text:span text:style-name="T522_3"><text:s/>$</text:span><text:span text:style-name="T522_4">ENTRYKEYMERKELROOT</text:span></text:p>
      <text:p text:style-name="P523"><text:span text:style-name="T523_1"><text:tab/></text:span><text:span text:style-name="T523_2">echo</text:span></text:p>
      <text:p text:style-name="P524"><text:span text:style-name="T524_1"><text:tab/></text:span><text:span text:style-name="T524_2">ENTRYINDEX</text:span><text:span text:style-name="T524_3">=12</text:span></text:p>
      <text:p text:style-name="P525"><text:span text:style-name="T525_1"><text:tab/></text:span><text:span text:style-name="T525_2">ENTRYTIMESTAMP</text:span><text:span text:style-name="T525_3">=$(</text:span><text:span text:style-name="T525_4">echo</text:span><text:span text:style-name="T525_5"><text:s/>$</text:span><text:span text:style-name="T525_6">RESULT</text:span><text:span text:style-name="T525_7"><text:s/>|<text:s/></text:span><text:span text:style-name="T525_8">awk</text:span><text:span text:style-name="T525_9"><text:s/>'{</text:span><text:span text:style-name="T525_10">printf</text:span><text:span text:style-name="T525_11"><text:s/>$12}')</text:span></text:p>
      <text:p text:style-name="P526"><text:span text:style-name="T526_1"><text:tab/></text:span><text:span text:style-name="T526_2">until</text:span><text:span text:style-name="T526_3"><text:s/>[<text:s/>"$</text:span><text:span text:style-name="T526_4">ENTRYTIMESTAMP</text:span><text:span text:style-name="T526_5">"<text:s/>=<text:s/>""<text:s/>];<text:s/></text:span><text:span text:style-name="T526_6">do</text:span></text:p>
      <text:p text:style-name="P527"><text:span text:style-name="T527_1"><text:s text:c="4"/><text:tab/></text:span><text:span text:style-name="T527_2">echo</text:span><text:span text:style-name="T527_3"><text:s/>"<text:tab/>"</text:span><text:span text:style-name="T527_4">ENTRY</text:span></text:p>
      <text:p text:style-name="P528"><text:span text:style-name="T528_1"><text:s text:c="4"/><text:tab/></text:span><text:span text:style-name="T528_2">echo</text:span><text:span text:style-name="T528_3"><text:s/>"<text:tab/>"-----</text:span></text:p>
      <text:p text:style-name="P529"><text:span text:style-name="T529_1"><text:s text:c="4"/><text:tab/></text:span><text:span text:style-name="T529_2">echo</text:span><text:span text:style-name="T529_3"><text:s/>"<text:tab/>"</text:span><text:span text:style-name="T529_4">Entry</text:span><text:span text:style-name="T529_5"><text:s/></text:span><text:span text:style-name="T529_6">Time</text:span><text:span text:style-name="T529_7"><text:s/></text:span><text:span text:style-name="T529_8">Stamp</text:span></text:p>
      <text:p text:style-name="P530"><text:span text:style-name="T530_1"><text:s text:c="4"/><text:tab/></text:span><text:span text:style-name="T530_2">echo</text:span><text:span text:style-name="T530_3"><text:s/>"<text:tab/>"$</text:span><text:span text:style-name="T530_4">ENTRYTIMESTAMP</text:span></text:p>
      <text:p text:style-name="P531"><text:span text:style-name="T531_1"><text:s text:c="4"/><text:tab/></text:span><text:span text:style-name="T531_2">echo</text:span><text:span text:style-name="T531_3"><text:s/>"<text:tab/>"</text:span><text:span text:style-name="T531_4">Entry</text:span><text:span text:style-name="T531_5"><text:s/></text:span><text:span text:style-name="T531_6">Hash</text:span></text:p>
      <text:p text:style-name="P532"><text:span text:style-name="T532_1"><text:s text:c="4"/><text:tab/></text:span><text:span text:style-name="T532_2">ENTRYHASH</text:span><text:span text:style-name="T532_3">=$(</text:span><text:span text:style-name="T532_4">echo</text:span><text:span text:style-name="T532_5"><text:s/>$</text:span><text:span text:style-name="T532_6">RESULT</text:span><text:span text:style-name="T532_7"><text:s/>|<text:s/></text:span><text:span text:style-name="T532_8">awk</text:span><text:span text:style-name="T532_9"><text:s/>-</text:span><text:span text:style-name="T532_10">v</text:span><text:span text:style-name="T532_11"><text:s/></text:span><text:span text:style-name="T532_12">INDEX</text:span><text:span text:style-name="T532_13">="$(($</text:span><text:span text:style-name="T532_14">ENTRYINDEX</text:span><text:span text:style-name="T532_15"><text:s/>+<text:s/>2))"<text:s/>'{</text:span><text:span text:style-name="T532_16">printf</text:span><text:span text:style-name="T532_17"><text:s/>$</text:span><text:span text:style-name="T532_18">INDEX</text:span><text:span text:style-name="T532_19">}')</text:span></text:p>
      <text:p text:style-name="P533"><text:span text:style-name="T533_1"><text:s text:c="4"/><text:tab/></text:span><text:span text:style-name="T533_2">echo</text:span><text:span text:style-name="T533_3"><text:s/>"<text:tab/>"$</text:span><text:span text:style-name="T533_4">ENTRYHASH</text:span></text:p>
      <text:p text:style-name="P534"><text:span text:style-name="T534_1"><text:s text:c="4"/><text:tab/></text:span><text:span text:style-name="T534_2">factom</text:span><text:span text:style-name="T534_3">-</text:span><text:span text:style-name="T534_4">cli</text:span><text:span text:style-name="T534_5"><text:s/></text:span><text:span text:style-name="T534_6">get</text:span><text:span text:style-name="T534_7"><text:s/></text:span><text:span text:style-name="T534_8">entry</text:span><text:span text:style-name="T534_9"><text:s/>$</text:span><text:span text:style-name="T534_10">ENTRYHASH</text:span></text:p>
      <text:p text:style-name="P535"><text:span text:style-name="T535_1"><text:s text:c="4"/><text:tab/>((</text:span><text:span text:style-name="T535_2">ENTRYINDEX</text:span><text:span text:style-name="T535_3">+=7))</text:span></text:p>
      <text:p text:style-name="P536"><text:span text:style-name="T536_1"><text:s text:c="4"/><text:tab/></text:span><text:span text:style-name="T536_2">ENTRYTIMESTAMP</text:span><text:span text:style-name="T536_3">=$(</text:span><text:span text:style-name="T536_4">echo</text:span><text:span text:style-name="T536_5"><text:s/>$</text:span><text:span text:style-name="T536_6">RESULT</text:span><text:span text:style-name="T536_7"><text:s/>|<text:s/></text:span><text:span text:style-name="T536_8">awk</text:span><text:span text:style-name="T536_9"><text:s/>-</text:span><text:span text:style-name="T536_10">v</text:span><text:span text:style-name="T536_11"><text:s/></text:span><text:span text:style-name="T536_12">INDEX</text:span><text:span text:style-name="T536_13">="$</text:span><text:span text:style-name="T536_14">ENTRYINDEX</text:span><text:span text:style-name="T536_15">"<text:s/>'{</text:span><text:span text:style-name="T536_16">printf</text:span><text:span text:style-name="T536_17"><text:s/>$</text:span><text:span text:style-name="T536_18">INDEX</text:span><text:span text:style-name="T536_19">}')</text:span></text:p>
      <text:p text:style-name="P537"><text:span text:style-name="T537_1"><text:tab/></text:span><text:span text:style-name="T537_2">echo</text:span></text:p>
      <text:p text:style-name="P538"><text:span text:style-name="T538_1"><text:tab/></text:span><text:span text:style-name="T538_2">done</text:span></text:p>
      <text:p text:style-name="P539"><text:span text:style-name="T539_1">done</text:span></text:p>
      <text:p text:style-name="P540"><text:span text:style-name="T540_1">echo</text:span></text:p>
      <text:p text:style-name="P541"/>
      <text:p text:style-name="P542"><text:span text:style-name="T542_1">echo</text:span><text:span text:style-name="T542_2"><text:s/>3.3<text:s/></text:span><text:span text:style-name="T542_3">ADD</text:span><text:span text:style-name="T542_4"><text:s/></text:span><text:span text:style-name="T542_5">ENTRY</text:span><text:span text:style-name="T542_6"><text:s/></text:span><text:span text:style-name="T542_7">TO</text:span><text:span text:style-name="T542_8"><text:s/></text:span><text:span text:style-name="T542_9">CHAIN</text:span></text:p>
      <text:p text:style-name="P543"><text:span text:style-name="T543_1">factom</text:span><text:span text:style-name="T543_2">-</text:span><text:span text:style-name="T543_3">cli</text:span><text:span text:style-name="T543_4"><text:s/></text:span><text:span text:style-name="T543_5">put</text:span><text:span text:style-name="T543_6"><text:s/>-</text:span><text:span text:style-name="T543_7">e</text:span><text:span text:style-name="T543_8"><text:s/>333333<text:s/>-</text:span><text:span text:style-name="T543_9">e</text:span><text:span text:style-name="T543_10"><text:s/>444444<text:s/>-</text:span><text:span text:style-name="T543_11">c</text:span><text:span text:style-name="T543_12"><text:s/>$</text:span><text:span text:style-name="T543_13">CHAINIDGOOD</text:span><text:span text:style-name="T543_14"><text:s/></text:span><text:span text:style-name="T543_15">ec</text:span><text:span text:style-name="T543_16">-</text:span><text:span text:style-name="T543_17">wallet</text:span><text:span text:style-name="T543_18">-</text:span><text:span text:style-name="T543_19">address</text:span><text:span text:style-name="T543_20">-</text:span><text:span text:style-name="T543_21">name</text:span><text:span text:style-name="T543_22">01<text:s/>&lt;~/</text:span><text:span text:style-name="T543_23">testing</text:span><text:span text:style-name="T543_24">/</text:span><text:span text:style-name="T543_25">testing</text:span><text:span text:style-name="T543_26">/</text:span><text:span text:style-name="T543_27">test</text:span><text:span text:style-name="T543_28">-</text:span><text:span text:style-name="T543_29">plans</text:span><text:span text:style-name="T543_30">-</text:span><text:span text:style-name="T543_31">and</text:span><text:span text:style-name="T543_32">-</text:span><text:span text:style-name="T543_33">scripts</text:span><text:span text:style-name="T543_34">/</text:span><text:span text:style-name="T543_35">Robert</text:span><text:span text:style-name="T543_36">-</text:span><text:span text:style-name="T543_37">API</text:span><text:span text:style-name="T543_38">/</text:span><text:span text:style-name="T543_39">entries</text:span><text:span text:style-name="T543_40">/2</text:span><text:span text:style-name="T543_41">nd</text:span><text:span text:style-name="T543_42">-</text:span><text:span text:style-name="T543_43">entry</text:span></text:p>
      <text:p text:style-name="P544"><text:span text:style-name="T544_1">echo</text:span><text:span text:style-name="T544_2"><text:s/></text:span><text:span text:style-name="T544_3">Chain</text:span><text:span text:style-name="T544_4"><text:s/></text:span><text:span text:style-name="T544_5">Head</text:span><text:span text:style-name="T544_6"><text:s/></text:span><text:span text:style-name="T544_7">Merkelroot</text:span></text:p>
      <text:p text:style-name="P545"><text:span text:style-name="T545_1">echo</text:span><text:span text:style-name="T545_2"><text:s/></text:span><text:span text:style-name="T545_3">WAITING</text:span><text:span text:style-name="T545_4"><text:s/>60<text:s/></text:span><text:span text:style-name="T545_5">SECONDS</text:span><text:span text:style-name="T545_6"><text:s/></text:span><text:span text:style-name="T545_7">FOR</text:span><text:span text:style-name="T545_8"><text:s/></text:span><text:span text:style-name="T545_9">DIRECTORY</text:span><text:span text:style-name="T545_10"><text:s/></text:span><text:span text:style-name="T545_11">BLOCK</text:span><text:span text:style-name="T545_12"><text:s/></text:span><text:span text:style-name="T545_13">TO</text:span><text:span text:style-name="T545_14"><text:s/></text:span><text:span text:style-name="T545_15">CLOSE</text:span></text:p>
      <text:p text:style-name="P546"><text:span text:style-name="T546_1">sleep</text:span><text:span text:style-name="T546_2"><text:s/>60</text:span></text:p>
      <text:p text:style-name="P547"><text:span text:style-name="T547_1">HEADGOOD</text:span><text:span text:style-name="T547_2">=$(</text:span><text:span text:style-name="T547_3">factom</text:span><text:span text:style-name="T547_4">-</text:span><text:span text:style-name="T547_5">cli</text:span><text:span text:style-name="T547_6"><text:s/></text:span><text:span text:style-name="T547_7">get</text:span><text:span text:style-name="T547_8"><text:s/></text:span><text:span text:style-name="T547_9">chain</text:span><text:span text:style-name="T547_10"><text:s/>$</text:span><text:span text:style-name="T547_11">CHAINIDGOOD</text:span><text:span text:style-name="T547_12">)</text:span></text:p>
      <text:p text:style-name="P548"><text:span text:style-name="T548_1">echo</text:span><text:span text:style-name="T548_2"><text:s/>$</text:span><text:span text:style-name="T548_3">HEADGOOD</text:span></text:p>
      <text:p text:style-name="P549"/>
      <text:p text:style-name="P550"><text:span text:style-name="T550_1">echo</text:span><text:span text:style-name="T550_2"><text:s/>3.4<text:s/></text:span><text:span text:style-name="T550_3">TRACE</text:span><text:span text:style-name="T550_4"><text:s/></text:span><text:span text:style-name="T550_5">EXTENDED</text:span><text:span text:style-name="T550_6"><text:s/></text:span><text:span text:style-name="T550_7">ENTRY</text:span><text:span text:style-name="T550_8"><text:s/></text:span><text:span text:style-name="T550_9">BLOCK</text:span><text:span text:style-name="T550_10"><text:s/></text:span><text:span text:style-name="T550_11">CHAIN</text:span></text:p>
      <text:p text:style-name="P551"><text:span text:style-name="T551_1">ENTRYKEYMERKELROOT</text:span><text:span text:style-name="T551_2">=$</text:span><text:span text:style-name="T551_3">HEADGOOD</text:span></text:p>
      <text:p text:style-name="P552"><text:span text:style-name="T552_1">until</text:span><text:span text:style-name="T552_2"><text:s/>[<text:s/>"$</text:span><text:span text:style-name="T552_3">ENTRYKEYMERKELROOT</text:span><text:span text:style-name="T552_4">"<text:s/>=<text:s text:c="2"/>'0000000000000000000000000000000000000000000000000000000000000000'<text:s/>-</text:span><text:span text:style-name="T552_5">o</text:span><text:span text:style-name="T552_6"><text:s/>"$</text:span><text:span text:style-name="T552_7">ENTRYKEYMERKELROOT</text:span><text:span text:style-name="T552_8">"<text:s/>=<text:s/>""<text:s/>];<text:s/></text:span><text:span text:style-name="T552_9">do</text:span></text:p>
      <text:p text:style-name="P553"><text:span text:style-name="T553_1"><text:tab/></text:span><text:span text:style-name="T553_2">RESULT</text:span><text:span text:style-name="T553_3">=$(</text:span><text:span text:style-name="T553_4">factom</text:span><text:span text:style-name="T553_5">-</text:span><text:span text:style-name="T553_6">cli</text:span><text:span text:style-name="T553_7"><text:s/></text:span><text:span text:style-name="T553_8">get</text:span><text:span text:style-name="T553_9"><text:s/></text:span><text:span text:style-name="T553_10">eblock</text:span><text:span text:style-name="T553_11"><text:s/>$</text:span><text:span text:style-name="T553_12">ENTRYKEYMERKELROOT</text:span><text:span text:style-name="T553_13">)</text:span></text:p>
      <text:p text:style-name="P554"><text:span text:style-name="T554_1">#<text:s text:c="3"/></text:span><text:span text:style-name="T554_2">echo</text:span><text:span text:style-name="T554_3"><text:s/>$</text:span><text:span text:style-name="T554_4">RESULT</text:span></text:p>
      <text:p text:style-name="P555"><text:span text:style-name="T555_1"><text:tab/></text:span><text:span text:style-name="T555_2">SEQNO</text:span><text:span text:style-name="T555_3">=$(</text:span><text:span text:style-name="T555_4">echo</text:span><text:span text:style-name="T555_5"><text:s/>$</text:span><text:span text:style-name="T555_6">RESULT</text:span><text:span text:style-name="T555_7"><text:s/>|<text:s/></text:span><text:span text:style-name="T555_8">awk</text:span><text:span text:style-name="T555_9"><text:s/>'{</text:span><text:span text:style-name="T555_10">printf</text:span><text:span text:style-name="T555_11"><text:s/>$2}')</text:span></text:p>
      <text:p text:style-name="P556"><text:span text:style-name="T556_1"><text:tab/></text:span><text:span text:style-name="T556_2">TIMESTAMP</text:span><text:span text:style-name="T556_3">=$(</text:span><text:span text:style-name="T556_4">echo</text:span><text:span text:style-name="T556_5"><text:s/>$</text:span><text:span text:style-name="T556_6">RESULT</text:span><text:span text:style-name="T556_7"><text:s/>|<text:s/></text:span><text:span text:style-name="T556_8">awk</text:span><text:span text:style-name="T556_9"><text:s/>'{</text:span><text:span text:style-name="T556_10">printf</text:span><text:span text:style-name="T556_11"><text:s/>$8}')<text:s text:c="4"/></text:span></text:p>
      <text:p text:style-name="P557"><text:span text:style-name="T557_1"><text:tab/></text:span><text:span text:style-name="T557_2">EBCHAINID</text:span><text:span text:style-name="T557_3">=$(</text:span><text:span text:style-name="T557_4">echo</text:span><text:span text:style-name="T557_5"><text:s/>$</text:span><text:span text:style-name="T557_6">RESULT</text:span><text:span text:style-name="T557_7"><text:s/>|<text:s/></text:span><text:span text:style-name="T557_8">awk</text:span><text:span text:style-name="T557_9"><text:s/>'{</text:span><text:span text:style-name="T557_10">printf</text:span><text:span text:style-name="T557_11"><text:s/>$4}')</text:span></text:p>
      <text:p text:style-name="P558"><text:span text:style-name="T558_1"><text:tab/></text:span><text:span text:style-name="T558_2">ENTRYKEYMERKELROOT</text:span><text:span text:style-name="T558_3">=$(</text:span><text:span text:style-name="T558_4">echo</text:span><text:span text:style-name="T558_5"><text:s/>$</text:span><text:span text:style-name="T558_6">RESULT</text:span><text:span text:style-name="T558_7"><text:s/>|<text:s/></text:span><text:span text:style-name="T558_8">awk</text:span><text:span text:style-name="T558_9"><text:s/>'{</text:span><text:span text:style-name="T558_10">printf</text:span><text:span text:style-name="T558_11"><text:s/>$6}')</text:span></text:p>
      <text:p text:style-name="P559"><text:span text:style-name="T559_1"><text:tab/></text:span><text:span text:style-name="T559_2">echo</text:span><text:span text:style-name="T559_3"><text:s/></text:span><text:span text:style-name="T559_4">ENTRY</text:span><text:span text:style-name="T559_5"><text:s/></text:span><text:span text:style-name="T559_6">BLOCK</text:span></text:p>
      <text:p text:style-name="P560"><text:span text:style-name="T560_1"><text:tab/></text:span><text:span text:style-name="T560_2">echo</text:span><text:span text:style-name="T560_3"><text:s/>-----------</text:span></text:p>
      <text:p text:style-name="P561"><text:span text:style-name="T561_1"><text:tab/></text:span><text:span text:style-name="T561_2">echo</text:span><text:span text:style-name="T561_3"><text:s/></text:span><text:span text:style-name="T561_4">Sequence</text:span><text:span text:style-name="T561_5"><text:s/></text:span><text:span text:style-name="T561_6">Number</text:span><text:span text:style-name="T561_7"><text:s/>-<text:s/></text:span><text:span text:style-name="T561_8">Time</text:span><text:span text:style-name="T561_9"><text:s/></text:span><text:span text:style-name="T561_10">Stamp</text:span></text:p>
      <text:p text:style-name="P562"><text:span text:style-name="T562_1"><text:tab/></text:span><text:span text:style-name="T562_2">echo</text:span><text:span text:style-name="T562_3"><text:s/>$</text:span><text:span text:style-name="T562_4">SEQNO</text:span><text:span text:style-name="T562_5"><text:s/>$</text:span><text:span text:style-name="T562_6">TIMESTAMP</text:span></text:p>
      <text:p text:style-name="P563"><text:span text:style-name="T563_1"><text:tab/></text:span><text:span text:style-name="T563_2">echo</text:span><text:span text:style-name="T563_3"><text:s/></text:span><text:span text:style-name="T563_4">Chain</text:span><text:span text:style-name="T563_5"><text:s/></text:span><text:span text:style-name="T563_6">ID</text:span></text:p>
      <text:p text:style-name="P564"><text:span text:style-name="T564_1"><text:tab/></text:span><text:span text:style-name="T564_2">echo</text:span><text:span text:style-name="T564_3"><text:s/>$</text:span><text:span text:style-name="T564_4">EBCHAINID</text:span></text:p>
      <text:p text:style-name="P565"><text:span text:style-name="T565_1"><text:tab/></text:span><text:span text:style-name="T565_2">echo</text:span><text:span text:style-name="T565_3"><text:s/></text:span><text:span text:style-name="T565_4">Previous</text:span><text:span text:style-name="T565_5"><text:s/></text:span><text:span text:style-name="T565_6">Entry</text:span><text:span text:style-name="T565_7"><text:s/></text:span><text:span text:style-name="T565_8">Block</text:span><text:span text:style-name="T565_9"><text:s/></text:span><text:span text:style-name="T565_10">Key</text:span><text:span text:style-name="T565_11"><text:s/></text:span><text:span text:style-name="T565_12">Merkel</text:span><text:span text:style-name="T565_13"><text:s/></text:span><text:span text:style-name="T565_14">Root</text:span></text:p>
      <text:p text:style-name="P566"><text:span text:style-name="T566_1"><text:tab/></text:span><text:span text:style-name="T566_2">echo</text:span><text:span text:style-name="T566_3"><text:s/>$</text:span><text:span text:style-name="T566_4">ENTRYKEYMERKELROOT</text:span></text:p>
      <text:p text:style-name="P567"><text:span text:style-name="T567_1"><text:tab/></text:span><text:span text:style-name="T567_2">echo</text:span></text:p>
      <text:p text:style-name="P568"><text:span text:style-name="T568_1"><text:tab/></text:span><text:span text:style-name="T568_2">ENTRYINDEX</text:span><text:span text:style-name="T568_3">=12</text:span></text:p>
      <text:p text:style-name="P569"><text:span text:style-name="T569_1"><text:tab/></text:span><text:span text:style-name="T569_2">ENTRYTIMESTAMP</text:span><text:span text:style-name="T569_3">=$(</text:span><text:span text:style-name="T569_4">echo</text:span><text:span text:style-name="T569_5"><text:s/>$</text:span><text:span text:style-name="T569_6">RESULT</text:span><text:span text:style-name="T569_7"><text:s/>|<text:s/></text:span><text:span text:style-name="T569_8">awk</text:span><text:span text:style-name="T569_9"><text:s/>'{</text:span><text:span text:style-name="T569_10">printf</text:span><text:span text:style-name="T569_11"><text:s/>$12}')</text:span></text:p>
      <text:p text:style-name="P570"><text:span text:style-name="T570_1"><text:tab/></text:span><text:span text:style-name="T570_2">until</text:span><text:span text:style-name="T570_3"><text:s/>[<text:s/>"$</text:span><text:span text:style-name="T570_4">ENTRYTIMESTAMP</text:span><text:span text:style-name="T570_5">"<text:s/>=<text:s/>""<text:s/>];<text:s/></text:span><text:span text:style-name="T570_6">do</text:span></text:p>
      <text:p text:style-name="P571"><text:span text:style-name="T571_1"><text:s text:c="4"/><text:tab/></text:span><text:span text:style-name="T571_2">echo</text:span><text:span text:style-name="T571_3"><text:s/>"<text:tab/>"</text:span><text:span text:style-name="T571_4">ENTRY</text:span></text:p>
      <text:p text:style-name="P572"><text:span text:style-name="T572_1"><text:s text:c="4"/><text:tab/></text:span><text:span text:style-name="T572_2">echo</text:span><text:span text:style-name="T572_3"><text:s/>"<text:tab/>"-----</text:span></text:p>
      <text:p text:style-name="P573"><text:span text:style-name="T573_1"><text:s text:c="4"/><text:tab/></text:span><text:span text:style-name="T573_2">echo</text:span><text:span text:style-name="T573_3"><text:s/>"<text:tab/>"</text:span><text:span text:style-name="T573_4">Entry</text:span><text:span text:style-name="T573_5"><text:s/></text:span><text:span text:style-name="T573_6">Time</text:span><text:span text:style-name="T573_7"><text:s/></text:span><text:span text:style-name="T573_8">Stamp</text:span></text:p>
      <text:p text:style-name="P574"><text:span text:style-name="T574_1"><text:s text:c="4"/><text:tab/></text:span><text:span text:style-name="T574_2">echo</text:span><text:span text:style-name="T574_3"><text:s/>"<text:tab/>"$</text:span><text:span text:style-name="T574_4">ENTRYTIMESTAMP</text:span></text:p>
      <text:p text:style-name="P575"><text:span text:style-name="T575_1"><text:s text:c="4"/><text:tab/></text:span><text:span text:style-name="T575_2">echo</text:span><text:span text:style-name="T575_3"><text:s/>"<text:tab/>"</text:span><text:span text:style-name="T575_4">Entry</text:span><text:span text:style-name="T575_5"><text:s/></text:span><text:span text:style-name="T575_6">Hash</text:span></text:p>
      <text:p text:style-name="P576"><text:span text:style-name="T576_1"><text:s text:c="4"/><text:tab/></text:span><text:span text:style-name="T576_2">ENTRYHASH</text:span><text:span text:style-name="T576_3">=$(</text:span><text:span text:style-name="T576_4">echo</text:span><text:span text:style-name="T576_5"><text:s/>$</text:span><text:span text:style-name="T576_6">RESULT</text:span><text:span text:style-name="T576_7"><text:s/>|<text:s/></text:span><text:span text:style-name="T576_8">awk</text:span><text:span text:style-name="T576_9"><text:s/>-</text:span><text:span text:style-name="T576_10">v</text:span><text:span text:style-name="T576_11"><text:s/></text:span><text:span text:style-name="T576_12">INDEX</text:span><text:span text:style-name="T576_13">="$(($</text:span><text:span text:style-name="T576_14">ENTRYINDEX</text:span><text:span text:style-name="T576_15"><text:s/>+<text:s/>2))"<text:s/>'{</text:span><text:span text:style-name="T576_16">printf</text:span><text:span text:style-name="T576_17"><text:s/>$</text:span><text:span text:style-name="T576_18">INDEX</text:span><text:span text:style-name="T576_19">}')</text:span></text:p>
      <text:p text:style-name="P577"><text:span text:style-name="T577_1"><text:s text:c="4"/><text:tab/></text:span><text:span text:style-name="T577_2">echo</text:span><text:span text:style-name="T577_3"><text:s/>"<text:tab/>"$</text:span><text:span text:style-name="T577_4">ENTRYHASH</text:span></text:p>
      <text:p text:style-name="P578"><text:span text:style-name="T578_1"><text:s text:c="4"/><text:tab/></text:span><text:span text:style-name="T578_2">factom</text:span><text:span text:style-name="T578_3">-</text:span><text:span text:style-name="T578_4">cli</text:span><text:span text:style-name="T578_5"><text:s/></text:span><text:span text:style-name="T578_6">get</text:span><text:span text:style-name="T578_7"><text:s/></text:span><text:span text:style-name="T578_8">entry</text:span><text:span text:style-name="T578_9"><text:s/>$</text:span><text:span text:style-name="T578_10">ENTRYHASH</text:span></text:p>
      <text:p text:style-name="P579"><text:span text:style-name="T579_1"><text:s text:c="4"/><text:tab/>((</text:span><text:span text:style-name="T579_2">ENTRYINDEX</text:span><text:span text:style-name="T579_3">+=7))</text:span></text:p>
      <text:p text:style-name="P580"><text:span text:style-name="T580_1"><text:s text:c="4"/><text:tab/></text:span><text:span text:style-name="T580_2">ENTRYTIMESTAMP</text:span><text:span text:style-name="T580_3">=$(</text:span><text:span text:style-name="T580_4">echo</text:span><text:span text:style-name="T580_5"><text:s/>$</text:span><text:span text:style-name="T580_6">RESULT</text:span><text:span text:style-name="T580_7"><text:s/>|<text:s/></text:span><text:span text:style-name="T580_8">awk</text:span><text:span text:style-name="T580_9"><text:s/>-</text:span><text:span text:style-name="T580_10">v</text:span><text:span text:style-name="T580_11"><text:s/></text:span><text:span text:style-name="T580_12">INDEX</text:span><text:span text:style-name="T580_13">="$</text:span><text:span text:style-name="T580_14">ENTRYINDEX</text:span><text:span text:style-name="T580_15">"<text:s/>'{</text:span><text:span text:style-name="T580_16">printf</text:span><text:span text:style-name="T580_17"><text:s/>$</text:span><text:span text:style-name="T580_18">INDEX</text:span><text:span text:style-name="T580_19">}')</text:span></text:p>
      <text:p text:style-name="P581"><text:span text:style-name="T581_1"><text:tab/></text:span><text:span text:style-name="T581_2">echo</text:span></text:p>
      <text:p text:style-name="P582"><text:span text:style-name="T582_1"><text:tab/></text:span><text:span text:style-name="T582_2">done</text:span></text:p>
      <text:p text:style-name="P583"><text:span text:style-name="T583_1">done</text:span></text:p>
      <text:p text:style-name="P584"><text:span text:style-name="T584_1">echo</text:span></text:p>
      <text:p text:style-name="P585"/>
      <text:p text:style-name="P586"><text:span text:style-name="T586_1">#'</text:span><text:span text:style-name="T586_2">s</text:span><text:span text:style-name="T586_3">/[{}]//</text:span><text:span text:style-name="T586_4">g</text:span><text:span text:style-name="T586_5">'<text:s text:c="2"/>|<text:s/></text:span><text:span text:style-name="T586_6">sed</text:span><text:span text:style-name="T586_7"><text:s/>'</text:span><text:span text:style-name="T586_8">s</text:span><text:span text:style-name="T586_9">/^.//'<text:s text:c="2"/>|<text:s/></text:span><text:span text:style-name="T586_10">sed</text:span><text:span text:style-name="T586_11"><text:s/>'</text:span><text:span text:style-name="T586_12">s</text:span><text:span text:style-name="T586_13">/.$//'</text:span></text:p>
      <text:p text:style-name="P587"><text:span text:style-name="T587_1">echo</text:span><text:span text:style-name="T587_2"><text:s/>3.5<text:s text:c="2"/></text:span><text:span text:style-name="T587_3">TRACE</text:span><text:span text:style-name="T587_4"><text:s/></text:span><text:span text:style-name="T587_5">DIRECTORY</text:span><text:span text:style-name="T587_6"><text:s/></text:span><text:span text:style-name="T587_7">BLOCK</text:span><text:span text:style-name="T587_8"><text:s/></text:span><text:span text:style-name="T587_9">CHAIN</text:span></text:p>
      <text:p text:style-name="P588"><text:span text:style-name="T588_1">HEAD</text:span><text:span text:style-name="T588_2">=$(</text:span><text:span text:style-name="T588_3">factom</text:span><text:span text:style-name="T588_4">-</text:span><text:span text:style-name="T588_5">cli</text:span><text:span text:style-name="T588_6"><text:s/></text:span><text:span text:style-name="T588_7">get</text:span><text:span text:style-name="T588_8"><text:s/></text:span><text:span text:style-name="T588_9">head</text:span><text:span text:style-name="T588_10">)</text:span></text:p>
      <text:p text:style-name="P589"><text:span text:style-name="T589_1">echo</text:span><text:span text:style-name="T589_2"><text:s/>$</text:span><text:span text:style-name="T589_3">HEAD</text:span></text:p>
      <text:p text:style-name="P590"><text:span text:style-name="T590_1">DIRECTORYKEYMERKELROOT</text:span><text:span text:style-name="T590_2">=$</text:span><text:span text:style-name="T590_3">HEAD</text:span></text:p>
      <text:p text:style-name="P591"><text:span text:style-name="T591_1">until</text:span><text:span text:style-name="T591_2"><text:s/>[<text:s/>"$</text:span><text:span text:style-name="T591_3">DIRECTORYKEYMERKELROOT</text:span><text:span text:style-name="T591_4">"<text:s/>=<text:s/>"0000000000000000000000000000000000000000000000000000000000000000"<text:s/>-</text:span><text:span text:style-name="T591_5">o</text:span><text:span text:style-name="T591_6"><text:s/>"$</text:span><text:span text:style-name="T591_7">DIRECTORYKEYMERKELROOT</text:span><text:span text:style-name="T591_8">"<text:s/>=<text:s/>""<text:s/>];<text:s/></text:span><text:span text:style-name="T591_9">do</text:span></text:p>
      <text:p text:style-name="P592"><text:span text:style-name="T592_1"><text:tab/></text:span><text:span text:style-name="T592_2">RESULT</text:span><text:span text:style-name="T592_3">=$(</text:span><text:span text:style-name="T592_4">factom</text:span><text:span text:style-name="T592_5">-</text:span><text:span text:style-name="T592_6">cli</text:span><text:span text:style-name="T592_7"><text:s/></text:span><text:span text:style-name="T592_8">get</text:span><text:span text:style-name="T592_9"><text:s/></text:span><text:span text:style-name="T592_10">dblock</text:span><text:span text:style-name="T592_11"><text:s/>$</text:span><text:span text:style-name="T592_12">DIRECTORYKEYMERKELROOT</text:span><text:span text:style-name="T592_13">)</text:span></text:p>
      <text:p text:style-name="P593"><text:span text:style-name="T593_1">#<text:s text:c="3"/></text:span><text:span text:style-name="T593_2">echo</text:span><text:span text:style-name="T593_3"><text:s/>$</text:span><text:span text:style-name="T593_4">RESULT</text:span></text:p>
      <text:p text:style-name="P594"><text:span text:style-name="T594_1"><text:tab/></text:span><text:span text:style-name="T594_2">DIRECTORYKEYMERKELROOT</text:span><text:span text:style-name="T594_3">=$(</text:span><text:span text:style-name="T594_4">echo</text:span><text:span text:style-name="T594_5"><text:s/>$</text:span><text:span text:style-name="T594_6">RESULT</text:span><text:span text:style-name="T594_7"><text:s/>|<text:s/></text:span><text:span text:style-name="T594_8">awk</text:span><text:span text:style-name="T594_9"><text:s/>'{</text:span><text:span text:style-name="T594_10">printf</text:span><text:span text:style-name="T594_11"><text:s/>$2}')</text:span></text:p>
      <text:p text:style-name="P595"><text:span text:style-name="T595_1"><text:tab/></text:span><text:span text:style-name="T595_2">TIMESTAMP</text:span><text:span text:style-name="T595_3">=$(</text:span><text:span text:style-name="T595_4">echo</text:span><text:span text:style-name="T595_5"><text:s/>$</text:span><text:span text:style-name="T595_6">RESULT</text:span><text:span text:style-name="T595_7"><text:s/>|<text:s/></text:span><text:span text:style-name="T595_8">awk</text:span><text:span text:style-name="T595_9"><text:s/>'{</text:span><text:span text:style-name="T595_10">printf</text:span><text:span text:style-name="T595_11"><text:s/>$4}')<text:s text:c="4"/></text:span></text:p>
      <text:p text:style-name="P596"><text:span text:style-name="T596_1"><text:tab/></text:span><text:span text:style-name="T596_2">SEQNO</text:span><text:span text:style-name="T596_3">=$(</text:span><text:span text:style-name="T596_4">echo</text:span><text:span text:style-name="T596_5"><text:s/>$</text:span><text:span text:style-name="T596_6">RESULT</text:span><text:span text:style-name="T596_7"><text:s/>|<text:s/></text:span><text:span text:style-name="T596_8">awk</text:span><text:span text:style-name="T596_9"><text:s/>'{</text:span><text:span text:style-name="T596_10">printf</text:span><text:span text:style-name="T596_11"><text:s/>$6}')</text:span></text:p>
      <text:p text:style-name="P597"><text:span text:style-name="T597_1"><text:tab/></text:span><text:span text:style-name="T597_2">echo</text:span><text:span text:style-name="T597_3"><text:s/></text:span><text:span text:style-name="T597_4">DIRECTORY</text:span><text:span text:style-name="T597_5"><text:s/></text:span><text:span text:style-name="T597_6">BLOCK</text:span></text:p>
      <text:p text:style-name="P598"><text:span text:style-name="T598_1"><text:tab/></text:span><text:span text:style-name="T598_2">echo</text:span><text:span text:style-name="T598_3"><text:s/>---------------</text:span></text:p>
      <text:p text:style-name="P599"><text:span text:style-name="T599_1"><text:tab/></text:span><text:span text:style-name="T599_2">echo</text:span><text:span text:style-name="T599_3"><text:s/></text:span><text:span text:style-name="T599_4">Previous</text:span><text:span text:style-name="T599_5"><text:s/></text:span><text:span text:style-name="T599_6">Directory</text:span><text:span text:style-name="T599_7"><text:s/></text:span><text:span text:style-name="T599_8">Block</text:span><text:span text:style-name="T599_9"><text:s/></text:span><text:span text:style-name="T599_10">Key</text:span><text:span text:style-name="T599_11"><text:s/></text:span><text:span text:style-name="T599_12">Merkel</text:span><text:span text:style-name="T599_13"><text:s/></text:span><text:span text:style-name="T599_14">Root</text:span><text:span text:style-name="T599_15"><text:s/>-<text:s/></text:span><text:span text:style-name="T599_16">Time</text:span><text:span text:style-name="T599_17"><text:s/></text:span><text:span text:style-name="T599_18">Stamp</text:span><text:span text:style-name="T599_19"><text:s/>-<text:s/></text:span><text:span text:style-name="T599_20">Sequence</text:span><text:span text:style-name="T599_21"><text:s/></text:span><text:span text:style-name="T599_22">Number</text:span></text:p>
      <text:p text:style-name="P600"><text:span text:style-name="T600_1"><text:tab/></text:span><text:span text:style-name="T600_2">echo</text:span><text:span text:style-name="T600_3"><text:s/>$</text:span><text:span text:style-name="T600_4">DIRECTORYKEYMERKELROOT</text:span><text:span text:style-name="T600_5"><text:s/>$</text:span><text:span text:style-name="T600_6">TIMESTAMP</text:span><text:span text:style-name="T600_7"><text:s/>$</text:span><text:span text:style-name="T600_8">SEQNO</text:span></text:p>
      <text:p text:style-name="P601"><text:span text:style-name="T601_1"><text:tab/></text:span><text:span text:style-name="T601_2">echo</text:span></text:p>
      <text:p text:style-name="P602"><text:span text:style-name="T602_1"><text:tab/></text:span><text:span text:style-name="T602_2">EBCHAINIDINDEX</text:span><text:span text:style-name="T602_3">=10</text:span></text:p>
      <text:p text:style-name="P603"><text:span text:style-name="T603_1"><text:tab/></text:span><text:span text:style-name="T603_2">EBCHAINID</text:span><text:span text:style-name="T603_3">=$(</text:span><text:span text:style-name="T603_4">echo</text:span><text:span text:style-name="T603_5"><text:s/>$</text:span><text:span text:style-name="T603_6">RESULT</text:span><text:span text:style-name="T603_7"><text:s/>|<text:s/></text:span><text:span text:style-name="T603_8">awk</text:span><text:span text:style-name="T603_9"><text:s/>'{</text:span><text:span text:style-name="T603_10">printf</text:span><text:span text:style-name="T603_11"><text:s/>$10}')</text:span></text:p>
      <text:p text:style-name="P604"><text:span text:style-name="T604_1"><text:tab/></text:span><text:span text:style-name="T604_2">until</text:span><text:span text:style-name="T604_3"><text:s/>[<text:s/>"$</text:span><text:span text:style-name="T604_4">EBCHAINID</text:span><text:span text:style-name="T604_5">"<text:s/>=<text:s/>""<text:s/>];<text:s/></text:span><text:span text:style-name="T604_6">do</text:span></text:p>
      <text:p text:style-name="P605"><text:span text:style-name="T605_1"><text:s text:c="4"/><text:tab/></text:span><text:span text:style-name="T605_2">EBKEYMERKELROOT</text:span><text:span text:style-name="T605_3">=$(</text:span><text:span text:style-name="T605_4">echo</text:span><text:span text:style-name="T605_5"><text:s/>$</text:span><text:span text:style-name="T605_6">RESULT</text:span><text:span text:style-name="T605_7"><text:s/>|<text:s/></text:span><text:span text:style-name="T605_8">awk</text:span><text:span text:style-name="T605_9"><text:s/>-</text:span><text:span text:style-name="T605_10">v</text:span><text:span text:style-name="T605_11"><text:s/></text:span><text:span text:style-name="T605_12">INDEX</text:span><text:span text:style-name="T605_13">="$(($</text:span><text:span text:style-name="T605_14">EBCHAINIDINDEX</text:span><text:span text:style-name="T605_15"><text:s/>+<text:s/>2))"<text:s/>'{</text:span><text:span text:style-name="T605_16">printf</text:span><text:span text:style-name="T605_17"><text:s/>$</text:span><text:span text:style-name="T605_18">INDEX</text:span><text:span text:style-name="T605_19">}')</text:span></text:p>
      <text:p text:style-name="P606"><text:span text:style-name="T606_1"><text:s text:c="4"/><text:tab/></text:span><text:span text:style-name="T606_2">echo</text:span><text:span text:style-name="T606_3"><text:s/>"<text:tab/>"</text:span><text:span text:style-name="T606_4">ENTRY</text:span><text:span text:style-name="T606_5"><text:s/></text:span><text:span text:style-name="T606_6">BLOCK</text:span></text:p>
      <text:p text:style-name="P607"><text:span text:style-name="T607_1"><text:s text:c="4"/><text:tab/></text:span><text:span text:style-name="T607_2">echo</text:span><text:span text:style-name="T607_3"><text:s/>"<text:tab/>"-----------</text:span></text:p>
      <text:p text:style-name="P608"><text:span text:style-name="T608_1"><text:s text:c="4"/><text:tab/></text:span><text:span text:style-name="T608_2">echo</text:span><text:span text:style-name="T608_3"><text:s/>"<text:tab/>"</text:span><text:span text:style-name="T608_4">Entry</text:span><text:span text:style-name="T608_5"><text:s/></text:span><text:span text:style-name="T608_6">Block</text:span><text:span text:style-name="T608_7"><text:s/></text:span><text:span text:style-name="T608_8">Chain</text:span><text:span text:style-name="T608_9"><text:s/></text:span><text:span text:style-name="T608_10">ID</text:span></text:p>
      <text:p text:style-name="P609"><text:span text:style-name="T609_1"><text:s text:c="4"/><text:tab/></text:span><text:span text:style-name="T609_2">echo</text:span><text:span text:style-name="T609_3"><text:s/>"<text:tab/>"$</text:span><text:span text:style-name="T609_4">EBCHAINID</text:span></text:p>
      <text:p text:style-name="P610"><text:span text:style-name="T610_1"><text:s text:c="4"/><text:tab/></text:span><text:span text:style-name="T610_2">echo</text:span><text:span text:style-name="T610_3"><text:s/>"<text:tab/>"</text:span><text:span text:style-name="T610_4">Entry</text:span><text:span text:style-name="T610_5"><text:s/></text:span><text:span text:style-name="T610_6">Block</text:span><text:span text:style-name="T610_7"><text:s/></text:span><text:span text:style-name="T610_8">Key</text:span><text:span text:style-name="T610_9"><text:s/></text:span><text:span text:style-name="T610_10">Merkel</text:span><text:span text:style-name="T610_11"><text:s/></text:span><text:span text:style-name="T610_12">Root</text:span></text:p>
      <text:p text:style-name="P611"><text:span text:style-name="T611_1"><text:s text:c="4"/><text:tab/></text:span><text:span text:style-name="T611_2">echo</text:span><text:span text:style-name="T611_3"><text:s/>"<text:tab/>"$</text:span><text:span text:style-name="T611_4">EBKEYMERKELROOT</text:span></text:p>
      <text:p text:style-name="P612"><text:span text:style-name="T612_1"><text:s text:c="4"/><text:tab/>((</text:span><text:span text:style-name="T612_2">EBCHAINIDINDEX</text:span><text:span text:style-name="T612_3">+=7))</text:span></text:p>
      <text:p text:style-name="P613"><text:span text:style-name="T613_1"><text:s text:c="4"/><text:tab/></text:span><text:span text:style-name="T613_2">EBCHAINID</text:span><text:span text:style-name="T613_3">=$(</text:span><text:span text:style-name="T613_4">echo</text:span><text:span text:style-name="T613_5"><text:s/>$</text:span><text:span text:style-name="T613_6">RESULT</text:span><text:span text:style-name="T613_7"><text:s/>|<text:s/></text:span><text:span text:style-name="T613_8">awk</text:span><text:span text:style-name="T613_9"><text:s/>-</text:span><text:span text:style-name="T613_10">v</text:span><text:span text:style-name="T613_11"><text:s/></text:span><text:span text:style-name="T613_12">INDEX</text:span><text:span text:style-name="T613_13">="$</text:span><text:span text:style-name="T613_14">EBCHAINIDINDEX</text:span><text:span text:style-name="T613_15">"<text:s/>'{</text:span><text:span text:style-name="T613_16">printf</text:span><text:span text:style-name="T613_17"><text:s/>$</text:span><text:span text:style-name="T613_18">INDEX</text:span><text:span text:style-name="T613_19">}')</text:span></text:p>
      <text:p text:style-name="P614"><text:span text:style-name="T614_1"><text:tab/></text:span><text:span text:style-name="T614_2">echo</text:span></text:p>
      <text:p text:style-name="P615"><text:span text:style-name="T615_1"><text:tab/></text:span><text:span text:style-name="T615_2">done</text:span></text:p>
      <text:p text:style-name="P616"><text:span text:style-name="T616_1">done</text:span></text:p>
      <text:p text:style-name="P617"><text:span text:style-name="T617_1">echo</text:span></text:p>
      <text:p text:style-name="P618"/>
      <text:p text:style-name="P619"><text:span text:style-name="T619_1">:<text:s/>&lt;&lt;'</text:span><text:span text:style-name="T619_2">EOF</text:span><text:span text:style-name="T619_3">'</text:span></text:p>
      <text:p text:style-name="P620"/>
      <text:p text:style-name="P621"><text:span text:style-name="T621_1">EOF</text:span></text:p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